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881cm"/>
    </style:style>
    <style:style style:name="co2" style:family="table-column">
      <style:table-column-properties fo:break-before="auto" style:column-width="7.664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07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ta1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TL_20_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TL_20_Metadata">
      <style:table-cell-properties fo:padding="0.071cm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eerde gedeelte.A1209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eerde gedeelte.A1209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3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5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6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2" style:family="table-cell" style:parent-style-name="TL_20_Data">
      <style:table-cell-properties style:diagonal-bl-tr="none" style:diagonal-tl-br="none" fo:border="none" fo:padding="0.071cm" style:rotation-align="none"/>
    </style:style>
    <style:style style:name="ce43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44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4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5" style:family="table-cell" style:parent-style-name="TL_20_Data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6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3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TL_20_Metadata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erde gedeelt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20"/>
        <table:table-column table:style-name="co3" table:default-cell-style-name="ce9"/>
        <table:table-column table:style-name="co4" table:number-columns-repeated="11" table:default-cell-style-name="ce9"/>
        <table:table-column table:style-name="co5" table:number-columns-repeated="6" table:default-cell-style-name="ce74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5.801cm" svg:height="2.408cm" svg:x="7.3cm" svg:y="0.052cm" draw:caption-point-x="-0.43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FRIESLAND <text:s/>- VIERDE GEDEELTE - <text:s/>INDEELING DER BEVOLKING NAAR DE BEROEPEN </text:p>
          </table:table-cell>
          <table:table-cell table:style-name="ce11"/>
          <table:table-cell table:style-name="ce22" table:number-columns-repeated="3"/>
          <table:table-cell table:style-name="ce45" table:number-columns-repeated="6"/>
          <table:table-cell table:style-name="ce53" table:number-columns-repeated="3"/>
          <table:table-cell table:style-name="ce68" table:number-columns-repeated="5"/>
          <table:table-cell table:style-name="ce75"/>
          <table:table-cell table:style-name="ce79" table:number-columns-repeated="3"/>
          <table:table-cell table:style-name="ce2" table:number-columns-repeated="1001"/>
        </table:table-row>
        <table:table-row table:style-name="ro1">
          <table:table-cell table:style-name="ce2"/>
          <table:table-cell table:style-name="ce12"/>
          <table:table-cell table:style-name="ce23" table:number-columns-repeated="12"/>
          <table:table-cell table:style-name="ce69" table:number-columns-repeated="6"/>
          <table:table-cell table:style-name="ce23" table:number-columns-repeated="2"/>
          <table:table-cell table:style-name="ce80"/>
          <table:table-cell table:style-name="ce2"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4">
            <text:p>DE STEDEN <text:s text:c="6"/></text:p>
          </table:table-cell>
          <table:table-cell table:style-name="ce13" office:value-type="string" calcext:value-type="string" table:number-columns-spanned="1" table:number-rows-spanned="4">
            <text:p><text:span text:style-name="T2"><text:a xlink:href="#Veerde gedeelte.A1209" xlink:type="simple"> Beroepen of middelen van bestaan  </text:a></text:span></text:p>
          </table:table-cell>
          <table:table-cell table:style-name="ce24"/>
          <table:table-cell table:style-name="ce28" office:value-type="string" calcext:value-type="string" table:number-columns-spanned="2" table:number-rows-spanned="1">
            <text:p>Beneden de 10 jaren</text:p>
          </table:table-cell>
          <table:covered-table-cell table:style-name="ce37"/>
          <table:table-cell table:style-name="ce46" office:value-type="string" calcext:value-type="string" table:number-columns-spanned="2" table:number-rows-spanned="1">
            <text:p>Van 10 en 11 jaren</text:p>
          </table:table-cell>
          <table:covered-table-cell table:style-name="ce48"/>
          <table:table-cell table:style-name="ce49" office:value-type="string" calcext:value-type="string" table:number-columns-spanned="2" table:number-rows-spanned="1">
            <text:p>Van 12 tot en met 15 jaren</text:p>
          </table:table-cell>
          <table:covered-table-cell table:style-name="ce37"/>
          <table:table-cell table:style-name="ce49" office:value-type="string" calcext:value-type="string" table:number-columns-spanned="2" table:number-rows-spanned="1">
            <text:p>Van 16 jaren en daarboven</text:p>
          </table:table-cell>
          <table:covered-table-cell table:style-name="ce37"/>
          <table:table-cell table:style-name="ce54" office:value-type="string" calcext:value-type="string" table:number-columns-spanned="3" table:number-rows-spanned="3">
            <text:p>TOTAAL</text:p>
          </table:table-cell>
          <table:covered-table-cell table:style-name="ce57"/>
          <table:covered-table-cell table:style-name="ce58"/>
          <table:table-cell table:style-name="ce70" office:value-type="string" calcext:value-type="string" table:number-columns-spanned="1" table:number-rows-spanned="4">
            <text:p>Telling</text:p>
          </table:table-cell>
          <table:table-cell table:style-name="ce70" office:value-type="string" calcext:value-type="string" table:number-columns-spanned="1" table:number-rows-spanned="4">
            <text:p>Tabel</text:p>
          </table:table-cell>
          <table:table-cell table:style-name="ce70" office:value-type="string" calcext:value-type="string" table:number-columns-spanned="1" table:number-rows-spanned="4">
            <text:p>Pagina links</text:p>
          </table:table-cell>
          <table:table-cell table:style-name="ce70" office:value-type="string" calcext:value-type="string" table:number-columns-spanned="1" table:number-rows-spanned="4">
            <text:p>Pagina rechts</text:p>
          </table:table-cell>
          <table:table-cell table:style-name="ce70" office:value-type="string" calcext:value-type="string" table:number-columns-spanned="1" table:number-rows-spanned="4">
            <text:p>Provincie</text:p>
          </table:table-cell>
          <table:table-cell table:style-name="ce76" office:value-type="string" calcext:value-type="string" table:number-columns-spanned="1" table:number-rows-spanned="4">
            <text:p>Image nr</text:p>
          </table:table-cell>
          <table:table-cell table:style-name="ce80"/>
          <table:table-cell table:style-name="ce23" table:number-columns-repeated="2"/>
          <table:table-cell table:style-name="ce2" table:number-columns-repeated="1001"/>
        </table:table-row>
        <table:table-row table:style-name="ro3">
          <table:covered-table-cell table:style-name="ce4"/>
          <table:covered-table-cell table:style-name="ce14"/>
          <table:table-cell table:style-name="ce25"/>
          <table:table-cell table:style-name="ce29" office:value-type="string" calcext:value-type="string" table:number-columns-spanned="2" table:number-rows-spanned="2">
            <text:p>Geboren in 1849 tot en met 1840</text:p>
          </table:table-cell>
          <table:covered-table-cell table:style-name="ce38"/>
          <table:table-cell table:style-name="ce47" office:value-type="string" calcext:value-type="string" table:number-columns-spanned="2" table:number-rows-spanned="2">
            <text:p>Geboren in 1839 en 1838</text:p>
          </table:table-cell>
          <table:covered-table-cell table:style-name="ce38"/>
          <table:table-cell table:style-name="ce47" office:value-type="string" calcext:value-type="string" table:number-columns-spanned="2" table:number-rows-spanned="2">
            <text:p>Geboren in 1837 tot en met 1834</text:p>
          </table:table-cell>
          <table:covered-table-cell table:style-name="ce38"/>
          <table:table-cell table:style-name="ce50" office:value-type="string" calcext:value-type="string" table:number-columns-spanned="2" table:number-rows-spanned="2">
            <text:p>Geboren in 1833 en vroegere jaren.</text:p>
          </table:table-cell>
          <table:covered-table-cell table:style-name="ce51"/>
          <table:covered-table-cell table:style-name="ce55"/>
          <table:covered-table-cell table:style-name="ce24"/>
          <table:covered-table-cell table:style-name="ce59"/>
          <table:covered-table-cell table:number-columns-repeated="5" table:style-name="ce71"/>
          <table:covered-table-cell table:style-name="ce77"/>
          <table:table-cell table:style-name="ce80" table:number-columns-repeated="3"/>
          <table:table-cell table:style-name="ce2" table:number-columns-repeated="1001"/>
        </table:table-row>
        <table:table-row table:style-name="ro3">
          <table:covered-table-cell table:style-name="ce4"/>
          <table:covered-table-cell table:style-name="ce14"/>
          <table:table-cell table:style-name="ce25"/>
          <table:covered-table-cell table:style-name="ce30"/>
          <table:covered-table-cell table:number-columns-repeated="6" table:style-name="ce39"/>
          <table:covered-table-cell table:style-name="ce52"/>
          <table:covered-table-cell table:style-name="ce56"/>
          <table:covered-table-cell table:style-name="ce39"/>
          <table:covered-table-cell table:style-name="ce60"/>
          <table:covered-table-cell table:number-columns-repeated="5" table:style-name="ce71"/>
          <table:covered-table-cell table:style-name="ce77"/>
          <table:table-cell table:style-name="ce80" table:number-columns-repeated="3"/>
          <table:table-cell table:style-name="ce2" table:number-columns-repeated="1001"/>
        </table:table-row>
        <table:table-row table:style-name="ro3">
          <table:covered-table-cell table:style-name="ce5"/>
          <table:covered-table-cell table:style-name="ce15"/>
          <table:table-cell table:style-name="ce25"/>
          <table:table-cell table:style-name="ce31" office:value-type="string" calcext:value-type="string">
            <text:p>Mannelijk.</text:p>
          </table:table-cell>
          <table:table-cell table:style-name="ce40" office:value-type="string" calcext:value-type="string">
            <text:p>Vrouwelijk.</text:p>
          </table:table-cell>
          <table:table-cell table:style-name="ce40" office:value-type="string" calcext:value-type="string">
            <text:p>Mannelijk.</text:p>
          </table:table-cell>
          <table:table-cell table:style-name="ce40" office:value-type="string" calcext:value-type="string">
            <text:p>Vrouwelijk.</text:p>
          </table:table-cell>
          <table:table-cell table:style-name="ce40" office:value-type="string" calcext:value-type="string">
            <text:p>Mannelijk.</text:p>
          </table:table-cell>
          <table:table-cell table:style-name="ce40" office:value-type="string" calcext:value-type="string">
            <text:p>Vrouwelijk.</text:p>
          </table:table-cell>
          <table:table-cell table:style-name="ce40" office:value-type="string" calcext:value-type="string">
            <text:p>Mannelijk.</text:p>
          </table:table-cell>
          <table:table-cell table:style-name="ce40" office:value-type="string" calcext:value-type="string">
            <text:p>Vrouwelijk.</text:p>
          </table:table-cell>
          <table:table-cell table:style-name="ce40" office:value-type="string" calcext:value-type="string">
            <text:p>Mannelijk.</text:p>
          </table:table-cell>
          <table:table-cell table:style-name="ce40" office:value-type="string" calcext:value-type="string">
            <text:p>Vrouwelijk.</text:p>
          </table:table-cell>
          <table:table-cell table:style-name="ce61" office:value-type="string" calcext:value-type="string">
            <text:p>Totaal.</text:p>
          </table:table-cell>
          <table:covered-table-cell table:number-columns-repeated="5" table:style-name="ce72"/>
          <table:covered-table-cell table:style-name="ce78"/>
          <table:table-cell table:style-name="ce80" table:number-columns-repeated="3"/>
          <table:table-cell table:style-name="ce2" table:number-columns-repeated="1001"/>
        </table:table-row>
        <table:table-row table:style-name="ro1">
          <table:table-cell table:style-name="Default"/>
          <table:table-cell table:style-name="ce16"/>
          <table:table-cell table:style-name="ce26"/>
          <table:table-cell table:style-name="ce32" table:number-columns-repeated="10"/>
          <table:table-cell table:style-name="ce62"/>
          <table:table-cell table:style-name="ce73" table:number-columns-repeated="6"/>
          <table:table-cell table:style-name="ce81" table:number-columns-repeated="3"/>
          <table:table-cell table:number-columns-repeated="1001"/>
        </table:table-row>
        <table:table-row table:style-name="ro4">
          <table:table-cell table:style-name="ce6" office:value-type="string" calcext:value-type="string">
            <text:p>DE STAD LEEUWARDEN.</text:p>
          </table:table-cell>
          <table:table-cell table:style-name="ce17" office:value-type="string" calcext:value-type="string">
            <text:p>Aannemers</text:p>
          </table:table-cell>
          <table:table-cell table:style-name="Default"/>
          <table:table-cell table:style-name="ce33"/>
          <table:table-cell table:style-name="ce41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ardappelenmeel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ardewerk- en porcelein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ardewerk- en porceleinkooplie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dvoka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64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fbraak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luin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mbtenaren Staats-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5" calcext:value-type="float">
            <text:p>35</text:p>
          </table:table-cell>
          <table:table-cell table:style-name="ce42"/>
          <table:table-cell table:style-name="ce42" office:value-type="float" office:value="35" calcext:value-type="float">
            <text:p>35</text:p>
          </table:table-cell>
          <table:table-cell table:style-name="ce42"/>
          <table:table-cell table:style-name="ce64" office:value-type="float" office:value="35" calcext:value-type="float">
            <text:p>3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mbtenaren Provinciale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64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mbtenaren Gemeente-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64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mbtenaren Niet genoemde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pothekers, drogist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rbeiders, dagloon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48" calcext:value-type="float">
            <text:p>948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958" calcext:value-type="float">
            <text:p>958</text:p>
          </table:table-cell>
          <table:table-cell table:style-name="ce42" office:value-type="float" office:value="182" calcext:value-type="float">
            <text:p>182</text:p>
          </table:table-cell>
          <table:table-cell table:style-name="ce65" office:value-type="float" office:value="1140" calcext:value-type="float">
            <text:p>1,14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sch-, bagger-, vuilnislieden, asch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Azijnstokers, kunstazij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aardscheerders, kappers, paruik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45" calcext:value-type="float">
            <text:p>45</text:p>
          </table:table-cell>
          <table:table-cell table:style-name="ce42"/>
          <table:table-cell table:style-name="ce42" office:value-type="float" office:value="48" calcext:value-type="float">
            <text:p>48</text:p>
          </table:table-cell>
          <table:table-cell table:style-name="ce42"/>
          <table:table-cell table:style-name="ce64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adstoofhou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ankiers, effectenhandelaars, geldwisselaars, kassi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9" calcext:value-type="float">
            <text:p>19</text:p>
          </table:table-cell>
          <table:table-cell table:style-name="ce42"/>
          <table:table-cell table:style-name="ce42" office:value-type="float" office:value="19" calcext:value-type="float">
            <text:p>19</text:p>
          </table:table-cell>
          <table:table-cell table:style-name="ce42"/>
          <table:table-cell table:style-name="ce64" office:value-type="float" office:value="19" calcext:value-type="float">
            <text:p>19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64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eeldhouwers, lofwerksnij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eleenbankhouders, inbrenge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ested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estellers, expediteurs, factoors, voetbo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ezembinders, rietboeren, rijswer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ierbrouwers, biersto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illard-, kaats-ball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lee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lik-, en pleetwerkers, lamp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loemisten, boomkweekers, tuiniers, warmoezeni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98" calcext:value-type="float">
            <text:p>9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oekbin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/>
          <table:table-cell table:style-name="ce64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oek- en dagbladdrukkers en verkoopers 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42" calcext:value-type="float">
            <text:p>4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34" calcext:value-type="float">
            <text:p>34</text:p>
          </table:table-cell>
          <table:table-cell table:style-name="ce42"/>
          <table:table-cell table:style-name="ce64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ont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ordpapier (werkers in) doozen-, kaar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orduurwerkers, kant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orstel-, kaarden-, kammen-, rijven-, zeef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64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ouwmeesters, civiel ingeni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randers en stokers van stroop, likeuren, sterke drank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reuk- en draagbanden-, keurslijv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rillenslijpers en 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rood-, kleingoed-, koek- en banketbakkers en slijt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2" calcext:value-type="float">
            <text:p>12</text:p>
          </table:table-cell>
          <table:table-cell table:style-name="ce64" office:value-type="float" office:value="191" calcext:value-type="float">
            <text:p>19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ijenteelt (personen behoorende tot de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Chicorei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Chocolade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Dagbladschrijvers, letterkundig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Debiteurs en gedelegeerden in de loterij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Dekkers (lei-, pannen-, riet-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Deurwaa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38" calcext:value-type="float">
            <text:p>138</text:p>
          </table:table-cell>
          <table:table-cell table:style-name="ce43" office:value-type="float" office:value="1164" calcext:value-type="float">
            <text:p>1,164</text:p>
          </table:table-cell>
          <table:table-cell table:style-name="ce42" office:value-type="float" office:value="140" calcext:value-type="float">
            <text:p>140</text:p>
          </table:table-cell>
          <table:table-cell table:style-name="ce43" office:value-type="float" office:value="1213" calcext:value-type="float">
            <text:p>1,213</text:p>
          </table:table-cell>
          <table:table-cell table:style-name="ce65" office:value-type="float" office:value="1353" calcext:value-type="float">
            <text:p>1,353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Doodgravers, bedienaars van begravenissen, verhuurders van rouwkleed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Fabrijkanten van verschillenden aard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64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Fineerzag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aarkeukenhou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alanteriewarenhandelaa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aren- en landwinkeliers</text:p>
          </table:table-cell>
          <table:table-cell table:style-name="Default"/>
          <table:table-cell table:style-name="ce34"/>
          <table:table-cell table:style-name="ce42" table:number-columns-repeated="5"/>
          <table:table-cell table:number-columns-repeated="4" table:style-name="ce4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as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epensioneerden (burgelijke en millitaire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eschutgieters, geweer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lasbla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ouddraadtrekkers, passementwerkers, galonwer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raanhandelaars, gist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raveurs op hout, metaal en steen, stempelsnij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riendbaz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roenten-, fruit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rondeigenaren</text:p>
          </table:table-cell>
          <table:table-cell table:style-name="Default"/>
          <table:table-cell table:style-name="ce34"/>
          <table:table-cell table:style-name="ce42" table:number-columns-repeated="5"/>
          <table:table-cell table:number-columns-repeated="4" table:style-name="ce4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rossiers, slij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Grutters, kruideni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32" calcext:value-type="float">
            <text:p>32</text:p>
          </table:table-cell>
          <table:table-cell table:style-name="ce42"/>
          <table:table-cell table:style-name="ce64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aar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andelsleerling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64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andelsreizi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andschoenen- en dass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aven- en baken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eemraden en verdere ambtenaren van de waterschapp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eetmaaij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ennep- en vlasbereiders en teel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erbergiers, kasteleins, koffijhuishou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0" calcext:value-type="float">
            <text:p>10</text:p>
          </table:table-cell>
          <table:table-cell table:style-name="ce64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erders en veehoe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oeden-, petten- en stroohoed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4" calcext:value-type="float">
            <text:p>24</text:p>
          </table:table-cell>
          <table:table-cell table:style-name="ce64" office:value-type="float" office:value="61" calcext:value-type="float">
            <text:p>6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outhak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outzaagmolenaars, houtzagers, hout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Huisleerlingen</text:p>
          </table:table-cell>
          <table:table-cell table:style-name="Default"/>
          <table:table-cell table:style-name="ce34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Ingenieurs en verdere ambtenaren van den waterstaa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64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Inleggers van levensbehoef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Jag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Jagt (personen behoorende tot de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Juweliers, goud- en zilversmed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89" calcext:value-type="float">
            <text:p>89</text:p>
          </table:table-cell>
          <table:table-cell table:style-name="ce42"/>
          <table:table-cell table:style-name="ce42" office:value-type="float" office:value="104" calcext:value-type="float">
            <text:p>104</text:p>
          </table:table-cell>
          <table:table-cell table:style-name="ce42"/>
          <table:table-cell table:style-name="ce64" office:value-type="float" office:value="104" calcext:value-type="float">
            <text:p>10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aarders, wolkamm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aarsenmakers (smeer- en was-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abinet- en schrijnwerkers, kunstdraaij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123" calcext:value-type="float">
            <text:p>123</text:p>
          </table:table-cell>
          <table:table-cell table:style-name="ce42"/>
          <table:table-cell table:style-name="ce42" office:value-type="float" office:value="136" calcext:value-type="float">
            <text:p>136</text:p>
          </table:table-cell>
          <table:table-cell table:style-name="ce42"/>
          <table:table-cell table:style-name="ce64" office:value-type="float" office:value="136" calcext:value-type="float">
            <text:p>13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adetten van de landmag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adetten van de zeemag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alkbranders, cement- en tras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antoor- en winkelbedienden, pakhuisknecht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27" calcext:value-type="float">
            <text:p>27</text:p>
          </table:table-cell>
          <table:table-cell table:style-name="ce64" office:value-type="float" office:value="171" calcext:value-type="float">
            <text:p>17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leeder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42" office:value-type="float" office:value="245" calcext:value-type="float">
            <text:p>245</text:p>
          </table:table-cell>
          <table:table-cell table:style-name="ce42"/>
          <table:table-cell table:style-name="ce42" office:value-type="float" office:value="270" calcext:value-type="float">
            <text:p>270</text:p>
          </table:table-cell>
          <table:table-cell table:style-name="ce42"/>
          <table:table-cell table:style-name="ce64" office:value-type="float" office:value="270" calcext:value-type="float">
            <text:p>27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leederen- en gemaaktgoed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leinhandelaars, winkeli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51" calcext:value-type="float">
            <text:p>51</text:p>
          </table:table-cell>
          <table:table-cell table:style-name="ce64" office:value-type="float" office:value="141" calcext:value-type="float">
            <text:p>14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8" calcext:value-type="float">
            <text:p>38</text:p>
          </table:table-cell>
          <table:table-cell table:style-name="ce42"/>
          <table:table-cell table:style-name="ce42" office:value-type="float" office:value="41" calcext:value-type="float">
            <text:p>41</text:p>
          </table:table-cell>
          <table:table-cell table:style-name="ce42"/>
          <table:table-cell table:style-name="ce64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lomp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noop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olenbran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oninklijk Huis (personen, verbonden aan het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ooplieden van verschillenden aard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121" calcext:value-type="float">
            <text:p>121</text:p>
          </table:table-cell>
          <table:table-cell table:style-name="ce64" office:value-type="float" office:value="576" calcext:value-type="float">
            <text:p>57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oornmolenaa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oornversch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oper- en blikslagers, draadvlechters, ketellapp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59" calcext:value-type="float">
            <text:p>59</text:p>
          </table:table-cell>
          <table:table-cell table:style-name="ce42"/>
          <table:table-cell table:style-name="ce42" office:value-type="float" office:value="69" calcext:value-type="float">
            <text:p>69</text:p>
          </table:table-cell>
          <table:table-cell table:style-name="ce42"/>
          <table:table-cell table:style-name="ce64" office:value-type="float" office:value="69" calcext:value-type="float">
            <text:p>6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oper- klok- en geelgie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ostschool-houders en onderwijzers</text:p>
          </table:table-cell>
          <table:table-cell table:style-name="Default"/>
          <table:table-cell table:style-name="ce34"/>
          <table:table-cell table:style-name="ce42" table:number-columns-repeated="5"/>
          <table:table-cell table:number-columns-repeated="4" table:style-name="ce4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ostschool-leerling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5" calcext:value-type="float">
            <text:p>15</text:p>
          </table:table-cell>
          <table:table-cell table:style-name="ce64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raankinder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ram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ramm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rib- en dijkwerkers, heibaz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roeghouders, tappe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" calcext:value-type="float">
            <text:p>9</text:p>
          </table:table-cell>
          <table:table-cell table:style-name="ce64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ruidfabrijkanten en vuurwerk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ruijers, sjouwers, schoenpoets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1" calcext:value-type="float">
            <text:p>81</text:p>
          </table:table-cell>
          <table:table-cell table:style-name="ce42"/>
          <table:table-cell table:style-name="ce42" office:value-type="float" office:value="81" calcext:value-type="float">
            <text:p>81</text:p>
          </table:table-cell>
          <table:table-cell table:style-name="ce42"/>
          <table:table-cell table:style-name="ce64" office:value-type="float" office:value="81" calcext:value-type="float">
            <text:p>8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rijgslieden van en boven den rang van 2den luitenan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8" calcext:value-type="float">
            <text:p>28</text:p>
          </table:table-cell>
          <table:table-cell table:style-name="ce42"/>
          <table:table-cell table:style-name="ce42" office:value-type="float" office:value="28" calcext:value-type="float">
            <text:p>28</text:p>
          </table:table-cell>
          <table:table-cell table:style-name="ce42"/>
          <table:table-cell table:style-name="ce64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rijgslieden beneden den rang van 2den luitenant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536" calcext:value-type="float">
            <text:p>536</text:p>
          </table:table-cell>
          <table:table-cell table:style-name="ce42"/>
          <table:table-cell table:style-name="ce42" office:value-type="float" office:value="538" calcext:value-type="float">
            <text:p>538</text:p>
          </table:table-cell>
          <table:table-cell table:style-name="ce42"/>
          <table:table-cell table:style-name="ce64" office:value-type="float" office:value="538" calcext:value-type="float">
            <text:p>53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uipers, hoepel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36" calcext:value-type="float">
            <text:p>36</text:p>
          </table:table-cell>
          <table:table-cell table:style-name="ce42"/>
          <table:table-cell table:style-name="ce42" office:value-type="float" office:value="41" calcext:value-type="float">
            <text:p>41</text:p>
          </table:table-cell>
          <table:table-cell table:style-name="ce42"/>
          <table:table-cell table:style-name="ce64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unstenaars, goochelaars enz.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unstkoopers, muzijk- en teekenhandela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unstlak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64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unstoefenaren muzijkanten, muzijkmeesters, organist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19" calcext:value-type="float">
            <text:p>19</text:p>
          </table:table-cell>
          <table:table-cell table:style-name="ce42"/>
          <table:table-cell table:style-name="ce64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unstoefenaren schil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unstoefenaren tooneelspelers, dansmeesters, zang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unstwer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Kurkensnij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andbouw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6" calcext:value-type="float">
            <text:p>16</text:p>
          </table:table-cell>
          <table:table-cell table:style-name="ce64" office:value-type="float" office:value="102" calcext:value-type="float">
            <text:p>10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andhuishoudkundige scholen onderwij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andhuishoudkundige scholen leerling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andmeters en teekenaars bij het kadaster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antaarnopste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atijnsche scholen onderwijz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atijnsche scholen leerling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eerbereiders en looij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64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eerlingen aan het instituut voor blinden</text:p>
          </table:table-cell>
          <table:table-cell table:style-name="Default"/>
          <table:table-cell table:style-name="ce34"/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etterg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iefdadige gestichten hoofden</text:p>
          </table:table-cell>
          <table:table-cell table:style-name="Default"/>
          <table:table-cell table:style-name="ce34"/>
          <table:table-cell table:style-name="ce42" table:number-columns-repeated="5"/>
          <table:table-cell table:number-columns-repeated="4" table:style-name="ce42" office:value-type="float" office:value="7" calcext:value-type="float">
            <text:p>7</text:p>
          </table:table-cell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iefdadige gestichten dienstdoend personeel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inieer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oodgieters en pompenmakers, brandspuit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19" calcext:value-type="float">
            <text:p>19</text:p>
          </table:table-cell>
          <table:table-cell table:style-name="ce42"/>
          <table:table-cell table:style-name="ce64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oodswezen en strandvonderij (personen behoorende tot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oodwit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Lijmzie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agazijn- en pakhuis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akelaars en kargadoo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and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4" calcext:value-type="float">
            <text:p>24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64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anufakturen/* 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anufakturen/* kooplie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anufakturen/* werklied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ariniers en seelieden van en boven den rang van 2den luitenan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ariniers en seelieden beneden den rang van 2den luitenan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at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eekrapbereiders en 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eesters (keur-, markt-, waag-), afsla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elk-, boter-, kaas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7" calcext:value-type="float">
            <text:p>17</text:p>
          </table:table-cell>
          <table:table-cell table:style-name="ce64" office:value-type="float" office:value="65" calcext:value-type="float">
            <text:p>6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essenmakers en slij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eters (kolen-, koorn-, hooi-, hout-, scheeps- enz.), wijnsto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8" calcext:value-type="float">
            <text:p>58</text:p>
          </table:table-cell>
          <table:table-cell table:style-name="ce42"/>
          <table:table-cell table:style-name="ce42" office:value-type="float" office:value="58" calcext:value-type="float">
            <text:p>58</text:p>
          </table:table-cell>
          <table:table-cell table:style-name="ce42"/>
          <table:table-cell table:style-name="ce64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etsel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5" calcext:value-type="float">
            <text:p>55</text:p>
          </table:table-cell>
          <table:table-cell table:style-name="ce42"/>
          <table:table-cell table:style-name="ce42" office:value-type="float" office:value="55" calcext:value-type="float">
            <text:p>55</text:p>
          </table:table-cell>
          <table:table-cell table:style-name="ce42"/>
          <table:table-cell table:style-name="ce64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odemaaksters</text:p>
          </table:table-cell>
          <table:table-cell table:style-name="Default"/>
          <table:table-cell table:style-name="ce34"/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42" office:value-type="float" office:value="23" calcext:value-type="float">
            <text:p>23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ol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outmolenaa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64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Mijn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34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59" calcext:value-type="float">
            <text:p>59</text:p>
          </table:table-cell>
          <table:table-cell table:style-name="ce42"/>
          <table:table-cell table:style-name="ce42" office:value-type="float" office:value="394" calcext:value-type="float">
            <text:p>394</text:p>
          </table:table-cell>
          <table:table-cell table:style-name="ce42"/>
          <table:table-cell table:style-name="ce42" office:value-type="float" office:value="456" calcext:value-type="float">
            <text:p>456</text:p>
          </table:table-cell>
          <table:table-cell table:style-name="ce64" office:value-type="float" office:value="456" calcext:value-type="float">
            <text:p>45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Nacht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Notariss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Notarissen (kandidaat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Olieslagers en molen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2" calcext:value-type="float">
            <text:p>32</text:p>
          </table:table-cell>
          <table:table-cell table:style-name="ce42"/>
          <table:table-cell table:style-name="ce42" office:value-type="float" office:value="32" calcext:value-type="float">
            <text:p>32</text:p>
          </table:table-cell>
          <table:table-cell table:style-name="ce42"/>
          <table:table-cell table:style-name="ce64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Omroepers, aanpl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Ondernemers en direkteurs van openbare werk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24" calcext:value-type="float">
            <text:p>24</text:p>
          </table:table-cell>
          <table:table-cell table:style-name="ce64" office:value-type="float" office:value="95" calcext:value-type="float">
            <text:p>9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Opzigters, conducteu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Orgeldraaijers, straatmuz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Oudijzer-, oude kleederen-, haanenverkoop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aarden- en veehouders en verkoopers, koemel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aarden- en beestensnij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annen-, potten-, pijpen-, steen- en tegelbak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apier- en gekleurd papier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apier- en gekleurd papierhandelaa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apier- en gekleurd papierwerklie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arapluie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ennenberei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ik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ik- en teersto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laat- en steendrukkers, plaatsnij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leistergieters, boetseer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7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olitie (dir, commiss, agenten van), marech, veld- en boschw, nacht- en torenw, geregtsdienaars, cipiers en bew van gevangenissen, scherpregters, enz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5" calcext:value-type="float">
            <text:p>55</text:p>
          </table:table-cell>
          <table:table-cell table:style-name="ce42"/>
          <table:table-cell table:style-name="ce42" office:value-type="float" office:value="55" calcext:value-type="float">
            <text:p>55</text:p>
          </table:table-cell>
          <table:table-cell table:style-name="ce42"/>
          <table:table-cell table:style-name="ce64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rokur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ublieke vrouwen, publiekhuishou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Pijp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Ree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Regterlijke magt (ambtenaren der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64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Renteniers, partikuli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64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Rentmee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Rijtuig-, wagen-, koffer-, zadel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47" calcext:value-type="float">
            <text:p>47</text:p>
          </table:table-cell>
          <table:table-cell table:style-name="ce42"/>
          <table:table-cell table:style-name="ce42" office:value-type="float" office:value="54" calcext:value-type="float">
            <text:p>54</text:p>
          </table:table-cell>
          <table:table-cell table:style-name="ce42"/>
          <table:table-cell table:style-name="ce64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Rijtuigschil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aarslij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atters</text:p>
          </table:table-cell>
          <table:table-cell table:style-name="Default"/>
          <table:table-cell table:style-name="ce34"/>
          <table:table-cell table:style-name="ce42" table:number-columns-repeated="5"/>
          <table:table-cell table:number-columns-repeated="4" table:style-name="ce4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45" calcext:value-type="float">
            <text:p>4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eepsw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eepzeilnaald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elpvisschers, schul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ermmee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ilders (huis-), glaz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141" calcext:value-type="float">
            <text:p>141</text:p>
          </table:table-cell>
          <table:table-cell table:style-name="ce42"/>
          <table:table-cell table:style-name="ce42" office:value-type="float" office:value="147" calcext:value-type="float">
            <text:p>147</text:p>
          </table:table-cell>
          <table:table-cell table:style-name="ce42"/>
          <table:table-cell table:style-name="ce64" office:value-type="float" office:value="147" calcext:value-type="float">
            <text:p>147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11" calcext:value-type="float">
            <text:p>11</text:p>
          </table:table-cell>
          <table:table-cell table:style-name="ce64" office:value-type="float" office:value="320" calcext:value-type="float">
            <text:p>32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oenmakers en lapp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12" calcext:value-type="float">
            <text:p>3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oolleerlingen</text:p>
          </table:table-cell>
          <table:table-cell table:style-name="Default"/>
          <table:table-cell table:style-name="ce35" office:value-type="float" office:value="1076" calcext:value-type="float">
            <text:p>1,076</text:p>
          </table:table-cell>
          <table:table-cell table:style-name="ce43" office:value-type="float" office:value="1012" calcext:value-type="float">
            <text:p>1,012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office:value-type="float" office:value="533" calcext:value-type="float">
            <text:p>533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1" calcext:value-type="float">
            <text:p>61</text:p>
          </table:table-cell>
          <table:table-cell table:style-name="ce43" office:value-type="float" office:value="2048" calcext:value-type="float">
            <text:p>2,048</text:p>
          </table:table-cell>
          <table:table-cell table:style-name="ce43" office:value-type="float" office:value="2006" calcext:value-type="float">
            <text:p>2,006</text:p>
          </table:table-cell>
          <table:table-cell table:style-name="ce65" office:value-type="float" office:value="4054" calcext:value-type="float">
            <text:p>4,05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choorsteenve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lijpers (diamant-, glas-, marmer-, metaal- enz.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meden grof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meden hoef-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meden kagchel- en andere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95" calcext:value-type="float">
            <text:p>9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olliciteu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peldenfabrijkanten en werklied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piegelmakers en 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pinners, spoelders, wevers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71" calcext:value-type="float">
            <text:p>7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poorweg- en stoombootbeamb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pijker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alhouders, rijtuigverhuurd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eenhouw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eenkolen-, hout- en turf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elzie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oelen-bekleeders, draaijers, mat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64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offenverwers, glanz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64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raat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udenten aan hooge scholen, atheneae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udenten aan academien, clinische schol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udenten aan seminari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ukadoors, wit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tijfsel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uiker- en pastijb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Suikerraffinadeu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aalmeesters, translat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abak- en sigaren-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abak- en sigaren-kerv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42" office:value-type="float" office:value="28" calcext:value-type="float">
            <text:p>28</text:p>
          </table:table-cell>
          <table:table-cell table:style-name="ce42"/>
          <table:table-cell table:style-name="ce64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abak- en sigaren-plan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abak- en sigaren-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apijt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immerlieden, kisten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308" calcext:value-type="float">
            <text:p>308</text:p>
          </table:table-cell>
          <table:table-cell table:style-name="ce42"/>
          <table:table-cell table:style-name="ce42" office:value-type="float" office:value="320" calcext:value-type="float">
            <text:p>320</text:p>
          </table:table-cell>
          <table:table-cell table:style-name="ce42"/>
          <table:table-cell table:style-name="ce64" office:value-type="float" office:value="320" calcext:value-type="float">
            <text:p>32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innegie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ol- en pontgaarders, brug- en sluiswach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ouwslagers, baanwer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64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raansto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urf, koorn- en kolendra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4" calcext:value-type="float">
            <text:p>64</text:p>
          </table:table-cell>
          <table:table-cell table:style-name="ce42"/>
          <table:table-cell table:style-name="ce42" office:value-type="float" office:value="64" calcext:value-type="float">
            <text:p>64</text:p>
          </table:table-cell>
          <table:table-cell table:style-name="ce42"/>
          <table:table-cell table:style-name="ce64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Uitdragers, uitventers, leurd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Uurwerk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64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eearts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eenlieden, turfbo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endu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ergulders, lijs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ill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ischdroogers en roo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isch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issch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64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leeschhouwers, spekslagers, poeli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oddenra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oerlieden, koetsiers, loopers, postknechten en sl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ogelverkoopers, kooiboer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Wafel- en poffertjesb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Watermolenaa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Water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We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Werktuigkundigen en makers, balans- en brandspuit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Wierspinn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Wijnhandelaa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64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IJk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IJzer- en koperdraaij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IJzerg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aad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aakwaarnemers, commissionnai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9" calcext:value-type="float">
            <text:p>29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/>
          <table:table-cell table:style-name="ce64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akkenmakers en verhuurd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and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eepzie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eevaartscholen onderwij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eevaartscholen leerling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iekenoppass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outzie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waardveg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wavelstokkenmakers en 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ijdeteelt (personen behoorende tot de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Verschillende beroep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Zonder beroep</text:p>
          </table:table-cell>
          <table:table-cell table:style-name="Default"/>
          <table:table-cell table:style-name="ce35" office:value-type="float" office:value="1470" calcext:value-type="float">
            <text:p>1,470</text:p>
          </table:table-cell>
          <table:table-cell table:style-name="ce43" office:value-type="float" office:value="1627" calcext:value-type="float">
            <text:p>1,627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325" calcext:value-type="float">
            <text:p>325</text:p>
          </table:table-cell>
          <table:table-cell table:style-name="ce43" office:value-type="float" office:value="1136" calcext:value-type="float">
            <text:p>1,136</text:p>
          </table:table-cell>
          <table:table-cell table:style-name="ce43" office:value-type="float" office:value="6313" calcext:value-type="float">
            <text:p>6,313</text:p>
          </table:table-cell>
          <table:table-cell table:style-name="ce43" office:value-type="float" office:value="2884" calcext:value-type="float">
            <text:p>2,884</text:p>
          </table:table-cell>
          <table:table-cell table:style-name="ce43" office:value-type="float" office:value="8391" calcext:value-type="float">
            <text:p>8,391</text:p>
          </table:table-cell>
          <table:table-cell table:style-name="ce65" office:value-type="float" office:value="11275" calcext:value-type="float">
            <text:p>11,27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Beroep onbekend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AD LEEUWARDEN.</text:p>
          </table:table-cell>
          <table:table-cell table:style-name="ce18" office:value-type="string" calcext:value-type="string">
            <text:p>TOTAAL</text:p>
          </table:table-cell>
          <table:table-cell table:style-name="Default"/>
          <table:table-cell table:style-name="ce35" office:value-type="float" office:value="2556" calcext:value-type="float">
            <text:p>2,556</text:p>
          </table:table-cell>
          <table:table-cell table:style-name="ce43" office:value-type="float" office:value="2645" calcext:value-type="float">
            <text:p>2,645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944" calcext:value-type="float">
            <text:p>944</text:p>
          </table:table-cell>
          <table:table-cell table:style-name="ce42" office:value-type="float" office:value="972" calcext:value-type="float">
            <text:p>972</text:p>
          </table:table-cell>
          <table:table-cell table:style-name="ce43" office:value-type="float" office:value="7786" calcext:value-type="float">
            <text:p>7,786</text:p>
          </table:table-cell>
          <table:table-cell table:style-name="ce43" office:value-type="float" office:value="8560" calcext:value-type="float">
            <text:p>8,560</text:p>
          </table:table-cell>
          <table:table-cell table:style-name="ce43" office:value-type="float" office:value="11772" calcext:value-type="float">
            <text:p>11,772</text:p>
          </table:table-cell>
          <table:table-cell table:style-name="ce43" office:value-type="float" office:value="12718" calcext:value-type="float">
            <text:p>12,718</text:p>
          </table:table-cell>
          <table:table-cell table:style-name="ce65" office:value-type="float" office:value="24490" calcext:value-type="float">
            <text:p>24,49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annem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ardappelenmeel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ardewerk- en porcelein-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ardewerk- en porcelein-kooplie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dvoka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64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fbraak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luin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mbtenaren Staats-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92" calcext:value-type="float">
            <text:p>9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mbtenaren Provinciale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64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mbtenaren Gemeente-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mbtenaren Niet genoemde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pothekers, drogist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114" calcext:value-type="float">
            <text:p>1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rbeiders, daglooners</text:p>
          </table:table-cell>
          <table:table-cell table:style-name="Default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9" calcext:value-type="float">
            <text:p>9</text:p>
          </table:table-cell>
          <table:table-cell table:style-name="ce43" office:value-type="float" office:value="2269" calcext:value-type="float">
            <text:p>2,269</text:p>
          </table:table-cell>
          <table:table-cell table:style-name="ce42" office:value-type="float" office:value="628" calcext:value-type="float">
            <text:p>628</text:p>
          </table:table-cell>
          <table:table-cell table:style-name="ce43" office:value-type="float" office:value="2328" calcext:value-type="float">
            <text:p>2,328</text:p>
          </table:table-cell>
          <table:table-cell table:style-name="ce42" office:value-type="float" office:value="638" calcext:value-type="float">
            <text:p>638</text:p>
          </table:table-cell>
          <table:table-cell table:style-name="ce65" office:value-type="float" office:value="2966" calcext:value-type="float">
            <text:p>2,96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sch-, bagger-, vuilnislieden, aschverkoo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64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Azijnstokers, kunstazij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aardscheerders, kappers, paruik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91" calcext:value-type="float">
            <text:p>91</text:p>
          </table:table-cell>
          <table:table-cell table:style-name="ce42"/>
          <table:table-cell table:style-name="ce42" office:value-type="float" office:value="94" calcext:value-type="float">
            <text:p>94</text:p>
          </table:table-cell>
          <table:table-cell table:style-name="ce42"/>
          <table:table-cell table:style-name="ce64" office:value-type="float" office:value="94" calcext:value-type="float">
            <text:p>9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adstoofhou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ankiers, effektenhandelaars, geldwisselaars, kassi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64" office:value-type="float" office:value="20" calcext:value-type="float">
            <text:p>20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3" calcext:value-type="float">
            <text:p>33</text:p>
          </table:table-cell>
          <table:table-cell table:style-name="ce42"/>
          <table:table-cell table:style-name="ce42" office:value-type="float" office:value="33" calcext:value-type="float">
            <text:p>33</text:p>
          </table:table-cell>
          <table:table-cell table:style-name="ce42"/>
          <table:table-cell table:style-name="ce64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eeldhouwers, lofwerksnij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eleenbankhouders, inbrenge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ested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estellers, expediteurs, factoors, voetbo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ezembinders, rietboeren, rijswer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ierbrouwers, bierste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illard-, kaatsballen-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lee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lik- en pleetwerkers, lamp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loemisten, boomkweekers, tuiniers, warmoezeni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216" calcext:value-type="float">
            <text:p>21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oekbind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42" calcext:value-type="float">
            <text:p>42</text:p>
          </table:table-cell>
          <table:table-cell table:style-name="ce42"/>
          <table:table-cell table:style-name="ce42" office:value-type="float" office:value="51" calcext:value-type="float">
            <text:p>51</text:p>
          </table:table-cell>
          <table:table-cell table:style-name="ce42"/>
          <table:table-cell table:style-name="ce64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oek- en dagbladdrukkers en verkoopers 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8" calcext:value-type="float">
            <text:p>8</text:p>
          </table:table-cell>
          <table:table-cell table:style-name="ce64" office:value-type="float" office:value="63" calcext:value-type="float">
            <text:p>63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56" calcext:value-type="float">
            <text:p>56</text:p>
          </table:table-cell>
          <table:table-cell table:style-name="ce42"/>
          <table:table-cell table:style-name="ce42" office:value-type="float" office:value="69" calcext:value-type="float">
            <text:p>69</text:p>
          </table:table-cell>
          <table:table-cell table:style-name="ce42"/>
          <table:table-cell table:style-name="ce64" office:value-type="float" office:value="69" calcext:value-type="float">
            <text:p>6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ont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ordpapier (werkers in) doozen-, kaar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orduurwerkers, kantwerk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orstel-, kaarden-, kammen-, rijven-, zeef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8" calcext:value-type="float">
            <text:p>28</text:p>
          </table:table-cell>
          <table:table-cell table:style-name="ce42"/>
          <table:table-cell table:style-name="ce42" office:value-type="float" office:value="28" calcext:value-type="float">
            <text:p>28</text:p>
          </table:table-cell>
          <table:table-cell table:style-name="ce42"/>
          <table:table-cell table:style-name="ce64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ouw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randers en stokers van stroop, likeuren, sterke drank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reuk- en draagbanden-, keurslijv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rillenslijpers en 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rood-, kleingoed-, koek- en banketbakkers en slijt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0" calcext:value-type="float">
            <text:p>40</text:p>
          </table:table-cell>
          <table:table-cell table:style-name="ce42"/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531" calcext:value-type="float">
            <text:p>531</text:p>
          </table:table-cell>
          <table:table-cell table:style-name="ce42" office:value-type="float" office:value="93" calcext:value-type="float">
            <text:p>93</text:p>
          </table:table-cell>
          <table:table-cell table:style-name="ce64" office:value-type="float" office:value="624" calcext:value-type="float">
            <text:p>62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ijenteelt (personen behoorende tot de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Chicorei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Chocolade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Dagbladschrijvers, letterkundig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Debiteurs en gedelegeerden in de loterij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Dekkers (lei-, pannen-, riet-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Deurwaa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64" office:value-type="float" office:value="25" calcext:value-type="float">
            <text:p>25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78" calcext:value-type="float">
            <text:p>178</text:p>
          </table:table-cell>
          <table:table-cell table:style-name="ce43" office:value-type="float" office:value="2647" calcext:value-type="float">
            <text:p>2,647</text:p>
          </table:table-cell>
          <table:table-cell table:style-name="ce42" office:value-type="float" office:value="184" calcext:value-type="float">
            <text:p>184</text:p>
          </table:table-cell>
          <table:table-cell table:style-name="ce43" office:value-type="float" office:value="2873" calcext:value-type="float">
            <text:p>2,873</text:p>
          </table:table-cell>
          <table:table-cell table:style-name="ce65" office:value-type="float" office:value="3057" calcext:value-type="float">
            <text:p>3,057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9" calcext:value-type="float">
            <text:p>19</text:p>
          </table:table-cell>
          <table:table-cell table:style-name="ce42"/>
          <table:table-cell table:style-name="ce42" office:value-type="float" office:value="19" calcext:value-type="float">
            <text:p>19</text:p>
          </table:table-cell>
          <table:table-cell table:style-name="ce42"/>
          <table:table-cell table:style-name="ce64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Fabrijkanten van verschillenden aard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32" calcext:value-type="float">
            <text:p>32</text:p>
          </table:table-cell>
          <table:table-cell table:style-name="ce42"/>
          <table:table-cell table:style-name="ce64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Fineerzag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aarkeukenhou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alanteriewarenhandel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aren- en bandwinkeli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10" calcext:value-type="float">
            <text:p>10</text:p>
          </table:table-cell>
          <table:table-cell table:style-name="ce64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as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3" calcext:value-type="float">
            <text:p>13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epensioneerden (burgerlijke en militaire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eschutgieters, geweer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lasbla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7" calcext:value-type="float">
            <text:p>47</text:p>
          </table:table-cell>
          <table:table-cell table:style-name="ce42"/>
          <table:table-cell table:style-name="ce42" office:value-type="float" office:value="47" calcext:value-type="float">
            <text:p>47</text:p>
          </table:table-cell>
          <table:table-cell table:style-name="ce42"/>
          <table:table-cell table:style-name="ce64" office:value-type="float" office:value="47" calcext:value-type="float">
            <text:p>47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64" office:value-type="float" office:value="18" calcext:value-type="float">
            <text:p>18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64" office:value-type="float" office:value="18" calcext:value-type="float">
            <text:p>18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ouddraadtrekkers, passementwerkers, galonwer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raanhandelaars, gist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raveurs op hout, metaal en steen, stempelsnij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riendbaz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roenten-, fruit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1" calcext:value-type="float">
            <text:p>31</text:p>
          </table:table-cell>
          <table:table-cell table:style-name="ce64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rondeigena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rossiers, slij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Grutters, kruideni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9" calcext:value-type="float">
            <text:p>19</text:p>
          </table:table-cell>
          <table:table-cell table:style-name="ce64" office:value-type="float" office:value="191" calcext:value-type="float">
            <text:p>19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aar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andelsleerling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64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andelsreizi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andschoenen- en dass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aven- en baken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eemraden en verdere ambtenaren van de waterschapp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eetmaaij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ennep- en vlasbereiders en teel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25" calcext:value-type="float">
            <text:p>25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erbergiers, kasteleins, koffijhuishou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29" calcext:value-type="float">
            <text:p>29</text:p>
          </table:table-cell>
          <table:table-cell table:style-name="ce64" office:value-type="float" office:value="166" calcext:value-type="float">
            <text:p>16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erders en veehoed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64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oeden-, petten- en stroohoed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52" calcext:value-type="float">
            <text:p>52</text:p>
          </table:table-cell>
          <table:table-cell table:style-name="ce64" office:value-type="float" office:value="117" calcext:value-type="float">
            <text:p>117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oogleeraren en leeraren aan hooge scholen, atheneae, seminarien, clinische scholen en akademi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outhak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outzaagmolenaars, houtzagers, houtkoo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88" calcext:value-type="float">
            <text:p>8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Huisleerlingen</text:p>
          </table:table-cell>
          <table:table-cell table:style-name="Default"/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Ingenieurs en verdere ambtenaren van den waterstaa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Inleggers van levensbehoef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Ja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Jagt (personen behoorende tot de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Juweliers, goud- en zilversmed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aarders, wolkamm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aarsenmakers (smeer- en was-)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abinet- en schrijnwerkers, kunstdraaij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180" calcext:value-type="float">
            <text:p>180</text:p>
          </table:table-cell>
          <table:table-cell table:style-name="ce42"/>
          <table:table-cell table:style-name="ce42" office:value-type="float" office:value="200" calcext:value-type="float">
            <text:p>200</text:p>
          </table:table-cell>
          <table:table-cell table:style-name="ce42"/>
          <table:table-cell table:style-name="ce64" office:value-type="float" office:value="200" calcext:value-type="float">
            <text:p>20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adetten van de landmag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adetten van de zeemag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alkbranders, cement- en tras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antoor- en winkelbedienden, pakhuisknecht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42" calcext:value-type="float">
            <text:p>42</text:p>
          </table:table-cell>
          <table:table-cell table:style-name="ce64" office:value-type="float" office:value="375" calcext:value-type="float">
            <text:p>37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leedermakers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67" calcext:value-type="float">
            <text:p>67</text:p>
          </table:table-cell>
          <table:table-cell table:style-name="ce42"/>
          <table:table-cell table:style-name="ce42" office:value-type="float" office:value="512" calcext:value-type="float">
            <text:p>512</text:p>
          </table:table-cell>
          <table:table-cell table:style-name="ce42"/>
          <table:table-cell table:style-name="ce42" office:value-type="float" office:value="589" calcext:value-type="float">
            <text:p>589</text:p>
          </table:table-cell>
          <table:table-cell table:style-name="ce42"/>
          <table:table-cell table:style-name="ce64" office:value-type="float" office:value="589" calcext:value-type="float">
            <text:p>58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leederen- en gemaaktgoed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leinhandelaars, winkeliers</text:p>
          </table:table-cell>
          <table:table-cell table:style-name="Default"/>
          <table:table-cell table:style-name="ce34"/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275" calcext:value-type="float">
            <text:p>275</text:p>
          </table:table-cell>
          <table:table-cell table:style-name="ce64" office:value-type="float" office:value="568" calcext:value-type="float">
            <text:p>568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64" calcext:value-type="float">
            <text:p>64</text:p>
          </table:table-cell>
          <table:table-cell table:style-name="ce42"/>
          <table:table-cell table:style-name="ce42" office:value-type="float" office:value="71" calcext:value-type="float">
            <text:p>71</text:p>
          </table:table-cell>
          <table:table-cell table:style-name="ce42"/>
          <table:table-cell table:style-name="ce64" office:value-type="float" office:value="71" calcext:value-type="float">
            <text:p>7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lomp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noop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olenbran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oninklijk Huis (personen, verbonden aan het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ooplieden van verschillenden aard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63" calcext:value-type="float">
            <text:p>163</text:p>
          </table:table-cell>
          <table:table-cell table:style-name="ce64" office:value-type="float" office:value="963" calcext:value-type="float">
            <text:p>96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oornmolenaa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oornversch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oper- en blikslagers, draadvlechters, ketelapp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8" calcext:value-type="float">
            <text:p>28</text:p>
          </table:table-cell>
          <table:table-cell table:style-name="ce42"/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94" calcext:value-type="float">
            <text:p>19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oper-, klok- en geelgie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/>
          <table:table-cell table:style-name="ce64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ostschool-houders en onderwijz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ostschool-leerling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21" calcext:value-type="float">
            <text:p>21</text:p>
          </table:table-cell>
          <table:table-cell table:style-name="ce64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raankinder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ram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8" calcext:value-type="float">
            <text:p>38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ramm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rib- en dijkwerkers, heibaz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roeghouders, tappers enz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22" calcext:value-type="float">
            <text:p>22</text:p>
          </table:table-cell>
          <table:table-cell table:style-name="ce64" office:value-type="float" office:value="89" calcext:value-type="float">
            <text:p>8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ruidfabrijkanten en vuurwerk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ruijers, sjouwers, schoenpoets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83" calcext:value-type="float">
            <text:p>183</text:p>
          </table:table-cell>
          <table:table-cell table:style-name="ce42"/>
          <table:table-cell table:style-name="ce42" office:value-type="float" office:value="183" calcext:value-type="float">
            <text:p>183</text:p>
          </table:table-cell>
          <table:table-cell table:style-name="ce42"/>
          <table:table-cell table:style-name="ce64" office:value-type="float" office:value="183" calcext:value-type="float">
            <text:p>18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rijgslieden van en boven den rang van 2den luitenan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64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rijgslieden beneden den rang van 2den luitenant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607" calcext:value-type="float">
            <text:p>607</text:p>
          </table:table-cell>
          <table:table-cell table:style-name="ce42"/>
          <table:table-cell table:style-name="ce42" office:value-type="float" office:value="611" calcext:value-type="float">
            <text:p>611</text:p>
          </table:table-cell>
          <table:table-cell table:style-name="ce42"/>
          <table:table-cell table:style-name="ce64" office:value-type="float" office:value="611" calcext:value-type="float">
            <text:p>6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uipers, hoepel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9" calcext:value-type="float">
            <text:p>19</text:p>
          </table:table-cell>
          <table:table-cell table:style-name="ce42"/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135" calcext:value-type="float">
            <text:p>13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unstenaars, goochelaars enz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unstkoopers, muzijk- en teekenhandela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unstlak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64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unstoefenaren muzijkanten, muzijkmeesters, organist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unstoefenaren schil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unstoefenaren teekenaars, teekenmeesters, dagnerreotypeurs, decorat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unstoefenaren tooneelspelers, dansmeesters, zang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unstwer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Kurkensnij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andbouw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178" calcext:value-type="float">
            <text:p>178</text:p>
          </table:table-cell>
          <table:table-cell table:style-name="ce64" office:value-type="float" office:value="773" calcext:value-type="float">
            <text:p>77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andhuishoudkundige scholen onderwij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andhuishoudkundige scholen leerling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andmeters en teekenaars bij het kadaster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antaarnopste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atijnsche scholen onderwijz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atijnsche scholen leerling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eerbereiders en looij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4" calcext:value-type="float">
            <text:p>84</text:p>
          </table:table-cell>
          <table:table-cell table:style-name="ce42"/>
          <table:table-cell table:style-name="ce42" office:value-type="float" office:value="85" calcext:value-type="float">
            <text:p>85</text:p>
          </table:table-cell>
          <table:table-cell table:style-name="ce42"/>
          <table:table-cell table:style-name="ce64" office:value-type="float" office:value="85" calcext:value-type="float">
            <text:p>8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eerlingen aan het instituut voor blinden</text:p>
          </table:table-cell>
          <table:table-cell table:style-name="Default"/>
          <table:table-cell table:style-name="ce34"/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etterg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iefdadige gestichten hoof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64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iefdadige gestichten dienstdoend personeel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inieer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oodgieters en pompenmakers, brandspuit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64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oodswezen en strandvonderij (personen behoorende tot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oodwit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Lijmzie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agazijn- en pakhuis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akelaars en kargadoo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andenmak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anufakturen/* 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anufakturen/* kooplie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6" calcext:value-type="float">
            <text:p>16</text:p>
          </table:table-cell>
          <table:table-cell table:style-name="ce64" office:value-type="float" office:value="94" calcext:value-type="float">
            <text:p>9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anufakturen/* werklied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64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at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eekrapbereiders en 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eesters (keur-, markt-, waag-), afsla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64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elk-, boter-, kaas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28" calcext:value-type="float">
            <text:p>28</text:p>
          </table:table-cell>
          <table:table-cell table:style-name="ce64" office:value-type="float" office:value="111" calcext:value-type="float">
            <text:p>1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essenmakers en slij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eters (kolen-, koorn-, hooi-, hout-, scheeps-, enz.), wijnste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1" calcext:value-type="float">
            <text:p>41</text:p>
          </table:table-cell>
          <table:table-cell table:style-name="ce64" office:value-type="float" office:value="139" calcext:value-type="float">
            <text:p>13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etselaa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28" calcext:value-type="float">
            <text:p>128</text:p>
          </table:table-cell>
          <table:table-cell table:style-name="ce42"/>
          <table:table-cell table:style-name="ce42" office:value-type="float" office:value="130" calcext:value-type="float">
            <text:p>130</text:p>
          </table:table-cell>
          <table:table-cell table:style-name="ce42"/>
          <table:table-cell table:style-name="ce64" office:value-type="float" office:value="130" calcext:value-type="float">
            <text:p>13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odenmaaksters</text:p>
          </table:table-cell>
          <table:table-cell table:style-name="Default"/>
          <table:table-cell table:style-name="ce34"/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38" calcext:value-type="float">
            <text:p>38</text:p>
          </table:table-cell>
          <table:table-cell table:style-name="ce42"/>
          <table:table-cell table:style-name="ce42" office:value-type="float" office:value="40" calcext:value-type="float">
            <text:p>40</text:p>
          </table:table-cell>
          <table:table-cell table:style-name="ce64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ol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float" office:value="36" calcext:value-type="float">
            <text:p>36</text:p>
          </table:table-cell>
          <table:table-cell table:style-name="ce42"/>
          <table:table-cell table:style-name="ce64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outmolenaa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64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Mijn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34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116" calcext:value-type="float">
            <text:p>1,116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291" calcext:value-type="float">
            <text:p>1,291</text:p>
          </table:table-cell>
          <table:table-cell table:style-name="ce65" office:value-type="float" office:value="1292" calcext:value-type="float">
            <text:p>1,29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Nacht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Notariss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64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Notarissen (kandidaat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64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Olieslagers en molen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6" calcext:value-type="float">
            <text:p>66</text:p>
          </table:table-cell>
          <table:table-cell table:style-name="ce42"/>
          <table:table-cell table:style-name="ce42" office:value-type="float" office:value="66" calcext:value-type="float">
            <text:p>66</text:p>
          </table:table-cell>
          <table:table-cell table:style-name="ce42"/>
          <table:table-cell table:style-name="ce64" office:value-type="float" office:value="66" calcext:value-type="float">
            <text:p>6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Omroepers, aanpl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Ondernemers en direkteurs van openbare werk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48" calcext:value-type="float">
            <text:p>48</text:p>
          </table:table-cell>
          <table:table-cell table:style-name="ce64" office:value-type="float" office:value="195" calcext:value-type="float">
            <text:p>19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Opzigters, conducteu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Orgeldraaijers, straatmuz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Oudijzer-, oude kleederen-, beenen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number-columns-repeated="4" table:style-name="ce42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aarden- en veehouders en verkoopers, koemel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60" calcext:value-type="float">
            <text:p>6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aarden- en beestensnij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annen-, potten-, pijpen-, steen- en tegelbakk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36" calcext:value-type="float">
            <text:p>36</text:p>
          </table:table-cell>
          <table:table-cell table:style-name="ce42"/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335" calcext:value-type="float">
            <text:p>33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apier- en gekleurd papier- 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apier- en gekleurd papier- handelaa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apier- en gekleurd papier- werklie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arapluie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ennenberei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ik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ik- en teersto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laat- en steendrukkers, plaatsnij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leistergieters, boetseer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7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1" calcext:value-type="float">
            <text:p>91</text:p>
          </table:table-cell>
          <table:table-cell table:style-name="ce42"/>
          <table:table-cell table:style-name="ce42" office:value-type="float" office:value="91" calcext:value-type="float">
            <text:p>91</text:p>
          </table:table-cell>
          <table:table-cell table:style-name="ce42"/>
          <table:table-cell table:style-name="ce64" office:value-type="float" office:value="91" calcext:value-type="float">
            <text:p>9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rokur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ublieke vrouwen, publiekhuishou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Pijp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Ree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Regterlijke magt (ambtenaren der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6" calcext:value-type="float">
            <text:p>46</text:p>
          </table:table-cell>
          <table:table-cell table:style-name="ce42"/>
          <table:table-cell table:style-name="ce42" office:value-type="float" office:value="46" calcext:value-type="float">
            <text:p>46</text:p>
          </table:table-cell>
          <table:table-cell table:style-name="ce42"/>
          <table:table-cell table:style-name="ce64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Renteniers, partikuli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9" calcext:value-type="float">
            <text:p>29</text:p>
          </table:table-cell>
          <table:table-cell table:style-name="ce64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Rentmee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Rijtuig-, wagen-, koffer-, zadel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9" calcext:value-type="float">
            <text:p>19</text:p>
          </table:table-cell>
          <table:table-cell table:style-name="ce42"/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150" calcext:value-type="float">
            <text:p>15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Rijtuigschil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aarslij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at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319" calcext:value-type="float">
            <text:p>31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eepsw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eepzeilnaald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elpvisschers, schul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ermmee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ilders (huis-), glazen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349" calcext:value-type="float">
            <text:p>349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34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59" calcext:value-type="float">
            <text:p>59</text:p>
          </table:table-cell>
          <table:table-cell table:style-name="ce42"/>
          <table:table-cell table:style-name="ce43" office:value-type="float" office:value="1274" calcext:value-type="float">
            <text:p>1,274</text:p>
          </table:table-cell>
          <table:table-cell table:style-name="ce42" office:value-type="float" office:value="33" calcext:value-type="float">
            <text:p>33</text:p>
          </table:table-cell>
          <table:table-cell table:style-name="ce43" office:value-type="float" office:value="1349" calcext:value-type="float">
            <text:p>1,349</text:p>
          </table:table-cell>
          <table:table-cell table:style-name="ce42" office:value-type="float" office:value="33" calcext:value-type="float">
            <text:p>33</text:p>
          </table:table-cell>
          <table:table-cell table:style-name="ce65" office:value-type="float" office:value="1382" calcext:value-type="float">
            <text:p>1,38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oenmakers en lapp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67" calcext:value-type="float">
            <text:p>67</text:p>
          </table:table-cell>
          <table:table-cell table:style-name="ce42"/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753" calcext:value-type="float">
            <text:p>75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oolleerlingen</text:p>
          </table:table-cell>
          <table:table-cell table:style-name="Default"/>
          <table:table-cell table:style-name="ce35" office:value-type="float" office:value="2329" calcext:value-type="float">
            <text:p>2,329</text:p>
          </table:table-cell>
          <table:table-cell table:style-name="ce43" office:value-type="float" office:value="2012" calcext:value-type="float">
            <text:p>2,012</text:p>
          </table:table-cell>
          <table:table-cell table:style-name="ce42" office:value-type="float" office:value="801" calcext:value-type="float">
            <text:p>801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902" calcext:value-type="float">
            <text:p>902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01" calcext:value-type="float">
            <text:p>101</text:p>
          </table:table-cell>
          <table:table-cell table:style-name="ce43" office:value-type="float" office:value="4150" calcext:value-type="float">
            <text:p>4,150</text:p>
          </table:table-cell>
          <table:table-cell table:style-name="ce43" office:value-type="float" office:value="3710" calcext:value-type="float">
            <text:p>3,710</text:p>
          </table:table-cell>
          <table:table-cell table:style-name="ce65" office:value-type="float" office:value="7860" calcext:value-type="float">
            <text:p>7,86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choorsteenveg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64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lijpers (diamant-, glas-, marmer-, metaal- enz.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meden grof-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108" calcext:value-type="float">
            <text:p>10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meden hoef-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meden kagchel- en andere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/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209" calcext:value-type="float">
            <text:p>20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olliciteu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peldenfabrijkanten en werklied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piegelmakers en 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pinners, spoelders, wevers</text:p>
          </table:table-cell>
          <table:table-cell table:style-name="Default"/>
          <table:table-cell table:style-name="ce34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184" calcext:value-type="float">
            <text:p>184</text:p>
          </table:table-cell>
          <table:table-cell table:style-name="ce64" office:value-type="float" office:value="502" calcext:value-type="float">
            <text:p>50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poorweg- en stoombootbeamb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pijker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alhouders, rijtuigverhuu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eenhouw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24" calcext:value-type="float">
            <text:p>24</text:p>
          </table:table-cell>
          <table:table-cell table:style-name="ce42"/>
          <table:table-cell table:style-name="ce64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eenkolen-, hout- en turf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elzie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oelen-bekleeders, draaijers, mat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6" calcext:value-type="float">
            <text:p>36</text:p>
          </table:table-cell>
          <table:table-cell table:style-name="ce42"/>
          <table:table-cell table:style-name="ce42" office:value-type="float" office:value="39" calcext:value-type="float">
            <text:p>39</text:p>
          </table:table-cell>
          <table:table-cell table:style-name="ce42"/>
          <table:table-cell table:style-name="ce64" office:value-type="float" office:value="39" calcext:value-type="float">
            <text:p>3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offenverwers, glanz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raat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udenten aan hooge scholen, athenace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udenten aan academien, clinische schol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udenten aan seminari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ukadoors, wit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tijfsel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uiker- en pastijb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Suikerraffinadeu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aalmeesters, translat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abak- en sigaren- 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abak- en sigaren- kerv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75" calcext:value-type="float">
            <text:p>75</text:p>
          </table:table-cell>
          <table:table-cell table:style-name="ce42"/>
          <table:table-cell table:style-name="ce42" office:value-type="float" office:value="87" calcext:value-type="float">
            <text:p>87</text:p>
          </table:table-cell>
          <table:table-cell table:style-name="ce42"/>
          <table:table-cell table:style-name="ce64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abak- en sigaren- plan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abak- en sigaren- 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apijt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immerlieden, kisten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1" calcext:value-type="float">
            <text:p>61</text:p>
          </table:table-cell>
          <table:table-cell table:style-name="ce42"/>
          <table:table-cell table:style-name="ce42" office:value-type="float" office:value="845" calcext:value-type="float">
            <text:p>84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12" calcext:value-type="float">
            <text:p>912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914" calcext:value-type="float">
            <text:p>9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innegie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ol- en pontgaarders, brug- en sluiswach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ouwslagers, baanwerkers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7" calcext:value-type="float">
            <text:p>17</text:p>
          </table:table-cell>
          <table:table-cell table:style-name="ce64" office:value-type="float" office:value="174" calcext:value-type="float">
            <text:p>17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raansto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urf-, koorn- en kolendra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49" calcext:value-type="float">
            <text:p>149</text:p>
          </table:table-cell>
          <table:table-cell table:style-name="ce42"/>
          <table:table-cell table:style-name="ce42" office:value-type="float" office:value="149" calcext:value-type="float">
            <text:p>149</text:p>
          </table:table-cell>
          <table:table-cell table:style-name="ce42"/>
          <table:table-cell table:style-name="ce64" office:value-type="float" office:value="149" calcext:value-type="float">
            <text:p>14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Uitdragers, uitventers, leur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Uurwerkmak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00" calcext:value-type="float">
            <text:p>100</text:p>
          </table:table-cell>
          <table:table-cell table:style-name="ce42"/>
          <table:table-cell table:style-name="ce42" office:value-type="float" office:value="111" calcext:value-type="float">
            <text:p>111</text:p>
          </table:table-cell>
          <table:table-cell table:style-name="ce42"/>
          <table:table-cell table:style-name="ce64" office:value-type="float" office:value="111" calcext:value-type="float">
            <text:p>1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eearts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eenlieden, turfbo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endu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ergulders, lijs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ill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ischdroogers en rook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ischverkoo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64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issch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92" calcext:value-type="float">
            <text:p>92</text:p>
          </table:table-cell>
          <table:table-cell table:style-name="ce42"/>
          <table:table-cell table:style-name="ce42" office:value-type="float" office:value="101" calcext:value-type="float">
            <text:p>101</text:p>
          </table:table-cell>
          <table:table-cell table:style-name="ce42"/>
          <table:table-cell table:style-name="ce64" office:value-type="float" office:value="101" calcext:value-type="float">
            <text:p>10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leeschhouwers, spekslagers, poeli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216" calcext:value-type="float">
            <text:p>21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oddenra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oerlieden, koetsiers, loopers, postknechten en slee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ogelverkoopers, koolbo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Wafel- en poffertjesb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Watermolen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Water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We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Werktuigkundigen en makers, balans- en brandspuit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Wierspinn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Wijnhandelaa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64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IJk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IJzer- en koperdraaij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IJzerg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aad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aakwaarnemers, commissionnai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8" calcext:value-type="float">
            <text:p>58</text:p>
          </table:table-cell>
          <table:table-cell table:style-name="ce42"/>
          <table:table-cell table:style-name="ce42" office:value-type="float" office:value="58" calcext:value-type="float">
            <text:p>58</text:p>
          </table:table-cell>
          <table:table-cell table:style-name="ce42"/>
          <table:table-cell table:style-name="ce64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akkenmakers en verhuurd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and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eepzie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9" calcext:value-type="float">
            <text:p>19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64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eevaartscholen onderwij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eevaartscholen leerling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iekenoppass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outzie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waardveg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wavelstokkenmakers en 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ijdeteelt (personen behoorende tot de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Verschillende beroep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Zonder beroep</text:p>
          </table:table-cell>
          <table:table-cell table:style-name="Default"/>
          <table:table-cell table:style-name="ce35" office:value-type="float" office:value="4773" calcext:value-type="float">
            <text:p>4,773</text:p>
          </table:table-cell>
          <table:table-cell table:style-name="ce43" office:value-type="float" office:value="5021" calcext:value-type="float">
            <text:p>5,021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785" calcext:value-type="float">
            <text:p>785</text:p>
          </table:table-cell>
          <table:table-cell table:style-name="ce43" office:value-type="float" office:value="1417" calcext:value-type="float">
            <text:p>1,417</text:p>
          </table:table-cell>
          <table:table-cell table:style-name="ce43" office:value-type="float" office:value="2110" calcext:value-type="float">
            <text:p>2,110</text:p>
          </table:table-cell>
          <table:table-cell table:style-name="ce43" office:value-type="float" office:value="15142" calcext:value-type="float">
            <text:p>15,142</text:p>
          </table:table-cell>
          <table:table-cell table:style-name="ce43" office:value-type="float" office:value="8098" calcext:value-type="float">
            <text:p>8,098</text:p>
          </table:table-cell>
          <table:table-cell table:style-name="ce43" office:value-type="float" office:value="22171" calcext:value-type="float">
            <text:p>22,171</text:p>
          </table:table-cell>
          <table:table-cell table:style-name="ce65" office:value-type="float" office:value="30269" calcext:value-type="float">
            <text:p>30,26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Beroep onbekend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ELF STEDEN.</text:p>
          </table:table-cell>
          <table:table-cell table:style-name="ce18" office:value-type="string" calcext:value-type="string">
            <text:p>TOTAAL</text:p>
          </table:table-cell>
          <table:table-cell table:style-name="Default"/>
          <table:table-cell table:style-name="ce35" office:value-type="float" office:value="7144" calcext:value-type="float">
            <text:p>7,144</text:p>
          </table:table-cell>
          <table:table-cell table:style-name="ce43" office:value-type="float" office:value="7068" calcext:value-type="float">
            <text:p>7,068</text:p>
          </table:table-cell>
          <table:table-cell table:style-name="ce43" office:value-type="float" office:value="1344" calcext:value-type="float">
            <text:p>1,344</text:p>
          </table:table-cell>
          <table:table-cell table:style-name="ce43" office:value-type="float" office:value="1420" calcext:value-type="float">
            <text:p>1,420</text:p>
          </table:table-cell>
          <table:table-cell table:style-name="ce43" office:value-type="float" office:value="2612" calcext:value-type="float">
            <text:p>2,612</text:p>
          </table:table-cell>
          <table:table-cell table:style-name="ce43" office:value-type="float" office:value="2648" calcext:value-type="float">
            <text:p>2,648</text:p>
          </table:table-cell>
          <table:table-cell table:style-name="ce43" office:value-type="float" office:value="18275" calcext:value-type="float">
            <text:p>18,275</text:p>
          </table:table-cell>
          <table:table-cell table:style-name="ce43" office:value-type="float" office:value="21196" calcext:value-type="float">
            <text:p>21,196</text:p>
          </table:table-cell>
          <table:table-cell table:style-name="ce43" office:value-type="float" office:value="29375" calcext:value-type="float">
            <text:p>29,375</text:p>
          </table:table-cell>
          <table:table-cell table:style-name="ce43" office:value-type="float" office:value="32332" calcext:value-type="float">
            <text:p>32,332</text:p>
          </table:table-cell>
          <table:table-cell table:style-name="ce65" office:value-type="float" office:value="61707" calcext:value-type="float">
            <text:p>61,70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annem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ardappelenmeel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ardewerk- en porceleinfabrijkanten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ardewerk- en porceleinkooplie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dvoka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64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fbraak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luin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mbtenaren Staats-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95" calcext:value-type="float">
            <text:p>19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mbtenaren Provinciale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mbtenaren Gemeente-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mbtenaren Niet genoemde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pothekers, drogist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rbeiders, daglooners</text:p>
          </table:table-cell>
          <table:table-cell table:style-name="Default"/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635" calcext:value-type="float">
            <text:p>635</text:p>
          </table:table-cell>
          <table:table-cell table:style-name="ce42" office:value-type="float" office:value="319" calcext:value-type="float">
            <text:p>319</text:p>
          </table:table-cell>
          <table:table-cell table:style-name="ce43" office:value-type="float" office:value="16695" calcext:value-type="float">
            <text:p>16,695</text:p>
          </table:table-cell>
          <table:table-cell table:style-name="ce43" office:value-type="float" office:value="4927" calcext:value-type="float">
            <text:p>4,927</text:p>
          </table:table-cell>
          <table:table-cell table:style-name="ce43" office:value-type="float" office:value="17397" calcext:value-type="float">
            <text:p>17,397</text:p>
          </table:table-cell>
          <table:table-cell table:style-name="ce43" office:value-type="float" office:value="5283" calcext:value-type="float">
            <text:p>5,283</text:p>
          </table:table-cell>
          <table:table-cell table:style-name="ce65" office:value-type="float" office:value="22680" calcext:value-type="float">
            <text:p>22,68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sch-, bagger-, vuilnislieden, asch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zijnstokers, kunstazij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aardscheerders, kappers, paruik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8" calcext:value-type="float">
            <text:p>28</text:p>
          </table:table-cell>
          <table:table-cell table:style-name="ce42"/>
          <table:table-cell table:style-name="ce42" office:value-type="float" office:value="28" calcext:value-type="float">
            <text:p>28</text:p>
          </table:table-cell>
          <table:table-cell table:style-name="ce42"/>
          <table:table-cell table:style-name="ce64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adstoofhou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ankiers, effektenhandelaars, geldwisselaars, kassi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eldhouwers, lofwerksnij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leenbankhouders, inbrenge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ste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stellers, expediteurs, factoors, voetbod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64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zembinders, rietboeren, rijswer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ierbrouwers, biersto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illard-, kaats-ball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lee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lik- en pleetwerkers, lamp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loemisten, boomkweekers, tuiniers, warmoezeni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673" calcext:value-type="float">
            <text:p>1,673</text:p>
          </table:table-cell>
          <table:table-cell table:style-name="ce42" office:value-type="float" office:value="181" calcext:value-type="float">
            <text:p>181</text:p>
          </table:table-cell>
          <table:table-cell table:style-name="ce43" office:value-type="float" office:value="1687" calcext:value-type="float">
            <text:p>1,687</text:p>
          </table:table-cell>
          <table:table-cell table:style-name="ce42" office:value-type="float" office:value="184" calcext:value-type="float">
            <text:p>184</text:p>
          </table:table-cell>
          <table:table-cell table:style-name="ce65" office:value-type="float" office:value="1871" calcext:value-type="float">
            <text:p>1,87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ekbin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ek- en dagbladdrukkers en verkoopers 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64" office:value-type="float" office:value="13" calcext:value-type="float">
            <text:p>13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nt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rdpapier (werkers in) doozen-, kaar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rduurwerkers, kant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rstel-, kaarden-, kammen-, rijven-, zeeft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uw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randers en stokers van stroop, likeuren, sterke drank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reuk- en draagbanden-, keurslijv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rillenslijpers en 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rood-, kleingoed-, koek- en banketbakkers en slijters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55" calcext:value-type="float">
            <text:p>955</text:p>
          </table:table-cell>
          <table:table-cell table:style-name="ce42" office:value-type="float" office:value="236" calcext:value-type="float">
            <text:p>236</text:p>
          </table:table-cell>
          <table:table-cell table:style-name="ce43" office:value-type="float" office:value="1012" calcext:value-type="float">
            <text:p>1,012</text:p>
          </table:table-cell>
          <table:table-cell table:style-name="ce42" office:value-type="float" office:value="237" calcext:value-type="float">
            <text:p>237</text:p>
          </table:table-cell>
          <table:table-cell table:style-name="ce65" office:value-type="float" office:value="1249" calcext:value-type="float">
            <text:p>1,24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ijenteelt (personen behoorende tot de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64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Chicorei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Chocolade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agbladschrijvers, letterkundig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ebiteurs en gedelegeerden in de loterij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ekkers (lei-, pannen-, riet-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eurwaa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64" office:value-type="float" office:value="23" calcext:value-type="float">
            <text:p>23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34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189" calcext:value-type="float">
            <text:p>189</text:p>
          </table:table-cell>
          <table:table-cell table:style-name="ce43" office:value-type="float" office:value="3395" calcext:value-type="float">
            <text:p>3,395</text:p>
          </table:table-cell>
          <table:table-cell table:style-name="ce42" office:value-type="float" office:value="214" calcext:value-type="float">
            <text:p>214</text:p>
          </table:table-cell>
          <table:table-cell table:style-name="ce43" office:value-type="float" office:value="3798" calcext:value-type="float">
            <text:p>3,798</text:p>
          </table:table-cell>
          <table:table-cell table:style-name="ce65" office:value-type="float" office:value="4012" calcext:value-type="float">
            <text:p>4,01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Fabrijkanten van verschillenden aard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Fineerzag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aarkeukenhou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alanteriewarenhandel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aren- en bandwinkeli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az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20" calcext:value-type="float">
            <text:p>20</text:p>
          </table:table-cell>
          <table:table-cell table:style-name="ce64" office:value-type="float" office:value="157" calcext:value-type="float">
            <text:p>15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epensioneerden (burgerlijke en militaire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52" calcext:value-type="float">
            <text:p>5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eschutgieters, geweer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lasbla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27" calcext:value-type="float">
            <text:p>227</text:p>
          </table:table-cell>
          <table:table-cell table:style-name="ce42"/>
          <table:table-cell table:style-name="ce42" office:value-type="float" office:value="227" calcext:value-type="float">
            <text:p>227</text:p>
          </table:table-cell>
          <table:table-cell table:style-name="ce42"/>
          <table:table-cell table:style-name="ce64" office:value-type="float" office:value="227" calcext:value-type="float">
            <text:p>227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34"/>
          <table:table-cell table:style-name="ce42" table:number-columns-repeated="5"/>
          <table:table-cell table:number-columns-repeated="4" table:style-name="ce42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64" office:value-type="float" office:value="21" calcext:value-type="float">
            <text:p>2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uddraadtrekkers, passementwerkers, galon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aanhandelaars, gist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aveurs op hout, metaal en steen, stempelsnij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iendbaz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oenten-, fruitverkoop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ondeigena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ossiers, slij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utters, kruideniers</text:p>
          </table:table-cell>
          <table:table-cell table:style-name="Default"/>
          <table:table-cell table:style-name="ce34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7" calcext:value-type="float">
            <text:p>7</text:p>
          </table:table-cell>
          <table:table-cell table:style-name="ce64" office:value-type="float" office:value="131" calcext:value-type="float">
            <text:p>13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aar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andelsleerling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andelsreizig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andschoenen- en dass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aven- en baken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eemraden en verdere ambtenaren van de waterschapp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oetmaaij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ennep- en vlasbereiders en teel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erbergiers, kasteleins, koffijhuishou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30" calcext:value-type="float">
            <text:p>30</text:p>
          </table:table-cell>
          <table:table-cell table:style-name="ce64" office:value-type="float" office:value="239" calcext:value-type="float">
            <text:p>23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erders en veehoeders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150" calcext:value-type="float">
            <text:p>15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oeden-, petten- en stroohoed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7" calcext:value-type="float">
            <text:p>57</text:p>
          </table:table-cell>
          <table:table-cell table:style-name="ce64" office:value-type="float" office:value="63" calcext:value-type="float">
            <text:p>63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outhak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outzaagmolenaars, houtzagers, houtkoop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06" calcext:value-type="float">
            <text:p>106</text:p>
          </table:table-cell>
          <table:table-cell table:style-name="ce42"/>
          <table:table-cell table:style-name="ce42" office:value-type="float" office:value="110" calcext:value-type="float">
            <text:p>110</text:p>
          </table:table-cell>
          <table:table-cell table:style-name="ce42"/>
          <table:table-cell table:style-name="ce64" office:value-type="float" office:value="110" calcext:value-type="float">
            <text:p>1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uisleerlingen</text:p>
          </table:table-cell>
          <table:table-cell table:style-name="Default"/>
          <table:table-cell table:style-name="ce34" office:value-type="float" office:value="101" calcext:value-type="float">
            <text:p>101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office:value-type="float" office:value="223" calcext:value-type="float">
            <text:p>223</text:p>
          </table:table-cell>
          <table:table-cell table:style-name="ce64" office:value-type="float" office:value="436" calcext:value-type="float">
            <text:p>43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Ingenieurs en verdere ambtenaren van den waterstaa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Inleggers van levensbehoef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Ja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Jagt (personen behoorende tot de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Juweliers, goud- en zilversmed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99" calcext:value-type="float">
            <text:p>9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arders, wolkamm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arsenmakers (smeer- en was-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binet- en schrijnwerkers, kunstdraaij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54" calcext:value-type="float">
            <text:p>54</text:p>
          </table:table-cell>
          <table:table-cell table:style-name="ce42"/>
          <table:table-cell table:style-name="ce42" office:value-type="float" office:value="69" calcext:value-type="float">
            <text:p>69</text:p>
          </table:table-cell>
          <table:table-cell table:style-name="ce42"/>
          <table:table-cell table:style-name="ce64" office:value-type="float" office:value="69" calcext:value-type="float">
            <text:p>6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detten van de landmag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detten van de zeemag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lkbranders, cement- en tras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4" calcext:value-type="float">
            <text:p>24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64" office:value-type="float" office:value="26" calcext:value-type="float">
            <text:p>26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ntoor- en winkelbedienden, pakhuisknecht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7" calcext:value-type="float">
            <text:p>7</text:p>
          </table:table-cell>
          <table:table-cell table:style-name="ce64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leedermak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451" calcext:value-type="float">
            <text:p>451</text:p>
          </table:table-cell>
          <table:table-cell table:style-name="ce42"/>
          <table:table-cell table:style-name="ce42" office:value-type="float" office:value="487" calcext:value-type="float">
            <text:p>487</text:p>
          </table:table-cell>
          <table:table-cell table:style-name="ce42"/>
          <table:table-cell table:style-name="ce64" office:value-type="float" office:value="487" calcext:value-type="float">
            <text:p>48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leederen- en gemaaktgoed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leinhandelaars, winkeli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606" calcext:value-type="float">
            <text:p>606</text:p>
          </table:table-cell>
          <table:table-cell table:style-name="ce65" office:value-type="float" office:value="1308" calcext:value-type="float">
            <text:p>1,308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73" calcext:value-type="float">
            <text:p>73</text:p>
          </table:table-cell>
          <table:table-cell table:style-name="ce42"/>
          <table:table-cell table:style-name="ce42" office:value-type="float" office:value="78" calcext:value-type="float">
            <text:p>78</text:p>
          </table:table-cell>
          <table:table-cell table:style-name="ce42"/>
          <table:table-cell table:style-name="ce64" office:value-type="float" office:value="78" calcext:value-type="float">
            <text:p>7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lomp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noop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lenbran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ninklijk Huis (personen, verbonden aan het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oplieden van verschillenden aard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3" office:value-type="float" office:value="1203" calcext:value-type="float">
            <text:p>1,203</text:p>
          </table:table-cell>
          <table:table-cell table:style-name="ce42" office:value-type="float" office:value="145" calcext:value-type="float">
            <text:p>145</text:p>
          </table:table-cell>
          <table:table-cell table:style-name="ce43" office:value-type="float" office:value="1211" calcext:value-type="float">
            <text:p>1,211</text:p>
          </table:table-cell>
          <table:table-cell table:style-name="ce42" office:value-type="float" office:value="145" calcext:value-type="float">
            <text:p>145</text:p>
          </table:table-cell>
          <table:table-cell table:style-name="ce65" office:value-type="float" office:value="1356" calcext:value-type="float">
            <text:p>1,35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ornmolenaa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62" calcext:value-type="float">
            <text:p>162</text:p>
          </table:table-cell>
          <table:table-cell table:style-name="ce42"/>
          <table:table-cell table:style-name="ce42" office:value-type="float" office:value="167" calcext:value-type="float">
            <text:p>167</text:p>
          </table:table-cell>
          <table:table-cell table:style-name="ce42"/>
          <table:table-cell table:style-name="ce64" office:value-type="float" office:value="167" calcext:value-type="float">
            <text:p>16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ornversch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per- en blikslagers, draadvlechters, ketellap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94" calcext:value-type="float">
            <text:p>94</text:p>
          </table:table-cell>
          <table:table-cell table:style-name="ce42"/>
          <table:table-cell table:style-name="ce42" office:value-type="float" office:value="107" calcext:value-type="float">
            <text:p>107</text:p>
          </table:table-cell>
          <table:table-cell table:style-name="ce42"/>
          <table:table-cell table:style-name="ce64" office:value-type="float" office:value="107" calcext:value-type="float">
            <text:p>10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per-, klok- en geelg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stschool- houders en onderwijz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stschool- leerling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64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aankinder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amers</text:p>
          </table:table-cell>
          <table:table-cell table:style-name="Default"/>
          <table:table-cell table:style-name="ce34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233" calcext:value-type="float">
            <text:p>233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242" calcext:value-type="float">
            <text:p>242</text:p>
          </table:table-cell>
          <table:table-cell table:style-name="ce64" office:value-type="float" office:value="485" calcext:value-type="float">
            <text:p>48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amm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ib- en dijkwerkers, heibaz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oeghouders, tappe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43" calcext:value-type="float">
            <text:p>43</text:p>
          </table:table-cell>
          <table:table-cell table:style-name="ce64" office:value-type="float" office:value="246" calcext:value-type="float">
            <text:p>24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uidfabrijkanten en vuurwerk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uijers, sjouwers, schoenpoets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8" calcext:value-type="float">
            <text:p>3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ijgslieden van en boven den rang van 2den luitenan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ijgslieden beneden den rang van 2den luitenan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ipers, hoepel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39" calcext:value-type="float">
            <text:p>39</text:p>
          </table:table-cell>
          <table:table-cell table:style-name="ce42"/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13" calcext:value-type="float">
            <text:p>13</text:p>
          </table:table-cell>
          <table:table-cell table:style-name="ce64" office:value-type="float" office:value="487" calcext:value-type="float">
            <text:p>48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enaars, goochelaa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koopers, muzijk- en teekenhandelar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lak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oefenaren muzijkanten, muzijkmeesters, organis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oefenaren schil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oefenaren tooneelspelers, dansmeesters, zang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rkensnij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ndbouwers</text:p>
          </table:table-cell>
          <table:table-cell table:style-name="Default"/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12" calcext:value-type="float">
            <text:p>812</text:p>
          </table:table-cell>
          <table:table-cell table:style-name="ce42" office:value-type="float" office:value="326" calcext:value-type="float">
            <text:p>326</text:p>
          </table:table-cell>
          <table:table-cell table:style-name="ce43" office:value-type="float" office:value="13529" calcext:value-type="float">
            <text:p>13,529</text:p>
          </table:table-cell>
          <table:table-cell table:style-name="ce43" office:value-type="float" office:value="6443" calcext:value-type="float">
            <text:p>6,443</text:p>
          </table:table-cell>
          <table:table-cell table:style-name="ce43" office:value-type="float" office:value="14402" calcext:value-type="float">
            <text:p>14,402</text:p>
          </table:table-cell>
          <table:table-cell table:style-name="ce43" office:value-type="float" office:value="6786" calcext:value-type="float">
            <text:p>6,786</text:p>
          </table:table-cell>
          <table:table-cell table:style-name="ce65" office:value-type="float" office:value="21188" calcext:value-type="float">
            <text:p>21,18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ndhuishoudkundige scholen onderwij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ndhuishoudkundige scholen leerling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ndmeters en teekenaars bij het kadaster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ntaarnopste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tijnsche scholen onderwij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tijnsche scholen leerling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eerbereiders en looij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eerlingen aan het instituut voor blind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ettergie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iefdadige gestichten hoof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5" calcext:value-type="float">
            <text:p>25</text:p>
          </table:table-cell>
          <table:table-cell table:style-name="ce64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iefdadige gestichten dienstdoend personeel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inieer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oodgieters en pompenmakers, brandspuit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oodswezen en strandvonderij (personen behoorende tot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oodwit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ijmzie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gazijn- en pakhuismee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kelaars en kargadoo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nden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3" calcext:value-type="float">
            <text:p>13</text:p>
          </table:table-cell>
          <table:table-cell table:style-name="ce64" office:value-type="float" office:value="39" calcext:value-type="float">
            <text:p>3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nufakturen/* 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nufakturen/* kooplie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nufakturen/* werklied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6" calcext:value-type="float">
            <text:p>16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t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ekrapbereiders en 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esters (keur-, markt-, vraag-), afsla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lk-, boter-, kaas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8" calcext:value-type="float">
            <text:p>8</text:p>
          </table:table-cell>
          <table:table-cell table:style-name="ce64" office:value-type="float" office:value="62" calcext:value-type="float">
            <text:p>6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ssenmakers en slij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ters (kolen-, koorn-, hout-, scheeps- enz.), wijnste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6" calcext:value-type="float">
            <text:p>46</text:p>
          </table:table-cell>
          <table:table-cell table:style-name="ce64" office:value-type="float" office:value="106" calcext:value-type="float">
            <text:p>10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tsel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odemaakst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ol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64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outmolenaa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ijn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34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28" calcext:value-type="float">
            <text:p>28</text:p>
          </table:table-cell>
          <table:table-cell table:style-name="ce42"/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929" calcext:value-type="float">
            <text:p>1,929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2207" calcext:value-type="float">
            <text:p>2,207</text:p>
          </table:table-cell>
          <table:table-cell table:style-name="ce65" office:value-type="float" office:value="2208" calcext:value-type="float">
            <text:p>2,20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Nacht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Notariss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1" calcext:value-type="float">
            <text:p>41</text:p>
          </table:table-cell>
          <table:table-cell table:style-name="ce42"/>
          <table:table-cell table:style-name="ce42" office:value-type="float" office:value="41" calcext:value-type="float">
            <text:p>41</text:p>
          </table:table-cell>
          <table:table-cell table:style-name="ce42"/>
          <table:table-cell table:style-name="ce64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Notarissen (kandidaat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lieslagers en molen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6" calcext:value-type="float">
            <text:p>36</text:p>
          </table:table-cell>
          <table:table-cell table:style-name="ce42"/>
          <table:table-cell table:style-name="ce42" office:value-type="float" office:value="36" calcext:value-type="float">
            <text:p>36</text:p>
          </table:table-cell>
          <table:table-cell table:style-name="ce42"/>
          <table:table-cell table:style-name="ce64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mroepers, aanpl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3" calcext:value-type="float">
            <text:p>13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nemers en direkteurs van openbare werk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31" calcext:value-type="float">
            <text:p>31</text:p>
          </table:table-cell>
          <table:table-cell table:style-name="ce64" office:value-type="float" office:value="485" calcext:value-type="float">
            <text:p>48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psigters, conducteu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rgeldraaijers, straatmuzijkanten</text:p>
          </table:table-cell>
          <table:table-cell table:style-name="Default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udijzer-, oude kleederen-, beenen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arden- en veehouders en verkoopers, koemel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31" calcext:value-type="float">
            <text:p>831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float" office:value="93" calcext:value-type="float">
            <text:p>93</text:p>
          </table:table-cell>
          <table:table-cell table:style-name="ce64" office:value-type="float" office:value="925" calcext:value-type="float">
            <text:p>92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arden- en beestensnij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nnen-, potten-, pijpen-, steen- en tegelbak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142" calcext:value-type="float">
            <text:p>14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pier- en gekleurd papier- 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pier- en gekleurd papier- handelaa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pier- en gekleurd papier- werklied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rapluie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nnenberei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ikeu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ik- en teersto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laat- en steendrukkers, plaatsnij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leistergieters, boetseer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7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olitie (dir, commiss, agenten van), marech, veld- en boschw, nacht- en torenw, geregtsdienaars, cipiers en bew van gevangenissen, scherpregters, enz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79" calcext:value-type="float">
            <text:p>179</text:p>
          </table:table-cell>
          <table:table-cell table:style-name="ce42"/>
          <table:table-cell table:style-name="ce42" office:value-type="float" office:value="179" calcext:value-type="float">
            <text:p>179</text:p>
          </table:table-cell>
          <table:table-cell table:style-name="ce42"/>
          <table:table-cell table:style-name="ce64" office:value-type="float" office:value="179" calcext:value-type="float">
            <text:p>17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rokur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ublieke vrouwen, publiekhuishou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ijp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ee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egterlijke magt (ambtenaren der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64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enteniers, partikuli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83" calcext:value-type="float">
            <text:p>183</text:p>
          </table:table-cell>
          <table:table-cell table:style-name="ce64" office:value-type="float" office:value="347" calcext:value-type="float">
            <text:p>34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entmee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ijtuig-, wagen-, koffer-, zadel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7" calcext:value-type="float">
            <text:p>17</text:p>
          </table:table-cell>
          <table:table-cell table:style-name="ce42"/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7" calcext:value-type="float">
            <text:p>7</text:p>
          </table:table-cell>
          <table:table-cell table:style-name="ce64" office:value-type="float" office:value="331" calcext:value-type="float">
            <text:p>33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ijtuigschil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aarslij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64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at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64" office:value-type="float" office:value="20" calcext:value-type="float">
            <text:p>20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386" calcext:value-type="float">
            <text:p>38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epsw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epzeilnaald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lpvisschers, schul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64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rmmee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ilders (huis-), glazen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502" calcext:value-type="float">
            <text:p>502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34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109" calcext:value-type="float">
            <text:p>109</text:p>
          </table:table-cell>
          <table:table-cell table:style-name="ce42"/>
          <table:table-cell table:style-name="ce43" office:value-type="float" office:value="2201" calcext:value-type="float">
            <text:p>2,201</text:p>
          </table:table-cell>
          <table:table-cell table:style-name="ce42" office:value-type="float" office:value="48" calcext:value-type="float">
            <text:p>48</text:p>
          </table:table-cell>
          <table:table-cell table:style-name="ce43" office:value-type="float" office:value="2323" calcext:value-type="float">
            <text:p>2,323</text:p>
          </table:table-cell>
          <table:table-cell table:style-name="ce42" office:value-type="float" office:value="48" calcext:value-type="float">
            <text:p>48</text:p>
          </table:table-cell>
          <table:table-cell table:style-name="ce65" office:value-type="float" office:value="2371" calcext:value-type="float">
            <text:p>2,37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oenmakers en lapp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57" calcext:value-type="float">
            <text:p>57</text:p>
          </table:table-cell>
          <table:table-cell table:style-name="ce42"/>
          <table:table-cell table:style-name="ce43" office:value-type="float" office:value="1015" calcext:value-type="float">
            <text:p>1,015</text:p>
          </table:table-cell>
          <table:table-cell table:style-name="ce42" office:value-type="float" office:value="7" calcext:value-type="float">
            <text:p>7</text:p>
          </table:table-cell>
          <table:table-cell table:style-name="ce43" office:value-type="float" office:value="1080" calcext:value-type="float">
            <text:p>1,080</text:p>
          </table:table-cell>
          <table:table-cell table:style-name="ce42" office:value-type="float" office:value="7" calcext:value-type="float">
            <text:p>7</text:p>
          </table:table-cell>
          <table:table-cell table:style-name="ce65" office:value-type="float" office:value="1087" calcext:value-type="float">
            <text:p>1,08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oolleerlingen</text:p>
          </table:table-cell>
          <table:table-cell table:style-name="Default"/>
          <table:table-cell table:style-name="ce35" office:value-type="float" office:value="6535" calcext:value-type="float">
            <text:p>6,535</text:p>
          </table:table-cell>
          <table:table-cell table:style-name="ce43" office:value-type="float" office:value="5769" calcext:value-type="float">
            <text:p>5,769</text:p>
          </table:table-cell>
          <table:table-cell table:style-name="ce43" office:value-type="float" office:value="2387" calcext:value-type="float">
            <text:p>2,387</text:p>
          </table:table-cell>
          <table:table-cell table:style-name="ce43" office:value-type="float" office:value="2003" calcext:value-type="float">
            <text:p>2,003</text:p>
          </table:table-cell>
          <table:table-cell table:style-name="ce43" office:value-type="float" office:value="1593" calcext:value-type="float">
            <text:p>1,593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59" calcext:value-type="float">
            <text:p>59</text:p>
          </table:table-cell>
          <table:table-cell table:style-name="ce43" office:value-type="float" office:value="10587" calcext:value-type="float">
            <text:p>10,587</text:p>
          </table:table-cell>
          <table:table-cell table:style-name="ce43" office:value-type="float" office:value="8791" calcext:value-type="float">
            <text:p>8,791</text:p>
          </table:table-cell>
          <table:table-cell table:style-name="ce65" office:value-type="float" office:value="19378" calcext:value-type="float">
            <text:p>19,37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oorsteenve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lijpers (diamant-, glas-, marmer-, metaal- enz.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4" calcext:value-type="float">
            <text:p>94</text:p>
          </table:table-cell>
          <table:table-cell table:style-name="ce42"/>
          <table:table-cell table:style-name="ce42" office:value-type="float" office:value="94" calcext:value-type="float">
            <text:p>94</text:p>
          </table:table-cell>
          <table:table-cell table:style-name="ce42"/>
          <table:table-cell table:style-name="ce64" office:value-type="float" office:value="94" calcext:value-type="float">
            <text:p>9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meden grof-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17" calcext:value-type="float">
            <text:p>17</text:p>
          </table:table-cell>
          <table:table-cell table:style-name="ce64" office:value-type="float" office:value="355" calcext:value-type="float">
            <text:p>35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meden hoef-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7" calcext:value-type="float">
            <text:p>37</text:p>
          </table:table-cell>
          <table:table-cell table:style-name="ce42"/>
          <table:table-cell table:style-name="ce42" office:value-type="float" office:value="38" calcext:value-type="float">
            <text:p>38</text:p>
          </table:table-cell>
          <table:table-cell table:style-name="ce42"/>
          <table:table-cell table:style-name="ce64" office:value-type="float" office:value="38" calcext:value-type="float">
            <text:p>3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meden kagchel- en andere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42" office:value-type="float" office:value="115" calcext:value-type="float">
            <text:p>115</text:p>
          </table:table-cell>
          <table:table-cell table:style-name="ce42"/>
          <table:table-cell table:style-name="ce42" office:value-type="float" office:value="140" calcext:value-type="float">
            <text:p>140</text:p>
          </table:table-cell>
          <table:table-cell table:style-name="ce42"/>
          <table:table-cell table:style-name="ce64" office:value-type="float" office:value="140" calcext:value-type="float">
            <text:p>14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olliciteu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peldenfabrijkanten en werklied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piegelmakers en 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pinners, spoelders, wevers</text:p>
          </table:table-cell>
          <table:table-cell table:style-name="Default"/>
          <table:table-cell table:style-name="ce34"/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152" calcext:value-type="float">
            <text:p>152</text:p>
          </table:table-cell>
          <table:table-cell table:style-name="ce64" office:value-type="float" office:value="396" calcext:value-type="float">
            <text:p>39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poorweg- en stoombootbeamb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pijker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alhouders, rijtuigverhuu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eenhouw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eenkolen-, hout- en turfverkoop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elzie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oelen-bekleeders, draaijers, mat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offenverwers, glanz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raat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5" calcext:value-type="float">
            <text:p>35</text:p>
          </table:table-cell>
          <table:table-cell table:style-name="ce42"/>
          <table:table-cell table:style-name="ce42" office:value-type="float" office:value="35" calcext:value-type="float">
            <text:p>35</text:p>
          </table:table-cell>
          <table:table-cell table:style-name="ce42"/>
          <table:table-cell table:style-name="ce64" office:value-type="float" office:value="35" calcext:value-type="float">
            <text:p>3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udenten aan hooge scholen, athennea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udenten aan academien, clinische schol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udenten aan seminari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ukadoors, wit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ijfsel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uiker- en pastijb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uikerraffinadeu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almeesters, translateu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bak- en sigaren- 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bak- en sigaren- kerv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64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bak- en sigaren- plan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bak- en sigaren- 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pijt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immerlieden, kistenmak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91" calcext:value-type="float">
            <text:p>91</text:p>
          </table:table-cell>
          <table:table-cell table:style-name="ce42"/>
          <table:table-cell table:style-name="ce43" office:value-type="float" office:value="2017" calcext:value-type="float">
            <text:p>2,017</text:p>
          </table:table-cell>
          <table:table-cell table:style-name="ce42" office:value-type="float" office:value="6" calcext:value-type="float">
            <text:p>6</text:p>
          </table:table-cell>
          <table:table-cell table:style-name="ce43" office:value-type="float" office:value="2112" calcext:value-type="float">
            <text:p>2,112</text:p>
          </table:table-cell>
          <table:table-cell table:style-name="ce42" office:value-type="float" office:value="6" calcext:value-type="float">
            <text:p>6</text:p>
          </table:table-cell>
          <table:table-cell table:style-name="ce65" office:value-type="float" office:value="2118" calcext:value-type="float">
            <text:p>2,11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inneg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ol- en pontgaarders, brug- en sluiswach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71" calcext:value-type="float">
            <text:p>7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ouwslagers, baanwerk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62" calcext:value-type="float">
            <text:p>6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raansto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urf-, koorn- en kolendra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7" calcext:value-type="float">
            <text:p>37</text:p>
          </table:table-cell>
          <table:table-cell table:style-name="ce42"/>
          <table:table-cell table:style-name="ce42" office:value-type="float" office:value="37" calcext:value-type="float">
            <text:p>37</text:p>
          </table:table-cell>
          <table:table-cell table:style-name="ce42"/>
          <table:table-cell table:style-name="ce64" office:value-type="float" office:value="37" calcext:value-type="float">
            <text:p>3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Uitdragers, uitventers, leur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3" calcext:value-type="float">
            <text:p>23</text:p>
          </table:table-cell>
          <table:table-cell table:style-name="ce64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Uurwerk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13" calcext:value-type="float">
            <text:p>113</text:p>
          </table:table-cell>
          <table:table-cell table:style-name="ce42"/>
          <table:table-cell table:style-name="ce42" office:value-type="float" office:value="129" calcext:value-type="float">
            <text:p>129</text:p>
          </table:table-cell>
          <table:table-cell table:style-name="ce42"/>
          <table:table-cell table:style-name="ce64" office:value-type="float" office:value="129" calcext:value-type="float">
            <text:p>12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eearts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64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eenlieden, turfboeren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02" calcext:value-type="float">
            <text:p>502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62" calcext:value-type="float">
            <text:p>62</text:p>
          </table:table-cell>
          <table:table-cell table:style-name="ce64" office:value-type="float" office:value="597" calcext:value-type="float">
            <text:p>59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endumee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ergulders, lijs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ill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ischdroogers en roo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isch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issch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57" calcext:value-type="float">
            <text:p>557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563" calcext:value-type="float">
            <text:p>56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leeschhouwers, spekslagers, poeli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455" calcext:value-type="float">
            <text:p>45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oddenra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oerlieden, koetziers, loopers, postknechten en slee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207" calcext:value-type="float">
            <text:p>20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ogelverkoopers, kooibo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afel- en poffertjesb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atermolen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ater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ek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erktuigkundigen en makers, balans- en brandspuit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ierspinn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ijnhandel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IJk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IJzer- en koperdraaij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IJzerg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aad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aakwaarnemers, commissionai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9" calcext:value-type="float">
            <text:p>29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/>
          <table:table-cell table:style-name="ce64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akkenmakers en verhuu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andverkoop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eepzie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eevaartscholen onderwij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eevaartscholen leerling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iekenoppass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outzie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waardveg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wavelstokkenmakers en 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ijdeteelt (personen behoorende tot de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erschillende beroepen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onder beroep</text:p>
          </table:table-cell>
          <table:table-cell table:style-name="Default"/>
          <table:table-cell table:style-name="ce35" office:value-type="float" office:value="16137" calcext:value-type="float">
            <text:p>16,137</text:p>
          </table:table-cell>
          <table:table-cell table:style-name="ce43" office:value-type="float" office:value="16248" calcext:value-type="float">
            <text:p>16,248</text:p>
          </table:table-cell>
          <table:table-cell table:style-name="ce43" office:value-type="float" office:value="1859" calcext:value-type="float">
            <text:p>1,859</text:p>
          </table:table-cell>
          <table:table-cell table:style-name="ce43" office:value-type="float" office:value="2171" calcext:value-type="float">
            <text:p>2,171</text:p>
          </table:table-cell>
          <table:table-cell table:style-name="ce43" office:value-type="float" office:value="4381" calcext:value-type="float">
            <text:p>4,381</text:p>
          </table:table-cell>
          <table:table-cell table:style-name="ce43" office:value-type="float" office:value="5592" calcext:value-type="float">
            <text:p>5,592</text:p>
          </table:table-cell>
          <table:table-cell table:style-name="ce43" office:value-type="float" office:value="6583" calcext:value-type="float">
            <text:p>6,583</text:p>
          </table:table-cell>
          <table:table-cell table:style-name="ce43" office:value-type="float" office:value="39703" calcext:value-type="float">
            <text:p>39,703</text:p>
          </table:table-cell>
          <table:table-cell table:style-name="ce43" office:value-type="float" office:value="28960" calcext:value-type="float">
            <text:p>28,960</text:p>
          </table:table-cell>
          <table:table-cell table:style-name="ce43" office:value-type="float" office:value="63714" calcext:value-type="float">
            <text:p>63,714</text:p>
          </table:table-cell>
          <table:table-cell table:style-name="ce65" office:value-type="float" office:value="92674" calcext:value-type="float">
            <text:p>92,67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roep onbekend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OTAAL</text:p>
          </table:table-cell>
          <table:table-cell table:style-name="Default"/>
          <table:table-cell table:style-name="ce35" office:value-type="float" office:value="22821" calcext:value-type="float">
            <text:p>22,821</text:p>
          </table:table-cell>
          <table:table-cell table:style-name="ce43" office:value-type="float" office:value="22149" calcext:value-type="float">
            <text:p>22,149</text:p>
          </table:table-cell>
          <table:table-cell table:style-name="ce43" office:value-type="float" office:value="4446" calcext:value-type="float">
            <text:p>4,446</text:p>
          </table:table-cell>
          <table:table-cell table:style-name="ce43" office:value-type="float" office:value="4322" calcext:value-type="float">
            <text:p>4,322</text:p>
          </table:table-cell>
          <table:table-cell table:style-name="ce43" office:value-type="float" office:value="8305" calcext:value-type="float">
            <text:p>8,305</text:p>
          </table:table-cell>
          <table:table-cell table:style-name="ce43" office:value-type="float" office:value="7903" calcext:value-type="float">
            <text:p>7,903</text:p>
          </table:table-cell>
          <table:table-cell table:style-name="ce43" office:value-type="float" office:value="56865" calcext:value-type="float">
            <text:p>56,865</text:p>
          </table:table-cell>
          <table:table-cell table:style-name="ce43" office:value-type="float" office:value="58842" calcext:value-type="float">
            <text:p>58,842</text:p>
          </table:table-cell>
          <table:table-cell table:style-name="ce43" office:value-type="float" office:value="92437" calcext:value-type="float">
            <text:p>92,437</text:p>
          </table:table-cell>
          <table:table-cell table:style-name="ce43" office:value-type="float" office:value="93216" calcext:value-type="float">
            <text:p>93,216</text:p>
          </table:table-cell>
          <table:table-cell table:style-name="ce65" office:value-type="float" office:value="185653" calcext:value-type="float">
            <text:p>185,65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annem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64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ardappelenmeel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ardewerk- en porcelein- 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ardewerk- en porcelein- kooplie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dvoka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64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fbraak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luin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mbtenaren Staats-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287" calcext:value-type="float">
            <text:p>28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mbtenaren Provinciale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64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mbtenaren Gemeente-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172" calcext:value-type="float">
            <text:p>17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mbtenaren Niet genoemde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64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pothekers, drogist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7" calcext:value-type="float">
            <text:p>7</text:p>
          </table:table-cell>
          <table:table-cell table:style-name="ce64" office:value-type="float" office:value="137" calcext:value-type="float">
            <text:p>13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rbeiders, daglooners</text:p>
          </table:table-cell>
          <table:table-cell table:style-name="Default"/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328" calcext:value-type="float">
            <text:p>328</text:p>
          </table:table-cell>
          <table:table-cell table:style-name="ce43" office:value-type="float" office:value="18964" calcext:value-type="float">
            <text:p>18,964</text:p>
          </table:table-cell>
          <table:table-cell table:style-name="ce43" office:value-type="float" office:value="5555" calcext:value-type="float">
            <text:p>5,555</text:p>
          </table:table-cell>
          <table:table-cell table:style-name="ce43" office:value-type="float" office:value="19725" calcext:value-type="float">
            <text:p>19,725</text:p>
          </table:table-cell>
          <table:table-cell table:style-name="ce43" office:value-type="float" office:value="5921" calcext:value-type="float">
            <text:p>5,921</text:p>
          </table:table-cell>
          <table:table-cell table:style-name="ce65" office:value-type="float" office:value="25646" calcext:value-type="float">
            <text:p>25,64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sch-, bagger-, vuilnislieden, aschverkoo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64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zijnstokers, kunstazij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aardscheerders, kappers, pruik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19" calcext:value-type="float">
            <text:p>119</text:p>
          </table:table-cell>
          <table:table-cell table:style-name="ce42"/>
          <table:table-cell table:style-name="ce42" office:value-type="float" office:value="122" calcext:value-type="float">
            <text:p>122</text:p>
          </table:table-cell>
          <table:table-cell table:style-name="ce42"/>
          <table:table-cell table:style-name="ce64" office:value-type="float" office:value="122" calcext:value-type="float">
            <text:p>12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adstoofhou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ankiers, effektenhandelaars, geldwisselaars, kassi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64" office:value-type="float" office:value="20" calcext:value-type="float">
            <text:p>20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4" calcext:value-type="float">
            <text:p>34</text:p>
          </table:table-cell>
          <table:table-cell table:style-name="ce42"/>
          <table:table-cell table:style-name="ce42" office:value-type="float" office:value="34" calcext:value-type="float">
            <text:p>34</text:p>
          </table:table-cell>
          <table:table-cell table:style-name="ce42"/>
          <table:table-cell table:style-name="ce64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eldhouwers, lofwerksnij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leenbankhouders, inbrenge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sted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stellers, expediteurs, factoors, voetbod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38" calcext:value-type="float">
            <text:p>3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zembinders, rietboeren, rijswer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ierbrouwers, bierste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illard-, kaats-ball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lee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lik- en plaatwerkers, lamp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loemisten, boomkweekers, tuiniers, warmoezeni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878" calcext:value-type="float">
            <text:p>1,878</text:p>
          </table:table-cell>
          <table:table-cell table:style-name="ce42" office:value-type="float" office:value="184" calcext:value-type="float">
            <text:p>184</text:p>
          </table:table-cell>
          <table:table-cell table:style-name="ce43" office:value-type="float" office:value="1900" calcext:value-type="float">
            <text:p>1,900</text:p>
          </table:table-cell>
          <table:table-cell table:style-name="ce42" office:value-type="float" office:value="187" calcext:value-type="float">
            <text:p>187</text:p>
          </table:table-cell>
          <table:table-cell table:style-name="ce65" office:value-type="float" office:value="2087" calcext:value-type="float">
            <text:p>2,08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ekbind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45" calcext:value-type="float">
            <text:p>45</text:p>
          </table:table-cell>
          <table:table-cell table:style-name="ce42"/>
          <table:table-cell table:style-name="ce42" office:value-type="float" office:value="55" calcext:value-type="float">
            <text:p>55</text:p>
          </table:table-cell>
          <table:table-cell table:style-name="ce42"/>
          <table:table-cell table:style-name="ce64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ek- en dagbladdrukkers en verkoopers 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8" calcext:value-type="float">
            <text:p>8</text:p>
          </table:table-cell>
          <table:table-cell table:style-name="ce64" office:value-type="float" office:value="76" calcext:value-type="float">
            <text:p>76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57" calcext:value-type="float">
            <text:p>57</text:p>
          </table:table-cell>
          <table:table-cell table:style-name="ce42"/>
          <table:table-cell table:style-name="ce42" office:value-type="float" office:value="70" calcext:value-type="float">
            <text:p>70</text:p>
          </table:table-cell>
          <table:table-cell table:style-name="ce42"/>
          <table:table-cell table:style-name="ce64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nt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rdpapier (werkers in) doozen-, kaar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rduurwerkers, kantwerk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rstel-, kaarden-, kammen-, rijven-, zeeft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uw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randers en stokers van stroop, likeuren, sterke drank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reuk- en draagbanden-, keurslijv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rillenslijpers en 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rood-, kleingoed-, koek- en banketbakkers en slijters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442" calcext:value-type="float">
            <text:p>1,442</text:p>
          </table:table-cell>
          <table:table-cell table:style-name="ce42" office:value-type="float" office:value="329" calcext:value-type="float">
            <text:p>329</text:p>
          </table:table-cell>
          <table:table-cell table:style-name="ce43" office:value-type="float" office:value="1543" calcext:value-type="float">
            <text:p>1,543</text:p>
          </table:table-cell>
          <table:table-cell table:style-name="ce42" office:value-type="float" office:value="330" calcext:value-type="float">
            <text:p>330</text:p>
          </table:table-cell>
          <table:table-cell table:style-name="ce65" office:value-type="float" office:value="1873" calcext:value-type="float">
            <text:p>1,87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ijenteelt (personen behoorende tot de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64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Chicorei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8" calcext:value-type="float">
            <text:p>3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Chocolade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agbladschrijvers, letterkundig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ebiteurs en gedelegeerden in de loterij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ekkers (lei-, pannen-, riet-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eurwaa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8" calcext:value-type="float">
            <text:p>48</text:p>
          </table:table-cell>
          <table:table-cell table:style-name="ce42"/>
          <table:table-cell table:style-name="ce42" office:value-type="float" office:value="48" calcext:value-type="float">
            <text:p>48</text:p>
          </table:table-cell>
          <table:table-cell table:style-name="ce42"/>
          <table:table-cell table:style-name="ce64" office:value-type="float" office:value="48" calcext:value-type="float">
            <text:p>48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34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float" office:value="367" calcext:value-type="float">
            <text:p>367</text:p>
          </table:table-cell>
          <table:table-cell table:style-name="ce43" office:value-type="float" office:value="6042" calcext:value-type="float">
            <text:p>6,042</text:p>
          </table:table-cell>
          <table:table-cell table:style-name="ce42" office:value-type="float" office:value="398" calcext:value-type="float">
            <text:p>398</text:p>
          </table:table-cell>
          <table:table-cell table:style-name="ce43" office:value-type="float" office:value="6671" calcext:value-type="float">
            <text:p>6,671</text:p>
          </table:table-cell>
          <table:table-cell table:style-name="ce65" office:value-type="float" office:value="7069" calcext:value-type="float">
            <text:p>7,069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64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Fabrijkanten van verschillenden aard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42" calcext:value-type="float">
            <text:p>42</text:p>
          </table:table-cell>
          <table:table-cell table:style-name="ce42"/>
          <table:table-cell table:style-name="ce42" office:value-type="float" office:value="43" calcext:value-type="float">
            <text:p>43</text:p>
          </table:table-cell>
          <table:table-cell table:style-name="ce42"/>
          <table:table-cell table:style-name="ce64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Fineerzag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aarkeukenhou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alanteriewarenhandel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aren- en bandwinkeli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10" calcext:value-type="float">
            <text:p>10</text:p>
          </table:table-cell>
          <table:table-cell table:style-name="ce64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as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33" calcext:value-type="float">
            <text:p>33</text:p>
          </table:table-cell>
          <table:table-cell table:style-name="ce64" office:value-type="float" office:value="232" calcext:value-type="float">
            <text:p>23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epensioneerden (burgerlijke en militaire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7" calcext:value-type="float">
            <text:p>7</text:p>
          </table:table-cell>
          <table:table-cell table:style-name="ce64" office:value-type="float" office:value="92" calcext:value-type="float">
            <text:p>9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eschutgieters, geweer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ezantschappen en consultaten (personen behoorende tot de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lasbla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74" calcext:value-type="float">
            <text:p>274</text:p>
          </table:table-cell>
          <table:table-cell table:style-name="ce42"/>
          <table:table-cell table:style-name="ce42" office:value-type="float" office:value="274" calcext:value-type="float">
            <text:p>274</text:p>
          </table:table-cell>
          <table:table-cell table:style-name="ce42"/>
          <table:table-cell table:style-name="ce64" office:value-type="float" office:value="274" calcext:value-type="float">
            <text:p>274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64" office:value-type="float" office:value="22" calcext:value-type="float">
            <text:p>2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9" calcext:value-type="float">
            <text:p>39</text:p>
          </table:table-cell>
          <table:table-cell table:style-name="ce42"/>
          <table:table-cell table:style-name="ce42" office:value-type="float" office:value="39" calcext:value-type="float">
            <text:p>39</text:p>
          </table:table-cell>
          <table:table-cell table:style-name="ce42"/>
          <table:table-cell table:style-name="ce64" office:value-type="float" office:value="39" calcext:value-type="float">
            <text:p>39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uddraadtrekkers, passementwerkers, galonwer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aanhandelaars, gist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aveurs op hout, metaal en steen, stempelsnij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iendbaz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oenten-, fruit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4" calcext:value-type="float">
            <text:p>34</text:p>
          </table:table-cell>
          <table:table-cell table:style-name="ce64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ondeigena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ossiers, slij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utters, kruideniers</text:p>
          </table:table-cell>
          <table:table-cell table:style-name="Default"/>
          <table:table-cell table:style-name="ce34"/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26" calcext:value-type="float">
            <text:p>26</text:p>
          </table:table-cell>
          <table:table-cell table:style-name="ce64" office:value-type="float" office:value="322" calcext:value-type="float">
            <text:p>32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aar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andelsleerling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/>
          <table:table-cell table:style-name="ce64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andelreizi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andschoenen- en dass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aven- en baken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eemraden en verdere ambtenaren van de waterschapp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eetmaaij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ennep- en vlasbereiders en teel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25" calcext:value-type="float">
            <text:p>25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erbergiers, kasteleins, koffijhuishou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59" calcext:value-type="float">
            <text:p>59</text:p>
          </table:table-cell>
          <table:table-cell table:style-name="ce64" office:value-type="float" office:value="405" calcext:value-type="float">
            <text:p>40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erders en veehoeders</text:p>
          </table:table-cell>
          <table:table-cell table:style-name="Default"/>
          <table:table-cell table:style-name="ce34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159" calcext:value-type="float">
            <text:p>15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oeden-, petten- en stroohoed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09" calcext:value-type="float">
            <text:p>109</text:p>
          </table:table-cell>
          <table:table-cell table:style-name="ce64" office:value-type="float" office:value="180" calcext:value-type="float">
            <text:p>180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outhak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outzaagmolenaars, houtzagers, houtkoop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198" calcext:value-type="float">
            <text:p>19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uisleerlingen</text:p>
          </table:table-cell>
          <table:table-cell table:style-name="Default"/>
          <table:table-cell table:style-name="ce34" office:value-type="float" office:value="118" calcext:value-type="float">
            <text:p>118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226" calcext:value-type="float">
            <text:p>226</text:p>
          </table:table-cell>
          <table:table-cell table:style-name="ce64" office:value-type="float" office:value="482" calcext:value-type="float">
            <text:p>48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Ingenieurs en verdere ambtenaren van den waterstaa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7" calcext:value-type="float">
            <text:p>17</text:p>
          </table:table-cell>
          <table:table-cell table:style-name="ce42"/>
          <table:table-cell table:style-name="ce42" office:value-type="float" office:value="17" calcext:value-type="float">
            <text:p>17</text:p>
          </table:table-cell>
          <table:table-cell table:style-name="ce42"/>
          <table:table-cell table:style-name="ce64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Inleggers van levensbehoef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Ja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64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Jagt (personen behoorende tot de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64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Juweliers, goud- en zilversmed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307" calcext:value-type="float">
            <text:p>30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arders, wolkamm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arsenmakers (smeer- en was-)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binet- en schrijnwerkers, kunstdraaij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2" calcext:value-type="float">
            <text:p>32</text:p>
          </table:table-cell>
          <table:table-cell table:style-name="ce42"/>
          <table:table-cell table:style-name="ce42" office:value-type="float" office:value="234" calcext:value-type="float">
            <text:p>234</text:p>
          </table:table-cell>
          <table:table-cell table:style-name="ce42"/>
          <table:table-cell table:style-name="ce42" office:value-type="float" office:value="269" calcext:value-type="float">
            <text:p>269</text:p>
          </table:table-cell>
          <table:table-cell table:style-name="ce42"/>
          <table:table-cell table:style-name="ce64" office:value-type="float" office:value="269" calcext:value-type="float">
            <text:p>26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detten van de landmag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detten van de zeemagt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lkbranders, cement- en tras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38" calcext:value-type="float">
            <text:p>38</text:p>
          </table:table-cell>
          <table:table-cell table:style-name="ce42"/>
          <table:table-cell table:style-name="ce42" office:value-type="float" office:value="40" calcext:value-type="float">
            <text:p>40</text:p>
          </table:table-cell>
          <table:table-cell table:style-name="ce42"/>
          <table:table-cell table:style-name="ce64" office:value-type="float" office:value="40" calcext:value-type="float">
            <text:p>40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ntoor- en winkelbedienden, pakhuisknecht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49" calcext:value-type="float">
            <text:p>49</text:p>
          </table:table-cell>
          <table:table-cell table:style-name="ce64" office:value-type="float" office:value="447" calcext:value-type="float">
            <text:p>44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leedermakers</text:p>
          </table:table-cell>
          <table:table-cell table:style-name="Default"/>
          <table:table-cell table:style-name="ce34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98" calcext:value-type="float">
            <text:p>98</text:p>
          </table:table-cell>
          <table:table-cell table:style-name="ce42"/>
          <table:table-cell table:style-name="ce42" office:value-type="float" office:value="963" calcext:value-type="float">
            <text:p>963</text:p>
          </table:table-cell>
          <table:table-cell table:style-name="ce42"/>
          <table:table-cell table:style-name="ce43" office:value-type="float" office:value="1076" calcext:value-type="float">
            <text:p>1,076</text:p>
          </table:table-cell>
          <table:table-cell table:style-name="ce42"/>
          <table:table-cell table:style-name="ce65" office:value-type="float" office:value="1076" calcext:value-type="float">
            <text:p>1,07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leederen- en gemaaktgoed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leinhandelaars, winkeliers</text:p>
          </table:table-cell>
          <table:table-cell table:style-name="Default"/>
          <table:table-cell table:style-name="ce34"/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995" calcext:value-type="float">
            <text:p>995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995" calcext:value-type="float">
            <text:p>995</text:p>
          </table:table-cell>
          <table:table-cell table:style-name="ce42" office:value-type="float" office:value="881" calcext:value-type="float">
            <text:p>881</text:p>
          </table:table-cell>
          <table:table-cell table:style-name="ce65" office:value-type="float" office:value="1876" calcext:value-type="float">
            <text:p>1,876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37" calcext:value-type="float">
            <text:p>137</text:p>
          </table:table-cell>
          <table:table-cell table:style-name="ce42"/>
          <table:table-cell table:style-name="ce42" office:value-type="float" office:value="149" calcext:value-type="float">
            <text:p>149</text:p>
          </table:table-cell>
          <table:table-cell table:style-name="ce42"/>
          <table:table-cell table:style-name="ce64" office:value-type="float" office:value="149" calcext:value-type="float">
            <text:p>14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lomp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noop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lenbran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ninklijk Huis (personen, verbonden aan het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oplieden van verschillenden aard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7" calcext:value-type="float">
            <text:p>17</text:p>
          </table:table-cell>
          <table:table-cell table:style-name="ce42"/>
          <table:table-cell table:style-name="ce43" office:value-type="float" office:value="1992" calcext:value-type="float">
            <text:p>1,992</text:p>
          </table:table-cell>
          <table:table-cell table:style-name="ce42" office:value-type="float" office:value="308" calcext:value-type="float">
            <text:p>308</text:p>
          </table:table-cell>
          <table:table-cell table:style-name="ce43" office:value-type="float" office:value="2011" calcext:value-type="float">
            <text:p>2,011</text:p>
          </table:table-cell>
          <table:table-cell table:style-name="ce42" office:value-type="float" office:value="308" calcext:value-type="float">
            <text:p>308</text:p>
          </table:table-cell>
          <table:table-cell table:style-name="ce65" office:value-type="float" office:value="2319" calcext:value-type="float">
            <text:p>2,31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ornmolenaa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263" calcext:value-type="float">
            <text:p>26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ornversch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per- en blikslagers, draadvlechters, ketellapp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41" calcext:value-type="float">
            <text:p>41</text:p>
          </table:table-cell>
          <table:table-cell table:style-name="ce42"/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01" calcext:value-type="float">
            <text:p>30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koper-, klok- en geelgie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/>
          <table:table-cell table:style-name="ce64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stschool- houders en onderwijz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stschool- leerling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1" calcext:value-type="float">
            <text:p>21</text:p>
          </table:table-cell>
          <table:table-cell table:style-name="ce64" office:value-type="float" office:value="63" calcext:value-type="float">
            <text:p>6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aankinder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amers</text:p>
          </table:table-cell>
          <table:table-cell table:style-name="Default"/>
          <table:table-cell table:style-name="ce34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280" calcext:value-type="float">
            <text:p>280</text:p>
          </table:table-cell>
          <table:table-cell table:style-name="ce64" office:value-type="float" office:value="629" calcext:value-type="float">
            <text:p>62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amm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ib- en dijkwerkers, heibaz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64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oeghouders, tappe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65" calcext:value-type="float">
            <text:p>65</text:p>
          </table:table-cell>
          <table:table-cell table:style-name="ce64" office:value-type="float" office:value="335" calcext:value-type="float">
            <text:p>33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uidfabrijkanten en vuurwerk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uijers, sjouwers, schoenpoets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221" calcext:value-type="float">
            <text:p>22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ijgslieden van en boven den rang van 2den luitenan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64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ijgslieden beneden den rang van 2den luitenant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614" calcext:value-type="float">
            <text:p>614</text:p>
          </table:table-cell>
          <table:table-cell table:style-name="ce42"/>
          <table:table-cell table:style-name="ce42" office:value-type="float" office:value="618" calcext:value-type="float">
            <text:p>618</text:p>
          </table:table-cell>
          <table:table-cell table:style-name="ce42"/>
          <table:table-cell table:style-name="ce64" office:value-type="float" office:value="618" calcext:value-type="float">
            <text:p>61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ipers, hoepel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58" calcext:value-type="float">
            <text:p>58</text:p>
          </table:table-cell>
          <table:table-cell table:style-name="ce42"/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04" calcext:value-type="float">
            <text:p>604</text:p>
          </table:table-cell>
          <table:table-cell table:style-name="ce42" office:value-type="float" office:value="18" calcext:value-type="float">
            <text:p>18</text:p>
          </table:table-cell>
          <table:table-cell table:style-name="ce64" office:value-type="float" office:value="622" calcext:value-type="float">
            <text:p>62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enaars, goochelaars enz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koopers, muzijk- en teekenhandela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lak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18" calcext:value-type="float">
            <text:p>18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64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oefenaren muzijkanten, muzijkmeesters, organist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oefenaren schil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oefenaren tooneelspelers, dansmeesters, zang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wer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rkensnij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ndbouwers</text:p>
          </table:table-cell>
          <table:table-cell table:style-name="Default"/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39" calcext:value-type="float">
            <text:p>839</text:p>
          </table:table-cell>
          <table:table-cell table:style-name="ce42" office:value-type="float" office:value="329" calcext:value-type="float">
            <text:p>329</text:p>
          </table:table-cell>
          <table:table-cell table:style-name="ce43" office:value-type="float" office:value="14095" calcext:value-type="float">
            <text:p>14,095</text:p>
          </table:table-cell>
          <table:table-cell table:style-name="ce43" office:value-type="float" office:value="6618" calcext:value-type="float">
            <text:p>6,618</text:p>
          </table:table-cell>
          <table:table-cell table:style-name="ce43" office:value-type="float" office:value="14997" calcext:value-type="float">
            <text:p>14,997</text:p>
          </table:table-cell>
          <table:table-cell table:style-name="ce43" office:value-type="float" office:value="6964" calcext:value-type="float">
            <text:p>6,964</text:p>
          </table:table-cell>
          <table:table-cell table:style-name="ce65" office:value-type="float" office:value="21961" calcext:value-type="float">
            <text:p>21,96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ndhuishoudkundige scholen onderwij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ndhuishoudkundige scholen leerling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ndmeters en teekenaars bij het kadaster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64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ntaarnopste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tijnsche scholen onderwijz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tijnsche scholen leerling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eerbereiders en looij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eerlingen aan het instituut voor blinden</text:p>
          </table:table-cell>
          <table:table-cell table:style-name="Default"/>
          <table:table-cell table:style-name="ce34"/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ettergie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iefdadige gestichten hoof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7" calcext:value-type="float">
            <text:p>47</text:p>
          </table:table-cell>
          <table:table-cell table:style-name="ce64" office:value-type="float" office:value="97" calcext:value-type="float">
            <text:p>9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iefdadige gestichten dienstdoend personeel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inieer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oodgieters en pompenmakers, brandspuit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9" calcext:value-type="float">
            <text:p>29</text:p>
          </table:table-cell>
          <table:table-cell table:style-name="ce42"/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64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oodswezen en strandvonderij (personen behoorende tot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64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oodwit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ijmzie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gazijn- en pakhuis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kelaars en kargadoo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ndenmak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4" calcext:value-type="float">
            <text:p>14</text:p>
          </table:table-cell>
          <table:table-cell table:style-name="ce64" office:value-type="float" office:value="109" calcext:value-type="float">
            <text:p>10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nufakturen/* 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nufakturen/* kooplied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1" calcext:value-type="float">
            <text:p>21</text:p>
          </table:table-cell>
          <table:table-cell table:style-name="ce64" office:value-type="float" office:value="106" calcext:value-type="float">
            <text:p>10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nufakturen/* werklied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64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t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64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ekrapbereiders en 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esters (keur-, markt-, waag-), afsla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42" office:value-type="float" office:value="21" calcext:value-type="float">
            <text:p>21</text:p>
          </table:table-cell>
          <table:table-cell table:style-name="ce42"/>
          <table:table-cell table:style-name="ce64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lk-, boter-, kaas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36" calcext:value-type="float">
            <text:p>36</text:p>
          </table:table-cell>
          <table:table-cell table:style-name="ce64" office:value-type="float" office:value="173" calcext:value-type="float">
            <text:p>17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ssenmakers en slij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87" calcext:value-type="float">
            <text:p>87</text:p>
          </table:table-cell>
          <table:table-cell table:style-name="ce64" office:value-type="float" office:value="245" calcext:value-type="float">
            <text:p>24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tselaa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36" calcext:value-type="float">
            <text:p>136</text:p>
          </table:table-cell>
          <table:table-cell table:style-name="ce42"/>
          <table:table-cell table:style-name="ce42" office:value-type="float" office:value="138" calcext:value-type="float">
            <text:p>138</text:p>
          </table:table-cell>
          <table:table-cell table:style-name="ce42"/>
          <table:table-cell table:style-name="ce64" office:value-type="float" office:value="138" calcext:value-type="float">
            <text:p>13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odemaaksters</text:p>
          </table:table-cell>
          <table:table-cell table:style-name="Default"/>
          <table:table-cell table:style-name="ce34"/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42" calcext:value-type="float">
            <text:p>42</text:p>
          </table:table-cell>
          <table:table-cell table:style-name="ce42"/>
          <table:table-cell table:style-name="ce42" office:value-type="float" office:value="44" calcext:value-type="float">
            <text:p>44</text:p>
          </table:table-cell>
          <table:table-cell table:style-name="ce64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olenma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55" calcext:value-type="float">
            <text:p>55</text:p>
          </table:table-cell>
          <table:table-cell table:style-name="ce42"/>
          <table:table-cell table:style-name="ce42" office:value-type="float" office:value="62" calcext:value-type="float">
            <text:p>62</text:p>
          </table:table-cell>
          <table:table-cell table:style-name="ce42"/>
          <table:table-cell table:style-name="ce64" office:value-type="float" office:value="62" calcext:value-type="float">
            <text:p>6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outmolenaa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4" calcext:value-type="float">
            <text:p>24</text:p>
          </table:table-cell>
          <table:table-cell table:style-name="ce42"/>
          <table:table-cell table:style-name="ce42" office:value-type="float" office:value="27" calcext:value-type="float">
            <text:p>27</text:p>
          </table:table-cell>
          <table:table-cell table:style-name="ce42"/>
          <table:table-cell table:style-name="ce64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ijn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34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42" office:value-type="float" office:value="50" calcext:value-type="float">
            <text:p>50</text:p>
          </table:table-cell>
          <table:table-cell table:style-name="ce42"/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3045" calcext:value-type="float">
            <text:p>3,045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3498" calcext:value-type="float">
            <text:p>3,498</text:p>
          </table:table-cell>
          <table:table-cell table:style-name="ce65" office:value-type="float" office:value="3500" calcext:value-type="float">
            <text:p>3,50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Nachtwer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Notariss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1" calcext:value-type="float">
            <text:p>61</text:p>
          </table:table-cell>
          <table:table-cell table:style-name="ce42"/>
          <table:table-cell table:style-name="ce42" office:value-type="float" office:value="61" calcext:value-type="float">
            <text:p>61</text:p>
          </table:table-cell>
          <table:table-cell table:style-name="ce42"/>
          <table:table-cell table:style-name="ce64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Notarissen (kandidaat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7" calcext:value-type="float">
            <text:p>17</text:p>
          </table:table-cell>
          <table:table-cell table:style-name="ce42"/>
          <table:table-cell table:style-name="ce42" office:value-type="float" office:value="17" calcext:value-type="float">
            <text:p>17</text:p>
          </table:table-cell>
          <table:table-cell table:style-name="ce42"/>
          <table:table-cell table:style-name="ce64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lieslagers en molen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2" calcext:value-type="float">
            <text:p>102</text:p>
          </table:table-cell>
          <table:table-cell table:style-name="ce42"/>
          <table:table-cell table:style-name="ce42" office:value-type="float" office:value="102" calcext:value-type="float">
            <text:p>102</text:p>
          </table:table-cell>
          <table:table-cell table:style-name="ce42"/>
          <table:table-cell table:style-name="ce64" office:value-type="float" office:value="102" calcext:value-type="float">
            <text:p>10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mroepers, aanpl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6" calcext:value-type="float">
            <text:p>16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nemers en direkteurs van openbare werk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9" calcext:value-type="float">
            <text:p>19</text:p>
          </table:table-cell>
          <table:table-cell table:style-name="ce42"/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office:value-type="float" office:value="79" calcext:value-type="float">
            <text:p>79</text:p>
          </table:table-cell>
          <table:table-cell table:style-name="ce64" office:value-type="float" office:value="680" calcext:value-type="float">
            <text:p>68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pzigters, conducteurs enz.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rgeldraaijers, straatmuzijkanten</text:p>
          </table:table-cell>
          <table:table-cell table:style-name="Default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udijzer-, oude kleederen-, beenen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number-columns-repeated="4" table:style-name="ce42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arden- en veehouders en verkoopers, koemelk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86" calcext:value-type="float">
            <text:p>88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887" calcext:value-type="float">
            <text:p>887</text:p>
          </table:table-cell>
          <table:table-cell table:style-name="ce42" office:value-type="float" office:value="98" calcext:value-type="float">
            <text:p>98</text:p>
          </table:table-cell>
          <table:table-cell table:style-name="ce64" office:value-type="float" office:value="985" calcext:value-type="float">
            <text:p>98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arden- en beestensnij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nnen-, potten-, pijpen-, steen- en tegelbakk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51" calcext:value-type="float">
            <text:p>51</text:p>
          </table:table-cell>
          <table:table-cell table:style-name="ce42"/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5" calcext:value-type="float">
            <text:p>5</text:p>
          </table:table-cell>
          <table:table-cell table:style-name="ce64" office:value-type="float" office:value="477" calcext:value-type="float">
            <text:p>47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pier- en gekleurd papier- 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pier- en gekleurd papier- handelaa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pier- en gekleurd papier- werklied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rapluie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ennenberei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ik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ik- en teersto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laat- en steendrukkers, plaatsnij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leistergieters, boetseer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7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olitie (dir, commiss, agenten van), marech, veld- en boschw, nacht- en torenw, geregtsdienaars, cipiers en bew van gevangenissen, scherpregters enz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70" calcext:value-type="float">
            <text:p>270</text:p>
          </table:table-cell>
          <table:table-cell table:style-name="ce42"/>
          <table:table-cell table:style-name="ce42" office:value-type="float" office:value="270" calcext:value-type="float">
            <text:p>270</text:p>
          </table:table-cell>
          <table:table-cell table:style-name="ce42"/>
          <table:table-cell table:style-name="ce64" office:value-type="float" office:value="270" calcext:value-type="float">
            <text:p>27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rokur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64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ublieke vrouwen, publiekhuishou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ijp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ee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egterlijke magt (ambtenaren der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73" calcext:value-type="float">
            <text:p>73</text:p>
          </table:table-cell>
          <table:table-cell table:style-name="ce42"/>
          <table:table-cell table:style-name="ce42" office:value-type="float" office:value="73" calcext:value-type="float">
            <text:p>73</text:p>
          </table:table-cell>
          <table:table-cell table:style-name="ce42"/>
          <table:table-cell table:style-name="ce64" office:value-type="float" office:value="73" calcext:value-type="float">
            <text:p>7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enteniers, partikuli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212" calcext:value-type="float">
            <text:p>212</text:p>
          </table:table-cell>
          <table:table-cell table:style-name="ce64" office:value-type="float" office:value="400" calcext:value-type="float">
            <text:p>40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entmee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ijtuig-, wagen-, koffer-, zadel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36" calcext:value-type="float">
            <text:p>36</text:p>
          </table:table-cell>
          <table:table-cell table:style-name="ce42"/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9" calcext:value-type="float">
            <text:p>9</text:p>
          </table:table-cell>
          <table:table-cell table:style-name="ce64" office:value-type="float" office:value="481" calcext:value-type="float">
            <text:p>48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ijtuigschil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64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aarslij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64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at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29" calcext:value-type="float">
            <text:p>29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56" calcext:value-type="float">
            <text:p>56</text:p>
          </table:table-cell>
          <table:table-cell table:style-name="ce42"/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705" calcext:value-type="float">
            <text:p>70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epsw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epzeilnaaldenma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6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lpvisschers, schul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42" office:value-type="float" office:value="25" calcext:value-type="float">
            <text:p>25</text:p>
          </table:table-cell>
          <table:table-cell table:style-name="ce42"/>
          <table:table-cell table:style-name="ce64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rmmees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ilders (huis-), glazenmakers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52" calcext:value-type="float">
            <text:p>52</text:p>
          </table:table-cell>
          <table:table-cell table:style-name="ce42"/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843" calcext:value-type="float">
            <text:p>843</text:p>
          </table:table-cell>
          <table:table-cell table:style-name="ce42" office:value-type="float" office:value="8" calcext:value-type="float">
            <text:p>8</text:p>
          </table:table-cell>
          <table:table-cell table:style-name="ce64" office:value-type="float" office:value="851" calcext:value-type="float">
            <text:p>851</text:p>
          </table:table-cell>
          <table:table-cell table:number-columns-repeated="1010"/>
        </table:table-row>
        <table:table-row table:style-name="ro7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34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/>
          <table:table-cell table:style-name="ce42" office:value-type="float" office:value="168" calcext:value-type="float">
            <text:p>168</text:p>
          </table:table-cell>
          <table:table-cell table:style-name="ce42"/>
          <table:table-cell table:style-name="ce43" office:value-type="float" office:value="3475" calcext:value-type="float">
            <text:p>3,475</text:p>
          </table:table-cell>
          <table:table-cell table:style-name="ce42" office:value-type="float" office:value="81" calcext:value-type="float">
            <text:p>81</text:p>
          </table:table-cell>
          <table:table-cell table:style-name="ce43" office:value-type="float" office:value="3672" calcext:value-type="float">
            <text:p>3,672</text:p>
          </table:table-cell>
          <table:table-cell table:style-name="ce42" office:value-type="float" office:value="81" calcext:value-type="float">
            <text:p>81</text:p>
          </table:table-cell>
          <table:table-cell table:style-name="ce65" office:value-type="float" office:value="3753" calcext:value-type="float">
            <text:p>3,75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oenmakers en lappers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7" calcext:value-type="float">
            <text:p>17</text:p>
          </table:table-cell>
          <table:table-cell table:style-name="ce42"/>
          <table:table-cell table:style-name="ce42" office:value-type="float" office:value="124" calcext:value-type="float">
            <text:p>124</text:p>
          </table:table-cell>
          <table:table-cell table:style-name="ce42"/>
          <table:table-cell table:style-name="ce43" office:value-type="float" office:value="1685" calcext:value-type="float">
            <text:p>1,685</text:p>
          </table:table-cell>
          <table:table-cell table:style-name="ce42" office:value-type="float" office:value="12" calcext:value-type="float">
            <text:p>12</text:p>
          </table:table-cell>
          <table:table-cell table:style-name="ce43" office:value-type="float" office:value="1828" calcext:value-type="float">
            <text:p>1,828</text:p>
          </table:table-cell>
          <table:table-cell table:style-name="ce42" office:value-type="float" office:value="12" calcext:value-type="float">
            <text:p>12</text:p>
          </table:table-cell>
          <table:table-cell table:style-name="ce65" office:value-type="float" office:value="1840" calcext:value-type="float">
            <text:p>1,84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oolleerlingen</text:p>
          </table:table-cell>
          <table:table-cell table:style-name="Default"/>
          <table:table-cell table:style-name="ce35" office:value-type="float" office:value="8864" calcext:value-type="float">
            <text:p>8,864</text:p>
          </table:table-cell>
          <table:table-cell table:style-name="ce43" office:value-type="float" office:value="7781" calcext:value-type="float">
            <text:p>7,781</text:p>
          </table:table-cell>
          <table:table-cell table:style-name="ce43" office:value-type="float" office:value="3188" calcext:value-type="float">
            <text:p>3,188</text:p>
          </table:table-cell>
          <table:table-cell table:style-name="ce43" office:value-type="float" office:value="2779" calcext:value-type="float">
            <text:p>2,779</text:p>
          </table:table-cell>
          <table:table-cell table:style-name="ce43" office:value-type="float" office:value="2495" calcext:value-type="float">
            <text:p>2,495</text:p>
          </table:table-cell>
          <table:table-cell table:style-name="ce43" office:value-type="float" office:value="1781" calcext:value-type="float">
            <text:p>1,781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160" calcext:value-type="float">
            <text:p>160</text:p>
          </table:table-cell>
          <table:table-cell table:style-name="ce43" office:value-type="float" office:value="14737" calcext:value-type="float">
            <text:p>14,737</text:p>
          </table:table-cell>
          <table:table-cell table:style-name="ce43" office:value-type="float" office:value="12501" calcext:value-type="float">
            <text:p>12,501</text:p>
          </table:table-cell>
          <table:table-cell table:style-name="ce65" office:value-type="float" office:value="27238" calcext:value-type="float">
            <text:p>27,23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oorsteenveg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lijpers (diamant-, glas-, marmer-, metaal- enz.)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94" calcext:value-type="float">
            <text:p>94</text:p>
          </table:table-cell>
          <table:table-cell table:style-name="ce42"/>
          <table:table-cell table:style-name="ce42" office:value-type="float" office:value="94" calcext:value-type="float">
            <text:p>94</text:p>
          </table:table-cell>
          <table:table-cell table:style-name="ce42"/>
          <table:table-cell table:style-name="ce64" office:value-type="float" office:value="94" calcext:value-type="float">
            <text:p>9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meden grof-</text:p>
          </table:table-cell>
          <table:table-cell table:style-name="Default"/>
          <table:table-cell table:style-name="ce34"/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6" calcext:value-type="float">
            <text:p>26</text:p>
          </table:table-cell>
          <table:table-cell table:style-name="ce42"/>
          <table:table-cell table:style-name="ce42" office:value-type="float" office:value="413" calcext:value-type="float">
            <text:p>41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21" calcext:value-type="float">
            <text:p>21</text:p>
          </table:table-cell>
          <table:table-cell table:style-name="ce64" office:value-type="float" office:value="463" calcext:value-type="float">
            <text:p>46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meden hoef-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9" calcext:value-type="float">
            <text:p>39</text:p>
          </table:table-cell>
          <table:table-cell table:style-name="ce42"/>
          <table:table-cell table:style-name="ce42" office:value-type="float" office:value="40" calcext:value-type="float">
            <text:p>40</text:p>
          </table:table-cell>
          <table:table-cell table:style-name="ce42"/>
          <table:table-cell table:style-name="ce64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meden kagchel- en andere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52" calcext:value-type="float">
            <text:p>52</text:p>
          </table:table-cell>
          <table:table-cell table:style-name="ce42"/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349" calcext:value-type="float">
            <text:p>34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olliciteu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peldenfabrijkanten en werklied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piegelmakers en 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64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pinners, spoelders, wevers</text:p>
          </table:table-cell>
          <table:table-cell table:style-name="Default"/>
          <table:table-cell table:style-name="ce34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562" calcext:value-type="float">
            <text:p>562</text:p>
          </table:table-cell>
          <table:table-cell table:style-name="ce42" office:value-type="float" office:value="336" calcext:value-type="float">
            <text:p>336</text:p>
          </table:table-cell>
          <table:table-cell table:style-name="ce64" office:value-type="float" office:value="898" calcext:value-type="float">
            <text:p>89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poorweg- en stoombootbeamb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pijker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alhouders, rijtuigverhuu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eenhouw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24" calcext:value-type="float">
            <text:p>24</text:p>
          </table:table-cell>
          <table:table-cell table:style-name="ce42"/>
          <table:table-cell table:style-name="ce42" office:value-type="float" office:value="28" calcext:value-type="float">
            <text:p>28</text:p>
          </table:table-cell>
          <table:table-cell table:style-name="ce42"/>
          <table:table-cell table:style-name="ce64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eenkolen, hout- en turf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elzied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oelen-bekleeders, draaijers, mat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67" calcext:value-type="float">
            <text:p>6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offenverwers, glanz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86" calcext:value-type="float">
            <text:p>8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raat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7" calcext:value-type="float">
            <text:p>47</text:p>
          </table:table-cell>
          <table:table-cell table:style-name="ce42"/>
          <table:table-cell table:style-name="ce42" office:value-type="float" office:value="47" calcext:value-type="float">
            <text:p>47</text:p>
          </table:table-cell>
          <table:table-cell table:style-name="ce42"/>
          <table:table-cell table:style-name="ce64" office:value-type="float" office:value="47" calcext:value-type="float">
            <text:p>4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udenten aan hooge scholen, athenaca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15" calcext:value-type="float">
            <text:p>15</text:p>
          </table:table-cell>
          <table:table-cell table:style-name="ce42"/>
          <table:table-cell table:style-name="ce64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udenten aan academien, clinische schol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udenten aan seminari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ukadoors, wit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ijfselfabrijkanten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uiker- en pastijb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uikerraffinadeu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almeesters, translateu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bak- en sigaren- 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bak- en sigaren- kerv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6" calcext:value-type="float">
            <text:p>16</text:p>
          </table:table-cell>
          <table:table-cell table:style-name="ce42"/>
          <table:table-cell table:style-name="ce42" office:value-type="float" office:value="102" calcext:value-type="float">
            <text:p>102</text:p>
          </table:table-cell>
          <table:table-cell table:style-name="ce42"/>
          <table:table-cell table:style-name="ce42" office:value-type="float" office:value="118" calcext:value-type="float">
            <text:p>118</text:p>
          </table:table-cell>
          <table:table-cell table:style-name="ce42"/>
          <table:table-cell table:style-name="ce64" office:value-type="float" office:value="118" calcext:value-type="float">
            <text:p>11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bak- en sigaren- plan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bak- en sigaren- 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pijtfabrijkant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immerlieden, kistenmak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152" calcext:value-type="float">
            <text:p>152</text:p>
          </table:table-cell>
          <table:table-cell table:style-name="ce42"/>
          <table:table-cell table:style-name="ce43" office:value-type="float" office:value="2862" calcext:value-type="float">
            <text:p>2,862</text:p>
          </table:table-cell>
          <table:table-cell table:style-name="ce42" office:value-type="float" office:value="8" calcext:value-type="float">
            <text:p>8</text:p>
          </table:table-cell>
          <table:table-cell table:style-name="ce43" office:value-type="float" office:value="3024" calcext:value-type="float">
            <text:p>3,024</text:p>
          </table:table-cell>
          <table:table-cell table:style-name="ce42" office:value-type="float" office:value="8" calcext:value-type="float">
            <text:p>8</text:p>
          </table:table-cell>
          <table:table-cell table:style-name="ce65" office:value-type="float" office:value="3032" calcext:value-type="float">
            <text:p>3,03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innegie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64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ol- en pontgaarders, brug- en sluiswacht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92" calcext:value-type="float">
            <text:p>9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ouwslagers, baanwerkers</text:p>
          </table:table-cell>
          <table:table-cell table:style-name="Default"/>
          <table:table-cell table:style-name="ce34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19" calcext:value-type="float">
            <text:p>19</text:p>
          </table:table-cell>
          <table:table-cell table:style-name="ce64" office:value-type="float" office:value="236" calcext:value-type="float">
            <text:p>23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raanstok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urf, koorn- en kolendrag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86" calcext:value-type="float">
            <text:p>186</text:p>
          </table:table-cell>
          <table:table-cell table:style-name="ce42"/>
          <table:table-cell table:style-name="ce42" office:value-type="float" office:value="186" calcext:value-type="float">
            <text:p>186</text:p>
          </table:table-cell>
          <table:table-cell table:style-name="ce42"/>
          <table:table-cell table:style-name="ce64" office:value-type="float" office:value="186" calcext:value-type="float">
            <text:p>18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Uitdragers, uitventers, leurders</text:p>
          </table:table-cell>
          <table:table-cell table:style-name="Default"/>
          <table:table-cell table:style-name="ce34"/>
          <table:table-cell table:style-name="ce42" table:number-columns-repeated="3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8" calcext:value-type="float">
            <text:p>28</text:p>
          </table:table-cell>
          <table:table-cell table:style-name="ce64" office:value-type="float" office:value="88" calcext:value-type="float">
            <text:p>8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Uurwerkmak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42" office:value-type="float" office:value="213" calcext:value-type="float">
            <text:p>213</text:p>
          </table:table-cell>
          <table:table-cell table:style-name="ce42"/>
          <table:table-cell table:style-name="ce42" office:value-type="float" office:value="240" calcext:value-type="float">
            <text:p>240</text:p>
          </table:table-cell>
          <table:table-cell table:style-name="ce42"/>
          <table:table-cell table:style-name="ce64" office:value-type="float" office:value="240" calcext:value-type="float">
            <text:p>24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eearts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4" calcext:value-type="float">
            <text:p>24</text:p>
          </table:table-cell>
          <table:table-cell table:style-name="ce42"/>
          <table:table-cell table:style-name="ce42" office:value-type="float" office:value="24" calcext:value-type="float">
            <text:p>24</text:p>
          </table:table-cell>
          <table:table-cell table:style-name="ce42"/>
          <table:table-cell table:style-name="ce64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eenlieden, turfboeren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62" calcext:value-type="float">
            <text:p>62</text:p>
          </table:table-cell>
          <table:table-cell table:style-name="ce64" office:value-type="float" office:value="603" calcext:value-type="float">
            <text:p>60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endu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ergulders, lijsten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64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ill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ischdroogers en roo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ischverkoo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64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issch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42" office:value-type="float" office:value="627" calcext:value-type="float">
            <text:p>62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658" calcext:value-type="float">
            <text:p>658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664" calcext:value-type="float">
            <text:p>66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leeschhouwers, spekslagers, poeli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4" calcext:value-type="float">
            <text:p>24</text:p>
          </table:table-cell>
          <table:table-cell table:style-name="ce42"/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10" calcext:value-type="float">
            <text:p>10</text:p>
          </table:table-cell>
          <table:table-cell table:style-name="ce64" office:value-type="float" office:value="671" calcext:value-type="float">
            <text:p>67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oddenra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oerlieden, koetsiers, loopers, postknechten en sleep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4" calcext:value-type="float">
            <text:p>4</text:p>
          </table:table-cell>
          <table:table-cell table:style-name="ce64" office:value-type="float" office:value="300" calcext:value-type="float">
            <text:p>30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ogelverkoopers, koolboer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/>
          <table:table-cell table:style-name="ce64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afel- en poffertjesba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" calcext:value-type="float">
            <text:p>6</text:p>
          </table:table-cell>
          <table:table-cell table:style-name="ce64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atermolenaa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7" calcext:value-type="float">
            <text:p>17</text:p>
          </table:table-cell>
          <table:table-cell table:style-name="ce42"/>
          <table:table-cell table:style-name="ce42" office:value-type="float" office:value="17" calcext:value-type="float">
            <text:p>17</text:p>
          </table:table-cell>
          <table:table-cell table:style-name="ce42"/>
          <table:table-cell table:style-name="ce64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aterverkoop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ek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64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erktuigkundigen en makers, balans- en brandspuitmak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42"/>
          <table:table-cell table:style-name="ce64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ierspinn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ijnhandelaa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IJkmeest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64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IJzer- en koperdraaij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IJzergiet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aad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aakwaarnemers, commissionnai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87" calcext:value-type="float">
            <text:p>87</text:p>
          </table:table-cell>
          <table:table-cell table:style-name="ce42"/>
          <table:table-cell table:style-name="ce42" office:value-type="float" office:value="87" calcext:value-type="float">
            <text:p>87</text:p>
          </table:table-cell>
          <table:table-cell table:style-name="ce42"/>
          <table:table-cell table:style-name="ce64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akkenmakers en verhuur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andverkoopers</text:p>
          </table:table-cell>
          <table:table-cell table:style-name="Default"/>
          <table:table-cell table:style-name="ce34"/>
          <table:table-cell table:style-name="ce42" table:number-columns-repeated="6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eepzieders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22" calcext:value-type="float">
            <text:p>22</text:p>
          </table:table-cell>
          <table:table-cell table:style-name="ce42"/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64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eevaartscholen onderwijz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eevaartscholen leerlingen</text:p>
          </table:table-cell>
          <table:table-cell table:style-name="Default"/>
          <table:table-cell table:style-name="ce34"/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iekenoppass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outzied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waardvegers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wavelstokkenmakers en verkoopers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6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ijdeteelt (personen behoorende tot de)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erschillende beroepen</text:p>
          </table:table-cell>
          <table:table-cell table:style-name="Default"/>
          <table:table-cell table:style-name="ce34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onder beroep</text:p>
          </table:table-cell>
          <table:table-cell table:style-name="Default"/>
          <table:table-cell table:style-name="ce35" office:value-type="float" office:value="20910" calcext:value-type="float">
            <text:p>20,910</text:p>
          </table:table-cell>
          <table:table-cell table:style-name="ce43" office:value-type="float" office:value="21269" calcext:value-type="float">
            <text:p>21,269</text:p>
          </table:table-cell>
          <table:table-cell table:style-name="ce43" office:value-type="float" office:value="2289" calcext:value-type="float">
            <text:p>2,289</text:p>
          </table:table-cell>
          <table:table-cell table:style-name="ce43" office:value-type="float" office:value="2762" calcext:value-type="float">
            <text:p>2,762</text:p>
          </table:table-cell>
          <table:table-cell table:style-name="ce43" office:value-type="float" office:value="5166" calcext:value-type="float">
            <text:p>5,166</text:p>
          </table:table-cell>
          <table:table-cell table:style-name="ce43" office:value-type="float" office:value="7009" calcext:value-type="float">
            <text:p>7,009</text:p>
          </table:table-cell>
          <table:table-cell table:style-name="ce43" office:value-type="float" office:value="8693" calcext:value-type="float">
            <text:p>8,693</text:p>
          </table:table-cell>
          <table:table-cell table:style-name="ce43" office:value-type="float" office:value="54845" calcext:value-type="float">
            <text:p>54,845</text:p>
          </table:table-cell>
          <table:table-cell table:style-name="ce43" office:value-type="float" office:value="37058" calcext:value-type="float">
            <text:p>37,058</text:p>
          </table:table-cell>
          <table:table-cell table:style-name="ce43" office:value-type="float" office:value="85885" calcext:value-type="float">
            <text:p>85,885</text:p>
          </table:table-cell>
          <table:table-cell table:style-name="ce65" office:value-type="float" office:value="122943" calcext:value-type="float">
            <text:p>122,94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Beroep onbekend</text:p>
          </table:table-cell>
          <table:table-cell table:style-name="Default"/>
          <table:table-cell table:style-name="ce34"/>
          <table:table-cell table:style-name="ce42" table:number-columns-repeated="9"/>
          <table:table-cell table:style-name="ce64"/>
          <table:table-cell table:number-columns-repeated="1010"/>
        </table:table-row>
        <table:table-row table:style-name="ro1">
          <table:table-cell table:style-name="ce8" office:value-type="string" calcext:value-type="string">
            <text:p>DE STEDEN EN HET PLATTE LAND VEREENIGD (VERVOLG).</text:p>
          </table:table-cell>
          <table:table-cell table:style-name="ce19" office:value-type="string" calcext:value-type="string">
            <text:p>TOTAAL</text:p>
          </table:table-cell>
          <table:table-cell table:style-name="Default"/>
          <table:table-cell table:style-name="ce36" office:value-type="float" office:value="29965" calcext:value-type="float">
            <text:p>29,965</text:p>
          </table:table-cell>
          <table:table-cell table:style-name="ce44" office:value-type="float" office:value="29217" calcext:value-type="float">
            <text:p>29,217</text:p>
          </table:table-cell>
          <table:table-cell table:style-name="ce44" office:value-type="float" office:value="5790" calcext:value-type="float">
            <text:p>5,790</text:p>
          </table:table-cell>
          <table:table-cell table:style-name="ce44" office:value-type="float" office:value="5742" calcext:value-type="float">
            <text:p>5,742</text:p>
          </table:table-cell>
          <table:table-cell table:style-name="ce44" office:value-type="float" office:value="10917" calcext:value-type="float">
            <text:p>10,917</text:p>
          </table:table-cell>
          <table:table-cell table:style-name="ce44" office:value-type="float" office:value="10551" calcext:value-type="float">
            <text:p>10,551</text:p>
          </table:table-cell>
          <table:table-cell table:style-name="ce44" office:value-type="float" office:value="75140" calcext:value-type="float">
            <text:p>75,140</text:p>
          </table:table-cell>
          <table:table-cell table:style-name="ce44" office:value-type="float" office:value="80038" calcext:value-type="float">
            <text:p>80,038</text:p>
          </table:table-cell>
          <table:table-cell table:style-name="ce44" office:value-type="float" office:value="121812" calcext:value-type="float">
            <text:p>121,812</text:p>
          </table:table-cell>
          <table:table-cell table:style-name="ce44" office:value-type="float" office:value="125548" calcext:value-type="float">
            <text:p>125,548</text:p>
          </table:table-cell>
          <table:table-cell table:style-name="ce66" office:value-type="float" office:value="247360" calcext:value-type="float">
            <text:p>247,36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 De knechts en leerlingen zijn onder de beroepen begrepen.</text:p>
          </table:table-cell>
          <table:table-cell table:style-name="ce21"/>
          <table:table-cell table:style-name="ce27" table:number-columns-repeated="11"/>
          <table:table-cell table:style-name="ce67"/>
          <table:table-cell table:number-columns-repeated="1010"/>
        </table:table-row>
        <table:table-row table:style-name="ro5" table:number-rows-repeated="10473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6" table:default-cell-style-name="Default"/>
        <table:table-column table:style-name="co7" table:default-cell-style-name="ce9"/>
        <table:table-column table:style-name="co8" table:default-cell-style-name="ce9"/>
        <table:table-column table:style-name="co6" table:number-columns-repeated="1021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number-columns-repeated="1021"/>
        </table:table-row>
        <table:table-row table:style-name="ro5">
          <table:table-cell table:style-name="ce82" table:number-columns-repeated="3"/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83" office:value-type="float" office:value="4598" calcext:value-type="float">
            <text:p>45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01" calcext:value-type="float">
            <text:p>3801730044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599" calcext:value-type="float">
            <text:p>45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02" calcext:value-type="float">
            <text:p>3801730044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00" calcext:value-type="float">
            <text:p>46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03" calcext:value-type="float">
            <text:p>3801730044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01" calcext:value-type="float">
            <text:p>46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04" calcext:value-type="float">
            <text:p>3801730044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02" calcext:value-type="float">
            <text:p>46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05" calcext:value-type="float">
            <text:p>3801730044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03" calcext:value-type="float">
            <text:p>46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06" calcext:value-type="float">
            <text:p>3801730044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04" calcext:value-type="float">
            <text:p>46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07" calcext:value-type="float">
            <text:p>3801730044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05" calcext:value-type="float">
            <text:p>46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08" calcext:value-type="float">
            <text:p>3801730044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06" calcext:value-type="float">
            <text:p>46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09" calcext:value-type="float">
            <text:p>3801730044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07" calcext:value-type="float">
            <text:p>46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10" calcext:value-type="float">
            <text:p>3801730044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08" calcext:value-type="float">
            <text:p>46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11" calcext:value-type="float">
            <text:p>3801730044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09" calcext:value-type="float">
            <text:p>46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12" calcext:value-type="float">
            <text:p>3801730044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10" calcext:value-type="float">
            <text:p>46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13" calcext:value-type="float">
            <text:p>3801730044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11" calcext:value-type="float">
            <text:p>46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14" calcext:value-type="float">
            <text:p>3801730044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12" calcext:value-type="float">
            <text:p>46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15" calcext:value-type="float">
            <text:p>3801730044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13" calcext:value-type="float">
            <text:p>46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16" calcext:value-type="float">
            <text:p>3801730044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14" calcext:value-type="float">
            <text:p>46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17" calcext:value-type="float">
            <text:p>3801730044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15" calcext:value-type="float">
            <text:p>46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18" calcext:value-type="float">
            <text:p>3801730044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16" calcext:value-type="float">
            <text:p>46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19" calcext:value-type="float">
            <text:p>3801730044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17" calcext:value-type="float">
            <text:p>46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20" calcext:value-type="float">
            <text:p>3801730044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18" calcext:value-type="float">
            <text:p>46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21" calcext:value-type="float">
            <text:p>3801730044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19" calcext:value-type="float">
            <text:p>46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22" calcext:value-type="float">
            <text:p>3801730044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20" calcext:value-type="float">
            <text:p>46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23" calcext:value-type="float">
            <text:p>3801730044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21" calcext:value-type="float">
            <text:p>46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24" calcext:value-type="float">
            <text:p>3801730044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22" calcext:value-type="float">
            <text:p>46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25" calcext:value-type="float">
            <text:p>3801730044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23" calcext:value-type="float">
            <text:p>46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26" calcext:value-type="float">
            <text:p>3801730044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24" calcext:value-type="float">
            <text:p>46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27" calcext:value-type="float">
            <text:p>3801730044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25" calcext:value-type="float">
            <text:p>46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28" calcext:value-type="float">
            <text:p>3801730044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26" calcext:value-type="float">
            <text:p>46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29" calcext:value-type="float">
            <text:p>3801730044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27" calcext:value-type="float">
            <text:p>46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30" calcext:value-type="float">
            <text:p>3801730044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28" calcext:value-type="float">
            <text:p>46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31" calcext:value-type="float">
            <text:p>3801730044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29" calcext:value-type="float">
            <text:p>46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32" calcext:value-type="float">
            <text:p>3801730044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30" calcext:value-type="float">
            <text:p>46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33" calcext:value-type="float">
            <text:p>3801730044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31" calcext:value-type="float">
            <text:p>46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34" calcext:value-type="float">
            <text:p>3801730044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32" calcext:value-type="float">
            <text:p>46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35" calcext:value-type="float">
            <text:p>3801730044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33" calcext:value-type="float">
            <text:p>46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36" calcext:value-type="float">
            <text:p>3801730044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34" calcext:value-type="float">
            <text:p>46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37" calcext:value-type="float">
            <text:p>3801730044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35" calcext:value-type="float">
            <text:p>46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38" calcext:value-type="float">
            <text:p>3801730044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36" calcext:value-type="float">
            <text:p>46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39" calcext:value-type="float">
            <text:p>3801730044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37" calcext:value-type="float">
            <text:p>46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40" calcext:value-type="float">
            <text:p>3801730044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38" calcext:value-type="float">
            <text:p>46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41" calcext:value-type="float">
            <text:p>3801730044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39" calcext:value-type="float">
            <text:p>46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42" calcext:value-type="float">
            <text:p>3801730044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40" calcext:value-type="float">
            <text:p>46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43" calcext:value-type="float">
            <text:p>3801730044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41" calcext:value-type="float">
            <text:p>46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44" calcext:value-type="float">
            <text:p>3801730044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42" calcext:value-type="float">
            <text:p>46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45" calcext:value-type="float">
            <text:p>3801730044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43" calcext:value-type="float">
            <text:p>46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46" calcext:value-type="float">
            <text:p>3801730044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44" calcext:value-type="float">
            <text:p>46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47" calcext:value-type="float">
            <text:p>3801730044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45" calcext:value-type="float">
            <text:p>46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48" calcext:value-type="float">
            <text:p>3801730044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46" calcext:value-type="float">
            <text:p>46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49" calcext:value-type="float">
            <text:p>3801730044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47" calcext:value-type="float">
            <text:p>46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50" calcext:value-type="float">
            <text:p>3801730044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48" calcext:value-type="float">
            <text:p>46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51" calcext:value-type="float">
            <text:p>3801730044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49" calcext:value-type="float">
            <text:p>46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52" calcext:value-type="float">
            <text:p>3801730044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50" calcext:value-type="float">
            <text:p>46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401053" calcext:value-type="float">
            <text:p>3801730044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51" calcext:value-type="float">
            <text:p>46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01" calcext:value-type="float">
            <text:p>3801730045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52" calcext:value-type="float">
            <text:p>46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02" calcext:value-type="float">
            <text:p>3801730045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53" calcext:value-type="float">
            <text:p>46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03" calcext:value-type="float">
            <text:p>3801730045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54" calcext:value-type="float">
            <text:p>46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04" calcext:value-type="float">
            <text:p>3801730045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55" calcext:value-type="float">
            <text:p>46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05" calcext:value-type="float">
            <text:p>3801730045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56" calcext:value-type="float">
            <text:p>46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06" calcext:value-type="float">
            <text:p>3801730045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57" calcext:value-type="float">
            <text:p>46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07" calcext:value-type="float">
            <text:p>3801730045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58" calcext:value-type="float">
            <text:p>46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08" calcext:value-type="float">
            <text:p>3801730045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59" calcext:value-type="float">
            <text:p>46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09" calcext:value-type="float">
            <text:p>3801730045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60" calcext:value-type="float">
            <text:p>46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10" calcext:value-type="float">
            <text:p>3801730045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61" calcext:value-type="float">
            <text:p>46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11" calcext:value-type="float">
            <text:p>3801730045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62" calcext:value-type="float">
            <text:p>46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12" calcext:value-type="float">
            <text:p>3801730045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63" calcext:value-type="float">
            <text:p>46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13" calcext:value-type="float">
            <text:p>3801730045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64" calcext:value-type="float">
            <text:p>46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14" calcext:value-type="float">
            <text:p>3801730045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65" calcext:value-type="float">
            <text:p>46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15" calcext:value-type="float">
            <text:p>3801730045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66" calcext:value-type="float">
            <text:p>46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16" calcext:value-type="float">
            <text:p>3801730045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67" calcext:value-type="float">
            <text:p>46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17" calcext:value-type="float">
            <text:p>3801730045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68" calcext:value-type="float">
            <text:p>46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18" calcext:value-type="float">
            <text:p>3801730045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69" calcext:value-type="float">
            <text:p>46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19" calcext:value-type="float">
            <text:p>3801730045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70" calcext:value-type="float">
            <text:p>46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20" calcext:value-type="float">
            <text:p>3801730045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71" calcext:value-type="float">
            <text:p>46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21" calcext:value-type="float">
            <text:p>3801730045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72" calcext:value-type="float">
            <text:p>46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22" calcext:value-type="float">
            <text:p>3801730045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73" calcext:value-type="float">
            <text:p>46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23" calcext:value-type="float">
            <text:p>3801730045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74" calcext:value-type="float">
            <text:p>46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24" calcext:value-type="float">
            <text:p>3801730045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75" calcext:value-type="float">
            <text:p>46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25" calcext:value-type="float">
            <text:p>3801730045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76" calcext:value-type="float">
            <text:p>46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26" calcext:value-type="float">
            <text:p>3801730045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77" calcext:value-type="float">
            <text:p>46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27" calcext:value-type="float">
            <text:p>3801730045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78" calcext:value-type="float">
            <text:p>46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28" calcext:value-type="float">
            <text:p>3801730045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79" calcext:value-type="float">
            <text:p>46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29" calcext:value-type="float">
            <text:p>3801730045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80" calcext:value-type="float">
            <text:p>46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30" calcext:value-type="float">
            <text:p>3801730045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81" calcext:value-type="float">
            <text:p>46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31" calcext:value-type="float">
            <text:p>3801730045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82" calcext:value-type="float">
            <text:p>46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32" calcext:value-type="float">
            <text:p>3801730045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83" calcext:value-type="float">
            <text:p>46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33" calcext:value-type="float">
            <text:p>3801730045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84" calcext:value-type="float">
            <text:p>46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34" calcext:value-type="float">
            <text:p>3801730045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85" calcext:value-type="float">
            <text:p>46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35" calcext:value-type="float">
            <text:p>3801730045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86" calcext:value-type="float">
            <text:p>46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36" calcext:value-type="float">
            <text:p>3801730045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87" calcext:value-type="float">
            <text:p>46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37" calcext:value-type="float">
            <text:p>3801730045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88" calcext:value-type="float">
            <text:p>46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38" calcext:value-type="float">
            <text:p>3801730045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89" calcext:value-type="float">
            <text:p>46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39" calcext:value-type="float">
            <text:p>3801730045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90" calcext:value-type="float">
            <text:p>46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40" calcext:value-type="float">
            <text:p>3801730045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91" calcext:value-type="float">
            <text:p>46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41" calcext:value-type="float">
            <text:p>3801730045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92" calcext:value-type="float">
            <text:p>46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42" calcext:value-type="float">
            <text:p>3801730045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93" calcext:value-type="float">
            <text:p>46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43" calcext:value-type="float">
            <text:p>3801730045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94" calcext:value-type="float">
            <text:p>46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44" calcext:value-type="float">
            <text:p>3801730045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95" calcext:value-type="float">
            <text:p>46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45" calcext:value-type="float">
            <text:p>3801730045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96" calcext:value-type="float">
            <text:p>46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46" calcext:value-type="float">
            <text:p>3801730045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97" calcext:value-type="float">
            <text:p>46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47" calcext:value-type="float">
            <text:p>3801730045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98" calcext:value-type="float">
            <text:p>46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48" calcext:value-type="float">
            <text:p>3801730045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699" calcext:value-type="float">
            <text:p>46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49" calcext:value-type="float">
            <text:p>3801730045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00" calcext:value-type="float">
            <text:p>47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50" calcext:value-type="float">
            <text:p>3801730045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01" calcext:value-type="float">
            <text:p>47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3004501051" calcext:value-type="float">
            <text:p>3801730045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02" calcext:value-type="float">
            <text:p>47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01" calcext:value-type="float">
            <text:p>3801740046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03" calcext:value-type="float">
            <text:p>47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02" calcext:value-type="float">
            <text:p>3801740046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04" calcext:value-type="float">
            <text:p>47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03" calcext:value-type="float">
            <text:p>3801740046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05" calcext:value-type="float">
            <text:p>47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04" calcext:value-type="float">
            <text:p>3801740046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06" calcext:value-type="float">
            <text:p>47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05" calcext:value-type="float">
            <text:p>3801740046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07" calcext:value-type="float">
            <text:p>47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06" calcext:value-type="float">
            <text:p>3801740046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08" calcext:value-type="float">
            <text:p>47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07" calcext:value-type="float">
            <text:p>3801740046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09" calcext:value-type="float">
            <text:p>47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08" calcext:value-type="float">
            <text:p>3801740046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10" calcext:value-type="float">
            <text:p>47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09" calcext:value-type="float">
            <text:p>3801740046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11" calcext:value-type="float">
            <text:p>47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10" calcext:value-type="float">
            <text:p>3801740046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12" calcext:value-type="float">
            <text:p>47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11" calcext:value-type="float">
            <text:p>3801740046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13" calcext:value-type="float">
            <text:p>47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12" calcext:value-type="float">
            <text:p>3801740046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14" calcext:value-type="float">
            <text:p>47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13" calcext:value-type="float">
            <text:p>3801740046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15" calcext:value-type="float">
            <text:p>47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14" calcext:value-type="float">
            <text:p>3801740046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16" calcext:value-type="float">
            <text:p>47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15" calcext:value-type="float">
            <text:p>3801740046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17" calcext:value-type="float">
            <text:p>47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16" calcext:value-type="float">
            <text:p>3801740046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18" calcext:value-type="float">
            <text:p>47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17" calcext:value-type="float">
            <text:p>3801740046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19" calcext:value-type="float">
            <text:p>47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18" calcext:value-type="float">
            <text:p>3801740046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20" calcext:value-type="float">
            <text:p>47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19" calcext:value-type="float">
            <text:p>3801740046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21" calcext:value-type="float">
            <text:p>47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20" calcext:value-type="float">
            <text:p>3801740046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22" calcext:value-type="float">
            <text:p>47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21" calcext:value-type="float">
            <text:p>3801740046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23" calcext:value-type="float">
            <text:p>47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22" calcext:value-type="float">
            <text:p>3801740046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24" calcext:value-type="float">
            <text:p>47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23" calcext:value-type="float">
            <text:p>3801740046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25" calcext:value-type="float">
            <text:p>47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24" calcext:value-type="float">
            <text:p>3801740046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26" calcext:value-type="float">
            <text:p>47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25" calcext:value-type="float">
            <text:p>3801740046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27" calcext:value-type="float">
            <text:p>47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26" calcext:value-type="float">
            <text:p>3801740046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28" calcext:value-type="float">
            <text:p>47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27" calcext:value-type="float">
            <text:p>3801740046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29" calcext:value-type="float">
            <text:p>47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28" calcext:value-type="float">
            <text:p>3801740046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30" calcext:value-type="float">
            <text:p>47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29" calcext:value-type="float">
            <text:p>3801740046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31" calcext:value-type="float">
            <text:p>47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30" calcext:value-type="float">
            <text:p>3801740046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32" calcext:value-type="float">
            <text:p>47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31" calcext:value-type="float">
            <text:p>3801740046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33" calcext:value-type="float">
            <text:p>47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32" calcext:value-type="float">
            <text:p>3801740046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34" calcext:value-type="float">
            <text:p>47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33" calcext:value-type="float">
            <text:p>3801740046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35" calcext:value-type="float">
            <text:p>47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34" calcext:value-type="float">
            <text:p>3801740046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36" calcext:value-type="float">
            <text:p>47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35" calcext:value-type="float">
            <text:p>3801740046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37" calcext:value-type="float">
            <text:p>47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36" calcext:value-type="float">
            <text:p>3801740046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38" calcext:value-type="float">
            <text:p>47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37" calcext:value-type="float">
            <text:p>3801740046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39" calcext:value-type="float">
            <text:p>47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38" calcext:value-type="float">
            <text:p>3801740046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40" calcext:value-type="float">
            <text:p>47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39" calcext:value-type="float">
            <text:p>3801740046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41" calcext:value-type="float">
            <text:p>47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40" calcext:value-type="float">
            <text:p>3801740046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42" calcext:value-type="float">
            <text:p>47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41" calcext:value-type="float">
            <text:p>3801740046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43" calcext:value-type="float">
            <text:p>47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42" calcext:value-type="float">
            <text:p>3801740046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44" calcext:value-type="float">
            <text:p>47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43" calcext:value-type="float">
            <text:p>3801740046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45" calcext:value-type="float">
            <text:p>47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44" calcext:value-type="float">
            <text:p>3801740046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46" calcext:value-type="float">
            <text:p>47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45" calcext:value-type="float">
            <text:p>3801740046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47" calcext:value-type="float">
            <text:p>47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46" calcext:value-type="float">
            <text:p>3801740046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48" calcext:value-type="float">
            <text:p>47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47" calcext:value-type="float">
            <text:p>3801740046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49" calcext:value-type="float">
            <text:p>47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48" calcext:value-type="float">
            <text:p>3801740046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50" calcext:value-type="float">
            <text:p>47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49" calcext:value-type="float">
            <text:p>3801740046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51" calcext:value-type="float">
            <text:p>47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50" calcext:value-type="float">
            <text:p>3801740046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52" calcext:value-type="float">
            <text:p>47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51" calcext:value-type="float">
            <text:p>3801740046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53" calcext:value-type="float">
            <text:p>47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52" calcext:value-type="float">
            <text:p>3801740046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54" calcext:value-type="float">
            <text:p>47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601053" calcext:value-type="float">
            <text:p>3801740046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55" calcext:value-type="float">
            <text:p>47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01" calcext:value-type="float">
            <text:p>380174004701001</text:p>
          </table:table-cell>
          <table:table-cell table:style-name="ce9" office:value-type="string" calcext:value-type="string">
            <text:p>380174004701001* <text:s/>Hieronder begrepen de fabrijkanten van katoen, hennip, vlas, wol en zijde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56" calcext:value-type="float">
            <text:p>47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02" calcext:value-type="float">
            <text:p>3801740047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57" calcext:value-type="float">
            <text:p>47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03" calcext:value-type="float">
            <text:p>3801740047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58" calcext:value-type="float">
            <text:p>47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04" calcext:value-type="float">
            <text:p>3801740047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59" calcext:value-type="float">
            <text:p>47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05" calcext:value-type="float">
            <text:p>3801740047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60" calcext:value-type="float">
            <text:p>47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06" calcext:value-type="float">
            <text:p>3801740047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61" calcext:value-type="float">
            <text:p>47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07" calcext:value-type="float">
            <text:p>3801740047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62" calcext:value-type="float">
            <text:p>47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08" calcext:value-type="float">
            <text:p>3801740047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63" calcext:value-type="float">
            <text:p>47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09" calcext:value-type="float">
            <text:p>3801740047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64" calcext:value-type="float">
            <text:p>47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10" calcext:value-type="float">
            <text:p>3801740047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65" calcext:value-type="float">
            <text:p>47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11" calcext:value-type="float">
            <text:p>3801740047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66" calcext:value-type="float">
            <text:p>47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12" calcext:value-type="float">
            <text:p>3801740047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67" calcext:value-type="float">
            <text:p>47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13" calcext:value-type="float">
            <text:p>3801740047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68" calcext:value-type="float">
            <text:p>47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14" calcext:value-type="float">
            <text:p>3801740047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69" calcext:value-type="float">
            <text:p>47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15" calcext:value-type="float">
            <text:p>3801740047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70" calcext:value-type="float">
            <text:p>47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16" calcext:value-type="float">
            <text:p>3801740047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71" calcext:value-type="float">
            <text:p>47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17" calcext:value-type="float">
            <text:p>3801740047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72" calcext:value-type="float">
            <text:p>47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18" calcext:value-type="float">
            <text:p>3801740047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73" calcext:value-type="float">
            <text:p>47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19" calcext:value-type="float">
            <text:p>3801740047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74" calcext:value-type="float">
            <text:p>47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20" calcext:value-type="float">
            <text:p>3801740047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75" calcext:value-type="float">
            <text:p>47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21" calcext:value-type="float">
            <text:p>3801740047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76" calcext:value-type="float">
            <text:p>47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22" calcext:value-type="float">
            <text:p>3801740047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77" calcext:value-type="float">
            <text:p>47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23" calcext:value-type="float">
            <text:p>3801740047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78" calcext:value-type="float">
            <text:p>47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24" calcext:value-type="float">
            <text:p>380174004701024</text:p>
          </table:table-cell>
          <table:table-cell table:style-name="ce9" office:value-type="string" calcext:value-type="string">
            <text:p>3801740047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79" calcext:value-type="float">
            <text:p>47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25" calcext:value-type="float">
            <text:p>3801740047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80" calcext:value-type="float">
            <text:p>47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26" calcext:value-type="float">
            <text:p>380174004701026</text:p>
          </table:table-cell>
          <table:table-cell table:style-name="ce9" office:value-type="string" calcext:value-type="string">
            <text:p>3801740047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81" calcext:value-type="float">
            <text:p>47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27" calcext:value-type="float">
            <text:p>3801740047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82" calcext:value-type="float">
            <text:p>47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28" calcext:value-type="float">
            <text:p>3801740047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83" calcext:value-type="float">
            <text:p>47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29" calcext:value-type="float">
            <text:p>3801740047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84" calcext:value-type="float">
            <text:p>47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30" calcext:value-type="float">
            <text:p>3801740047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85" calcext:value-type="float">
            <text:p>47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31" calcext:value-type="float">
            <text:p>3801740047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86" calcext:value-type="float">
            <text:p>47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32" calcext:value-type="float">
            <text:p>3801740047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87" calcext:value-type="float">
            <text:p>47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33" calcext:value-type="float">
            <text:p>3801740047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88" calcext:value-type="float">
            <text:p>47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34" calcext:value-type="float">
            <text:p>3801740047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89" calcext:value-type="float">
            <text:p>47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35" calcext:value-type="float">
            <text:p>3801740047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90" calcext:value-type="float">
            <text:p>47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36" calcext:value-type="float">
            <text:p>3801740047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91" calcext:value-type="float">
            <text:p>47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37" calcext:value-type="float">
            <text:p>3801740047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92" calcext:value-type="float">
            <text:p>47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38" calcext:value-type="float">
            <text:p>3801740047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93" calcext:value-type="float">
            <text:p>47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39" calcext:value-type="float">
            <text:p>3801740047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94" calcext:value-type="float">
            <text:p>47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40" calcext:value-type="float">
            <text:p>3801740047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95" calcext:value-type="float">
            <text:p>47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41" calcext:value-type="float">
            <text:p>3801740047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96" calcext:value-type="float">
            <text:p>47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42" calcext:value-type="float">
            <text:p>3801740047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97" calcext:value-type="float">
            <text:p>47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43" calcext:value-type="float">
            <text:p>3801740047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98" calcext:value-type="float">
            <text:p>47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44" calcext:value-type="float">
            <text:p>3801740047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799" calcext:value-type="float">
            <text:p>47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45" calcext:value-type="float">
            <text:p>3801740047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00" calcext:value-type="float">
            <text:p>48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46" calcext:value-type="float">
            <text:p>3801740047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01" calcext:value-type="float">
            <text:p>48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47" calcext:value-type="float">
            <text:p>3801740047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02" calcext:value-type="float">
            <text:p>48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48" calcext:value-type="float">
            <text:p>3801740047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03" calcext:value-type="float">
            <text:p>48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49" calcext:value-type="float">
            <text:p>3801740047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04" calcext:value-type="float">
            <text:p>48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4004701050" calcext:value-type="float">
            <text:p>3801740047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05" calcext:value-type="float">
            <text:p>48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01" calcext:value-type="float">
            <text:p>3801750048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06" calcext:value-type="float">
            <text:p>48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02" calcext:value-type="float">
            <text:p>3801750048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07" calcext:value-type="float">
            <text:p>48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03" calcext:value-type="float">
            <text:p>3801750048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08" calcext:value-type="float">
            <text:p>48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04" calcext:value-type="float">
            <text:p>3801750048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09" calcext:value-type="float">
            <text:p>48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05" calcext:value-type="float">
            <text:p>3801750048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10" calcext:value-type="float">
            <text:p>48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06" calcext:value-type="float">
            <text:p>3801750048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11" calcext:value-type="float">
            <text:p>48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07" calcext:value-type="float">
            <text:p>3801750048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12" calcext:value-type="float">
            <text:p>48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08" calcext:value-type="float">
            <text:p>3801750048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13" calcext:value-type="float">
            <text:p>48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09" calcext:value-type="float">
            <text:p>3801750048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14" calcext:value-type="float">
            <text:p>48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10" calcext:value-type="float">
            <text:p>3801750048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15" calcext:value-type="float">
            <text:p>48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11" calcext:value-type="float">
            <text:p>3801750048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16" calcext:value-type="float">
            <text:p>48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12" calcext:value-type="float">
            <text:p>3801750048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17" calcext:value-type="float">
            <text:p>48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13" calcext:value-type="float">
            <text:p>3801750048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18" calcext:value-type="float">
            <text:p>48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14" calcext:value-type="float">
            <text:p>3801750048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19" calcext:value-type="float">
            <text:p>48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15" calcext:value-type="float">
            <text:p>3801750048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20" calcext:value-type="float">
            <text:p>48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16" calcext:value-type="float">
            <text:p>3801750048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21" calcext:value-type="float">
            <text:p>48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17" calcext:value-type="float">
            <text:p>3801750048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22" calcext:value-type="float">
            <text:p>48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18" calcext:value-type="float">
            <text:p>3801750048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23" calcext:value-type="float">
            <text:p>48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19" calcext:value-type="float">
            <text:p>3801750048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24" calcext:value-type="float">
            <text:p>48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20" calcext:value-type="float">
            <text:p>3801750048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25" calcext:value-type="float">
            <text:p>48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21" calcext:value-type="float">
            <text:p>3801750048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26" calcext:value-type="float">
            <text:p>48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22" calcext:value-type="float">
            <text:p>3801750048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27" calcext:value-type="float">
            <text:p>48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23" calcext:value-type="float">
            <text:p>3801750048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28" calcext:value-type="float">
            <text:p>48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24" calcext:value-type="float">
            <text:p>3801750048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29" calcext:value-type="float">
            <text:p>48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25" calcext:value-type="float">
            <text:p>3801750048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30" calcext:value-type="float">
            <text:p>48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26" calcext:value-type="float">
            <text:p>3801750048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31" calcext:value-type="float">
            <text:p>48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27" calcext:value-type="float">
            <text:p>3801750048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32" calcext:value-type="float">
            <text:p>48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28" calcext:value-type="float">
            <text:p>3801750048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33" calcext:value-type="float">
            <text:p>48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29" calcext:value-type="float">
            <text:p>3801750048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34" calcext:value-type="float">
            <text:p>48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30" calcext:value-type="float">
            <text:p>3801750048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35" calcext:value-type="float">
            <text:p>48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31" calcext:value-type="float">
            <text:p>3801750048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36" calcext:value-type="float">
            <text:p>48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32" calcext:value-type="float">
            <text:p>3801750048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37" calcext:value-type="float">
            <text:p>48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33" calcext:value-type="float">
            <text:p>3801750048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38" calcext:value-type="float">
            <text:p>48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34" calcext:value-type="float">
            <text:p>3801750048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39" calcext:value-type="float">
            <text:p>48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35" calcext:value-type="float">
            <text:p>3801750048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40" calcext:value-type="float">
            <text:p>48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36" calcext:value-type="float">
            <text:p>3801750048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41" calcext:value-type="float">
            <text:p>48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37" calcext:value-type="float">
            <text:p>3801750048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42" calcext:value-type="float">
            <text:p>48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38" calcext:value-type="float">
            <text:p>3801750048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43" calcext:value-type="float">
            <text:p>48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39" calcext:value-type="float">
            <text:p>3801750048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44" calcext:value-type="float">
            <text:p>48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40" calcext:value-type="float">
            <text:p>3801750048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45" calcext:value-type="float">
            <text:p>48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41" calcext:value-type="float">
            <text:p>3801750048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46" calcext:value-type="float">
            <text:p>48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42" calcext:value-type="float">
            <text:p>3801750048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47" calcext:value-type="float">
            <text:p>48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43" calcext:value-type="float">
            <text:p>3801750048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48" calcext:value-type="float">
            <text:p>48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44" calcext:value-type="float">
            <text:p>3801750048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49" calcext:value-type="float">
            <text:p>48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45" calcext:value-type="float">
            <text:p>3801750048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50" calcext:value-type="float">
            <text:p>48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46" calcext:value-type="float">
            <text:p>3801750048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51" calcext:value-type="float">
            <text:p>48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47" calcext:value-type="float">
            <text:p>3801750048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52" calcext:value-type="float">
            <text:p>48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48" calcext:value-type="float">
            <text:p>3801750048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53" calcext:value-type="float">
            <text:p>48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49" calcext:value-type="float">
            <text:p>3801750048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54" calcext:value-type="float">
            <text:p>48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50" calcext:value-type="float">
            <text:p>3801750048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55" calcext:value-type="float">
            <text:p>48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51" calcext:value-type="float">
            <text:p>3801750048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56" calcext:value-type="float">
            <text:p>48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52" calcext:value-type="float">
            <text:p>3801750048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57" calcext:value-type="float">
            <text:p>48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801053" calcext:value-type="float">
            <text:p>3801750048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58" calcext:value-type="float">
            <text:p>48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01" calcext:value-type="float">
            <text:p>3801750049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59" calcext:value-type="float">
            <text:p>48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02" calcext:value-type="float">
            <text:p>3801750049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60" calcext:value-type="float">
            <text:p>48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03" calcext:value-type="float">
            <text:p>3801750049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61" calcext:value-type="float">
            <text:p>48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04" calcext:value-type="float">
            <text:p>3801750049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62" calcext:value-type="float">
            <text:p>48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05" calcext:value-type="float">
            <text:p>3801750049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63" calcext:value-type="float">
            <text:p>48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06" calcext:value-type="float">
            <text:p>3801750049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64" calcext:value-type="float">
            <text:p>48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07" calcext:value-type="float">
            <text:p>3801750049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65" calcext:value-type="float">
            <text:p>48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08" calcext:value-type="float">
            <text:p>3801750049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66" calcext:value-type="float">
            <text:p>48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09" calcext:value-type="float">
            <text:p>3801750049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67" calcext:value-type="float">
            <text:p>48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10" calcext:value-type="float">
            <text:p>3801750049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68" calcext:value-type="float">
            <text:p>48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11" calcext:value-type="float">
            <text:p>3801750049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69" calcext:value-type="float">
            <text:p>48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12" calcext:value-type="float">
            <text:p>3801750049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70" calcext:value-type="float">
            <text:p>48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13" calcext:value-type="float">
            <text:p>3801750049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71" calcext:value-type="float">
            <text:p>48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14" calcext:value-type="float">
            <text:p>3801750049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72" calcext:value-type="float">
            <text:p>48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15" calcext:value-type="float">
            <text:p>3801750049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73" calcext:value-type="float">
            <text:p>48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16" calcext:value-type="float">
            <text:p>3801750049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74" calcext:value-type="float">
            <text:p>48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17" calcext:value-type="float">
            <text:p>3801750049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75" calcext:value-type="float">
            <text:p>48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18" calcext:value-type="float">
            <text:p>3801750049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76" calcext:value-type="float">
            <text:p>48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19" calcext:value-type="float">
            <text:p>3801750049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77" calcext:value-type="float">
            <text:p>48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20" calcext:value-type="float">
            <text:p>3801750049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78" calcext:value-type="float">
            <text:p>48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21" calcext:value-type="float">
            <text:p>3801750049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79" calcext:value-type="float">
            <text:p>48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22" calcext:value-type="float">
            <text:p>3801750049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80" calcext:value-type="float">
            <text:p>48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23" calcext:value-type="float">
            <text:p>3801750049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81" calcext:value-type="float">
            <text:p>48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24" calcext:value-type="float">
            <text:p>3801750049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82" calcext:value-type="float">
            <text:p>48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25" calcext:value-type="float">
            <text:p>3801750049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83" calcext:value-type="float">
            <text:p>48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26" calcext:value-type="float">
            <text:p>3801750049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84" calcext:value-type="float">
            <text:p>48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27" calcext:value-type="float">
            <text:p>3801750049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85" calcext:value-type="float">
            <text:p>48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28" calcext:value-type="float">
            <text:p>3801750049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86" calcext:value-type="float">
            <text:p>48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29" calcext:value-type="float">
            <text:p>3801750049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87" calcext:value-type="float">
            <text:p>48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30" calcext:value-type="float">
            <text:p>3801750049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88" calcext:value-type="float">
            <text:p>48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31" calcext:value-type="float">
            <text:p>3801750049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89" calcext:value-type="float">
            <text:p>48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32" calcext:value-type="float">
            <text:p>3801750049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90" calcext:value-type="float">
            <text:p>48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33" calcext:value-type="float">
            <text:p>3801750049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91" calcext:value-type="float">
            <text:p>48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34" calcext:value-type="float">
            <text:p>3801750049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92" calcext:value-type="float">
            <text:p>48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35" calcext:value-type="float">
            <text:p>3801750049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93" calcext:value-type="float">
            <text:p>48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36" calcext:value-type="float">
            <text:p>3801750049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94" calcext:value-type="float">
            <text:p>48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37" calcext:value-type="float">
            <text:p>3801750049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95" calcext:value-type="float">
            <text:p>48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38" calcext:value-type="float">
            <text:p>3801750049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96" calcext:value-type="float">
            <text:p>48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39" calcext:value-type="float">
            <text:p>3801750049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97" calcext:value-type="float">
            <text:p>48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5004901040" calcext:value-type="float">
            <text:p>3801750049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98" calcext:value-type="float">
            <text:p>48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01" calcext:value-type="float">
            <text:p>3801760050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899" calcext:value-type="float">
            <text:p>48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02" calcext:value-type="float">
            <text:p>3801760050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00" calcext:value-type="float">
            <text:p>49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03" calcext:value-type="float">
            <text:p>3801760050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01" calcext:value-type="float">
            <text:p>49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04" calcext:value-type="float">
            <text:p>3801760050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02" calcext:value-type="float">
            <text:p>49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05" calcext:value-type="float">
            <text:p>3801760050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03" calcext:value-type="float">
            <text:p>49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06" calcext:value-type="float">
            <text:p>3801760050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04" calcext:value-type="float">
            <text:p>49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07" calcext:value-type="float">
            <text:p>3801760050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05" calcext:value-type="float">
            <text:p>49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08" calcext:value-type="float">
            <text:p>3801760050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06" calcext:value-type="float">
            <text:p>49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09" calcext:value-type="float">
            <text:p>3801760050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07" calcext:value-type="float">
            <text:p>49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10" calcext:value-type="float">
            <text:p>3801760050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08" calcext:value-type="float">
            <text:p>49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11" calcext:value-type="float">
            <text:p>3801760050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09" calcext:value-type="float">
            <text:p>49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12" calcext:value-type="float">
            <text:p>3801760050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10" calcext:value-type="float">
            <text:p>49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13" calcext:value-type="float">
            <text:p>3801760050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11" calcext:value-type="float">
            <text:p>49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14" calcext:value-type="float">
            <text:p>3801760050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12" calcext:value-type="float">
            <text:p>49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15" calcext:value-type="float">
            <text:p>3801760050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13" calcext:value-type="float">
            <text:p>49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16" calcext:value-type="float">
            <text:p>3801760050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14" calcext:value-type="float">
            <text:p>49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17" calcext:value-type="float">
            <text:p>3801760050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15" calcext:value-type="float">
            <text:p>49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18" calcext:value-type="float">
            <text:p>3801760050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16" calcext:value-type="float">
            <text:p>49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19" calcext:value-type="float">
            <text:p>3801760050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17" calcext:value-type="float">
            <text:p>49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20" calcext:value-type="float">
            <text:p>3801760050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18" calcext:value-type="float">
            <text:p>49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21" calcext:value-type="float">
            <text:p>3801760050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19" calcext:value-type="float">
            <text:p>49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22" calcext:value-type="float">
            <text:p>3801760050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20" calcext:value-type="float">
            <text:p>49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23" calcext:value-type="float">
            <text:p>3801760050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21" calcext:value-type="float">
            <text:p>49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24" calcext:value-type="float">
            <text:p>3801760050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22" calcext:value-type="float">
            <text:p>49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25" calcext:value-type="float">
            <text:p>3801760050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23" calcext:value-type="float">
            <text:p>49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26" calcext:value-type="float">
            <text:p>3801760050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24" calcext:value-type="float">
            <text:p>49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27" calcext:value-type="float">
            <text:p>3801760050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25" calcext:value-type="float">
            <text:p>49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28" calcext:value-type="float">
            <text:p>3801760050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26" calcext:value-type="float">
            <text:p>49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29" calcext:value-type="float">
            <text:p>3801760050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27" calcext:value-type="float">
            <text:p>49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30" calcext:value-type="float">
            <text:p>3801760050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28" calcext:value-type="float">
            <text:p>49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31" calcext:value-type="float">
            <text:p>3801760050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29" calcext:value-type="float">
            <text:p>49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32" calcext:value-type="float">
            <text:p>3801760050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30" calcext:value-type="float">
            <text:p>49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33" calcext:value-type="float">
            <text:p>3801760050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31" calcext:value-type="float">
            <text:p>49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34" calcext:value-type="float">
            <text:p>3801760050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32" calcext:value-type="float">
            <text:p>49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35" calcext:value-type="float">
            <text:p>3801760050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33" calcext:value-type="float">
            <text:p>49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36" calcext:value-type="float">
            <text:p>3801760050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34" calcext:value-type="float">
            <text:p>49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37" calcext:value-type="float">
            <text:p>3801760050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35" calcext:value-type="float">
            <text:p>49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38" calcext:value-type="float">
            <text:p>3801760050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36" calcext:value-type="float">
            <text:p>49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39" calcext:value-type="float">
            <text:p>3801760050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37" calcext:value-type="float">
            <text:p>49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40" calcext:value-type="float">
            <text:p>3801760050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38" calcext:value-type="float">
            <text:p>49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41" calcext:value-type="float">
            <text:p>3801760050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39" calcext:value-type="float">
            <text:p>49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42" calcext:value-type="float">
            <text:p>3801760050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40" calcext:value-type="float">
            <text:p>49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43" calcext:value-type="float">
            <text:p>3801760050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41" calcext:value-type="float">
            <text:p>49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44" calcext:value-type="float">
            <text:p>3801760050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42" calcext:value-type="float">
            <text:p>49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45" calcext:value-type="float">
            <text:p>3801760050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43" calcext:value-type="float">
            <text:p>49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46" calcext:value-type="float">
            <text:p>3801760050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44" calcext:value-type="float">
            <text:p>49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47" calcext:value-type="float">
            <text:p>3801760050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45" calcext:value-type="float">
            <text:p>49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48" calcext:value-type="float">
            <text:p>3801760050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46" calcext:value-type="float">
            <text:p>49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49" calcext:value-type="float">
            <text:p>3801760050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47" calcext:value-type="float">
            <text:p>49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50" calcext:value-type="float">
            <text:p>3801760050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48" calcext:value-type="float">
            <text:p>49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51" calcext:value-type="float">
            <text:p>3801760050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49" calcext:value-type="float">
            <text:p>49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52" calcext:value-type="float">
            <text:p>3801760050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50" calcext:value-type="float">
            <text:p>49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001053" calcext:value-type="float">
            <text:p>3801760050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51" calcext:value-type="float">
            <text:p>49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01" calcext:value-type="float">
            <text:p>3801760051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52" calcext:value-type="float">
            <text:p>49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02" calcext:value-type="float">
            <text:p>3801760051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53" calcext:value-type="float">
            <text:p>49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03" calcext:value-type="float">
            <text:p>3801760051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54" calcext:value-type="float">
            <text:p>49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04" calcext:value-type="float">
            <text:p>3801760051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55" calcext:value-type="float">
            <text:p>49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05" calcext:value-type="float">
            <text:p>3801760051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56" calcext:value-type="float">
            <text:p>49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06" calcext:value-type="float">
            <text:p>3801760051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57" calcext:value-type="float">
            <text:p>49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07" calcext:value-type="float">
            <text:p>3801760051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58" calcext:value-type="float">
            <text:p>49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08" calcext:value-type="float">
            <text:p>3801760051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59" calcext:value-type="float">
            <text:p>49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09" calcext:value-type="float">
            <text:p>3801760051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60" calcext:value-type="float">
            <text:p>49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10" calcext:value-type="float">
            <text:p>3801760051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61" calcext:value-type="float">
            <text:p>49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11" calcext:value-type="float">
            <text:p>3801760051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62" calcext:value-type="float">
            <text:p>49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12" calcext:value-type="float">
            <text:p>3801760051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63" calcext:value-type="float">
            <text:p>49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13" calcext:value-type="float">
            <text:p>3801760051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64" calcext:value-type="float">
            <text:p>49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14" calcext:value-type="float">
            <text:p>3801760051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65" calcext:value-type="float">
            <text:p>49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15" calcext:value-type="float">
            <text:p>3801760051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66" calcext:value-type="float">
            <text:p>49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16" calcext:value-type="float">
            <text:p>3801760051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67" calcext:value-type="float">
            <text:p>49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17" calcext:value-type="float">
            <text:p>3801760051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68" calcext:value-type="float">
            <text:p>49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18" calcext:value-type="float">
            <text:p>3801760051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69" calcext:value-type="float">
            <text:p>49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19" calcext:value-type="float">
            <text:p>3801760051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70" calcext:value-type="float">
            <text:p>49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20" calcext:value-type="float">
            <text:p>3801760051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71" calcext:value-type="float">
            <text:p>49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21" calcext:value-type="float">
            <text:p>3801760051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72" calcext:value-type="float">
            <text:p>49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22" calcext:value-type="float">
            <text:p>3801760051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73" calcext:value-type="float">
            <text:p>49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23" calcext:value-type="float">
            <text:p>3801760051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74" calcext:value-type="float">
            <text:p>49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24" calcext:value-type="float">
            <text:p>3801760051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75" calcext:value-type="float">
            <text:p>49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25" calcext:value-type="float">
            <text:p>3801760051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76" calcext:value-type="float">
            <text:p>49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26" calcext:value-type="float">
            <text:p>3801760051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77" calcext:value-type="float">
            <text:p>49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27" calcext:value-type="float">
            <text:p>3801760051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78" calcext:value-type="float">
            <text:p>49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28" calcext:value-type="float">
            <text:p>3801760051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79" calcext:value-type="float">
            <text:p>49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29" calcext:value-type="float">
            <text:p>3801760051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80" calcext:value-type="float">
            <text:p>49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30" calcext:value-type="float">
            <text:p>3801760051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81" calcext:value-type="float">
            <text:p>49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31" calcext:value-type="float">
            <text:p>3801760051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82" calcext:value-type="float">
            <text:p>49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32" calcext:value-type="float">
            <text:p>3801760051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83" calcext:value-type="float">
            <text:p>49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33" calcext:value-type="float">
            <text:p>3801760051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84" calcext:value-type="float">
            <text:p>49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34" calcext:value-type="float">
            <text:p>3801760051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85" calcext:value-type="float">
            <text:p>49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35" calcext:value-type="float">
            <text:p>3801760051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86" calcext:value-type="float">
            <text:p>49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36" calcext:value-type="float">
            <text:p>3801760051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87" calcext:value-type="float">
            <text:p>49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37" calcext:value-type="float">
            <text:p>3801760051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88" calcext:value-type="float">
            <text:p>49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38" calcext:value-type="float">
            <text:p>3801760051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89" calcext:value-type="float">
            <text:p>49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39" calcext:value-type="float">
            <text:p>3801760051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90" calcext:value-type="float">
            <text:p>49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40" calcext:value-type="float">
            <text:p>3801760051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91" calcext:value-type="float">
            <text:p>49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41" calcext:value-type="float">
            <text:p>3801760051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92" calcext:value-type="float">
            <text:p>49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42" calcext:value-type="float">
            <text:p>3801760051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93" calcext:value-type="float">
            <text:p>49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43" calcext:value-type="float">
            <text:p>3801760051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94" calcext:value-type="float">
            <text:p>49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44" calcext:value-type="float">
            <text:p>3801760051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95" calcext:value-type="float">
            <text:p>49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45" calcext:value-type="float">
            <text:p>3801760051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96" calcext:value-type="float">
            <text:p>49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46" calcext:value-type="float">
            <text:p>3801760051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97" calcext:value-type="float">
            <text:p>49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47" calcext:value-type="float">
            <text:p>3801760051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98" calcext:value-type="float">
            <text:p>49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48" calcext:value-type="float">
            <text:p>3801760051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4999" calcext:value-type="float">
            <text:p>49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49" calcext:value-type="float">
            <text:p>3801760051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00" calcext:value-type="float">
            <text:p>50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50" calcext:value-type="float">
            <text:p>3801760051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01" calcext:value-type="float">
            <text:p>50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6005101051" calcext:value-type="float">
            <text:p>3801760051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02" calcext:value-type="float">
            <text:p>50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01" calcext:value-type="float">
            <text:p>3801770052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03" calcext:value-type="float">
            <text:p>50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02" calcext:value-type="float">
            <text:p>3801770052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04" calcext:value-type="float">
            <text:p>50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03" calcext:value-type="float">
            <text:p>3801770052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05" calcext:value-type="float">
            <text:p>50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04" calcext:value-type="float">
            <text:p>3801770052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06" calcext:value-type="float">
            <text:p>50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05" calcext:value-type="float">
            <text:p>3801770052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07" calcext:value-type="float">
            <text:p>50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06" calcext:value-type="float">
            <text:p>3801770052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08" calcext:value-type="float">
            <text:p>50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07" calcext:value-type="float">
            <text:p>3801770052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09" calcext:value-type="float">
            <text:p>50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08" calcext:value-type="float">
            <text:p>3801770052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10" calcext:value-type="float">
            <text:p>50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09" calcext:value-type="float">
            <text:p>3801770052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11" calcext:value-type="float">
            <text:p>50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10" calcext:value-type="float">
            <text:p>3801770052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12" calcext:value-type="float">
            <text:p>50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11" calcext:value-type="float">
            <text:p>3801770052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13" calcext:value-type="float">
            <text:p>50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12" calcext:value-type="float">
            <text:p>3801770052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14" calcext:value-type="float">
            <text:p>50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13" calcext:value-type="float">
            <text:p>3801770052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15" calcext:value-type="float">
            <text:p>50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14" calcext:value-type="float">
            <text:p>3801770052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16" calcext:value-type="float">
            <text:p>50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15" calcext:value-type="float">
            <text:p>3801770052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17" calcext:value-type="float">
            <text:p>50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16" calcext:value-type="float">
            <text:p>3801770052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18" calcext:value-type="float">
            <text:p>50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17" calcext:value-type="float">
            <text:p>3801770052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19" calcext:value-type="float">
            <text:p>50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18" calcext:value-type="float">
            <text:p>3801770052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20" calcext:value-type="float">
            <text:p>50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19" calcext:value-type="float">
            <text:p>3801770052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21" calcext:value-type="float">
            <text:p>50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20" calcext:value-type="float">
            <text:p>3801770052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22" calcext:value-type="float">
            <text:p>50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21" calcext:value-type="float">
            <text:p>3801770052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23" calcext:value-type="float">
            <text:p>50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22" calcext:value-type="float">
            <text:p>3801770052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24" calcext:value-type="float">
            <text:p>50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23" calcext:value-type="float">
            <text:p>3801770052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25" calcext:value-type="float">
            <text:p>50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24" calcext:value-type="float">
            <text:p>3801770052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26" calcext:value-type="float">
            <text:p>50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25" calcext:value-type="float">
            <text:p>3801770052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27" calcext:value-type="float">
            <text:p>50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26" calcext:value-type="float">
            <text:p>3801770052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28" calcext:value-type="float">
            <text:p>50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27" calcext:value-type="float">
            <text:p>3801770052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29" calcext:value-type="float">
            <text:p>50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28" calcext:value-type="float">
            <text:p>3801770052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30" calcext:value-type="float">
            <text:p>50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29" calcext:value-type="float">
            <text:p>3801770052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31" calcext:value-type="float">
            <text:p>50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30" calcext:value-type="float">
            <text:p>3801770052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32" calcext:value-type="float">
            <text:p>50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31" calcext:value-type="float">
            <text:p>3801770052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33" calcext:value-type="float">
            <text:p>50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32" calcext:value-type="float">
            <text:p>3801770052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34" calcext:value-type="float">
            <text:p>50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33" calcext:value-type="float">
            <text:p>3801770052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35" calcext:value-type="float">
            <text:p>50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34" calcext:value-type="float">
            <text:p>3801770052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36" calcext:value-type="float">
            <text:p>50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35" calcext:value-type="float">
            <text:p>3801770052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37" calcext:value-type="float">
            <text:p>50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36" calcext:value-type="float">
            <text:p>3801770052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38" calcext:value-type="float">
            <text:p>50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37" calcext:value-type="float">
            <text:p>3801770052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39" calcext:value-type="float">
            <text:p>50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38" calcext:value-type="float">
            <text:p>3801770052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40" calcext:value-type="float">
            <text:p>50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39" calcext:value-type="float">
            <text:p>3801770052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41" calcext:value-type="float">
            <text:p>50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40" calcext:value-type="float">
            <text:p>3801770052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42" calcext:value-type="float">
            <text:p>50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41" calcext:value-type="float">
            <text:p>3801770052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43" calcext:value-type="float">
            <text:p>50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42" calcext:value-type="float">
            <text:p>3801770052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44" calcext:value-type="float">
            <text:p>50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43" calcext:value-type="float">
            <text:p>3801770052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45" calcext:value-type="float">
            <text:p>50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44" calcext:value-type="float">
            <text:p>3801770052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46" calcext:value-type="float">
            <text:p>50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45" calcext:value-type="float">
            <text:p>3801770052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47" calcext:value-type="float">
            <text:p>50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46" calcext:value-type="float">
            <text:p>3801770052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48" calcext:value-type="float">
            <text:p>50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47" calcext:value-type="float">
            <text:p>3801770052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49" calcext:value-type="float">
            <text:p>50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48" calcext:value-type="float">
            <text:p>3801770052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50" calcext:value-type="float">
            <text:p>50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49" calcext:value-type="float">
            <text:p>3801770052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51" calcext:value-type="float">
            <text:p>50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50" calcext:value-type="float">
            <text:p>3801770052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52" calcext:value-type="float">
            <text:p>50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51" calcext:value-type="float">
            <text:p>3801770052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53" calcext:value-type="float">
            <text:p>50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52" calcext:value-type="float">
            <text:p>3801770052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54" calcext:value-type="float">
            <text:p>50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201053" calcext:value-type="float">
            <text:p>3801770052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55" calcext:value-type="float">
            <text:p>50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01" calcext:value-type="float">
            <text:p>380177005301001</text:p>
          </table:table-cell>
          <table:table-cell table:style-name="ce9" office:value-type="string" calcext:value-type="string">
            <text:p>380177005301001* <text:s/>Hieronder begrepen de fabrijkanten van katoen, hennip, vlas, wol en zijde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56" calcext:value-type="float">
            <text:p>50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02" calcext:value-type="float">
            <text:p>3801770053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57" calcext:value-type="float">
            <text:p>50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03" calcext:value-type="float">
            <text:p>3801770053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58" calcext:value-type="float">
            <text:p>50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04" calcext:value-type="float">
            <text:p>3801770053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59" calcext:value-type="float">
            <text:p>50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05" calcext:value-type="float">
            <text:p>3801770053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60" calcext:value-type="float">
            <text:p>50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06" calcext:value-type="float">
            <text:p>3801770053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61" calcext:value-type="float">
            <text:p>50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07" calcext:value-type="float">
            <text:p>3801770053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62" calcext:value-type="float">
            <text:p>50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08" calcext:value-type="float">
            <text:p>3801770053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63" calcext:value-type="float">
            <text:p>50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09" calcext:value-type="float">
            <text:p>3801770053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64" calcext:value-type="float">
            <text:p>50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10" calcext:value-type="float">
            <text:p>3801770053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65" calcext:value-type="float">
            <text:p>50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11" calcext:value-type="float">
            <text:p>3801770053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66" calcext:value-type="float">
            <text:p>50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12" calcext:value-type="float">
            <text:p>3801770053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67" calcext:value-type="float">
            <text:p>50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13" calcext:value-type="float">
            <text:p>3801770053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68" calcext:value-type="float">
            <text:p>50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14" calcext:value-type="float">
            <text:p>3801770053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69" calcext:value-type="float">
            <text:p>50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15" calcext:value-type="float">
            <text:p>3801770053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70" calcext:value-type="float">
            <text:p>50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16" calcext:value-type="float">
            <text:p>3801770053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71" calcext:value-type="float">
            <text:p>50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17" calcext:value-type="float">
            <text:p>3801770053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72" calcext:value-type="float">
            <text:p>50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18" calcext:value-type="float">
            <text:p>3801770053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73" calcext:value-type="float">
            <text:p>50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19" calcext:value-type="float">
            <text:p>3801770053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74" calcext:value-type="float">
            <text:p>50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20" calcext:value-type="float">
            <text:p>3801770053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75" calcext:value-type="float">
            <text:p>50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21" calcext:value-type="float">
            <text:p>3801770053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76" calcext:value-type="float">
            <text:p>50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22" calcext:value-type="float">
            <text:p>3801770053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77" calcext:value-type="float">
            <text:p>50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23" calcext:value-type="float">
            <text:p>3801770053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78" calcext:value-type="float">
            <text:p>50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24" calcext:value-type="float">
            <text:p>380177005301024</text:p>
          </table:table-cell>
          <table:table-cell table:style-name="ce9" office:value-type="string" calcext:value-type="string">
            <text:p>3801770053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79" calcext:value-type="float">
            <text:p>50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25" calcext:value-type="float">
            <text:p>3801770053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80" calcext:value-type="float">
            <text:p>50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26" calcext:value-type="float">
            <text:p>380177005301026</text:p>
          </table:table-cell>
          <table:table-cell table:style-name="ce9" office:value-type="string" calcext:value-type="string">
            <text:p>3801770053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81" calcext:value-type="float">
            <text:p>50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27" calcext:value-type="float">
            <text:p>3801770053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82" calcext:value-type="float">
            <text:p>50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28" calcext:value-type="float">
            <text:p>3801770053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83" calcext:value-type="float">
            <text:p>50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29" calcext:value-type="float">
            <text:p>3801770053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84" calcext:value-type="float">
            <text:p>50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30" calcext:value-type="float">
            <text:p>3801770053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85" calcext:value-type="float">
            <text:p>50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31" calcext:value-type="float">
            <text:p>3801770053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86" calcext:value-type="float">
            <text:p>50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32" calcext:value-type="float">
            <text:p>3801770053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87" calcext:value-type="float">
            <text:p>50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33" calcext:value-type="float">
            <text:p>3801770053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88" calcext:value-type="float">
            <text:p>50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34" calcext:value-type="float">
            <text:p>3801770053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89" calcext:value-type="float">
            <text:p>50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35" calcext:value-type="float">
            <text:p>3801770053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90" calcext:value-type="float">
            <text:p>50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36" calcext:value-type="float">
            <text:p>3801770053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91" calcext:value-type="float">
            <text:p>50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37" calcext:value-type="float">
            <text:p>3801770053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92" calcext:value-type="float">
            <text:p>50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38" calcext:value-type="float">
            <text:p>3801770053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93" calcext:value-type="float">
            <text:p>50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39" calcext:value-type="float">
            <text:p>3801770053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94" calcext:value-type="float">
            <text:p>50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40" calcext:value-type="float">
            <text:p>3801770053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95" calcext:value-type="float">
            <text:p>50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41" calcext:value-type="float">
            <text:p>3801770053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96" calcext:value-type="float">
            <text:p>50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42" calcext:value-type="float">
            <text:p>3801770053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97" calcext:value-type="float">
            <text:p>50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43" calcext:value-type="float">
            <text:p>3801770053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98" calcext:value-type="float">
            <text:p>50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44" calcext:value-type="float">
            <text:p>3801770053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099" calcext:value-type="float">
            <text:p>50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45" calcext:value-type="float">
            <text:p>3801770053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00" calcext:value-type="float">
            <text:p>51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46" calcext:value-type="float">
            <text:p>3801770053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01" calcext:value-type="float">
            <text:p>51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47" calcext:value-type="float">
            <text:p>3801770053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02" calcext:value-type="float">
            <text:p>51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48" calcext:value-type="float">
            <text:p>3801770053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03" calcext:value-type="float">
            <text:p>51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49" calcext:value-type="float">
            <text:p>3801770053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04" calcext:value-type="float">
            <text:p>51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7005301050" calcext:value-type="float">
            <text:p>3801770053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05" calcext:value-type="float">
            <text:p>51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01" calcext:value-type="float">
            <text:p>3801780054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06" calcext:value-type="float">
            <text:p>51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02" calcext:value-type="float">
            <text:p>3801780054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07" calcext:value-type="float">
            <text:p>51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03" calcext:value-type="float">
            <text:p>3801780054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08" calcext:value-type="float">
            <text:p>51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04" calcext:value-type="float">
            <text:p>3801780054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09" calcext:value-type="float">
            <text:p>51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05" calcext:value-type="float">
            <text:p>3801780054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10" calcext:value-type="float">
            <text:p>51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06" calcext:value-type="float">
            <text:p>3801780054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11" calcext:value-type="float">
            <text:p>51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07" calcext:value-type="float">
            <text:p>3801780054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12" calcext:value-type="float">
            <text:p>51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08" calcext:value-type="float">
            <text:p>3801780054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13" calcext:value-type="float">
            <text:p>51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09" calcext:value-type="float">
            <text:p>3801780054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14" calcext:value-type="float">
            <text:p>51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10" calcext:value-type="float">
            <text:p>3801780054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15" calcext:value-type="float">
            <text:p>51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11" calcext:value-type="float">
            <text:p>3801780054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16" calcext:value-type="float">
            <text:p>51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12" calcext:value-type="float">
            <text:p>3801780054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17" calcext:value-type="float">
            <text:p>51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13" calcext:value-type="float">
            <text:p>3801780054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18" calcext:value-type="float">
            <text:p>51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14" calcext:value-type="float">
            <text:p>3801780054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19" calcext:value-type="float">
            <text:p>51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15" calcext:value-type="float">
            <text:p>3801780054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20" calcext:value-type="float">
            <text:p>51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16" calcext:value-type="float">
            <text:p>3801780054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21" calcext:value-type="float">
            <text:p>51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17" calcext:value-type="float">
            <text:p>3801780054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22" calcext:value-type="float">
            <text:p>51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18" calcext:value-type="float">
            <text:p>3801780054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23" calcext:value-type="float">
            <text:p>51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19" calcext:value-type="float">
            <text:p>3801780054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24" calcext:value-type="float">
            <text:p>51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20" calcext:value-type="float">
            <text:p>3801780054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25" calcext:value-type="float">
            <text:p>51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21" calcext:value-type="float">
            <text:p>3801780054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26" calcext:value-type="float">
            <text:p>51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22" calcext:value-type="float">
            <text:p>3801780054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27" calcext:value-type="float">
            <text:p>51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23" calcext:value-type="float">
            <text:p>3801780054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28" calcext:value-type="float">
            <text:p>51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24" calcext:value-type="float">
            <text:p>3801780054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29" calcext:value-type="float">
            <text:p>51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25" calcext:value-type="float">
            <text:p>3801780054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30" calcext:value-type="float">
            <text:p>51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26" calcext:value-type="float">
            <text:p>3801780054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31" calcext:value-type="float">
            <text:p>51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27" calcext:value-type="float">
            <text:p>3801780054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32" calcext:value-type="float">
            <text:p>51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28" calcext:value-type="float">
            <text:p>3801780054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33" calcext:value-type="float">
            <text:p>51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29" calcext:value-type="float">
            <text:p>3801780054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34" calcext:value-type="float">
            <text:p>51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30" calcext:value-type="float">
            <text:p>3801780054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35" calcext:value-type="float">
            <text:p>51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31" calcext:value-type="float">
            <text:p>3801780054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36" calcext:value-type="float">
            <text:p>51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32" calcext:value-type="float">
            <text:p>3801780054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37" calcext:value-type="float">
            <text:p>51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33" calcext:value-type="float">
            <text:p>3801780054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38" calcext:value-type="float">
            <text:p>51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34" calcext:value-type="float">
            <text:p>3801780054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39" calcext:value-type="float">
            <text:p>51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35" calcext:value-type="float">
            <text:p>3801780054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40" calcext:value-type="float">
            <text:p>51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36" calcext:value-type="float">
            <text:p>3801780054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41" calcext:value-type="float">
            <text:p>51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37" calcext:value-type="float">
            <text:p>3801780054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42" calcext:value-type="float">
            <text:p>51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38" calcext:value-type="float">
            <text:p>3801780054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43" calcext:value-type="float">
            <text:p>51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39" calcext:value-type="float">
            <text:p>3801780054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44" calcext:value-type="float">
            <text:p>51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40" calcext:value-type="float">
            <text:p>3801780054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45" calcext:value-type="float">
            <text:p>51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41" calcext:value-type="float">
            <text:p>3801780054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46" calcext:value-type="float">
            <text:p>51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42" calcext:value-type="float">
            <text:p>3801780054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47" calcext:value-type="float">
            <text:p>51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43" calcext:value-type="float">
            <text:p>3801780054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48" calcext:value-type="float">
            <text:p>51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44" calcext:value-type="float">
            <text:p>3801780054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49" calcext:value-type="float">
            <text:p>51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45" calcext:value-type="float">
            <text:p>3801780054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50" calcext:value-type="float">
            <text:p>51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46" calcext:value-type="float">
            <text:p>3801780054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51" calcext:value-type="float">
            <text:p>51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47" calcext:value-type="float">
            <text:p>3801780054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52" calcext:value-type="float">
            <text:p>51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48" calcext:value-type="float">
            <text:p>3801780054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53" calcext:value-type="float">
            <text:p>51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49" calcext:value-type="float">
            <text:p>3801780054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54" calcext:value-type="float">
            <text:p>51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50" calcext:value-type="float">
            <text:p>3801780054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55" calcext:value-type="float">
            <text:p>51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51" calcext:value-type="float">
            <text:p>3801780054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56" calcext:value-type="float">
            <text:p>51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52" calcext:value-type="float">
            <text:p>3801780054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57" calcext:value-type="float">
            <text:p>51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401053" calcext:value-type="float">
            <text:p>3801780054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58" calcext:value-type="float">
            <text:p>51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01" calcext:value-type="float">
            <text:p>3801780055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59" calcext:value-type="float">
            <text:p>51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02" calcext:value-type="float">
            <text:p>3801780055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60" calcext:value-type="float">
            <text:p>51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03" calcext:value-type="float">
            <text:p>3801780055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61" calcext:value-type="float">
            <text:p>51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04" calcext:value-type="float">
            <text:p>3801780055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62" calcext:value-type="float">
            <text:p>51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05" calcext:value-type="float">
            <text:p>3801780055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63" calcext:value-type="float">
            <text:p>51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06" calcext:value-type="float">
            <text:p>3801780055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64" calcext:value-type="float">
            <text:p>51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07" calcext:value-type="float">
            <text:p>3801780055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65" calcext:value-type="float">
            <text:p>51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08" calcext:value-type="float">
            <text:p>3801780055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66" calcext:value-type="float">
            <text:p>51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09" calcext:value-type="float">
            <text:p>3801780055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67" calcext:value-type="float">
            <text:p>51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10" calcext:value-type="float">
            <text:p>3801780055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68" calcext:value-type="float">
            <text:p>51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11" calcext:value-type="float">
            <text:p>3801780055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69" calcext:value-type="float">
            <text:p>51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12" calcext:value-type="float">
            <text:p>3801780055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70" calcext:value-type="float">
            <text:p>51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13" calcext:value-type="float">
            <text:p>3801780055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71" calcext:value-type="float">
            <text:p>51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14" calcext:value-type="float">
            <text:p>3801780055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72" calcext:value-type="float">
            <text:p>51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15" calcext:value-type="float">
            <text:p>3801780055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73" calcext:value-type="float">
            <text:p>51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16" calcext:value-type="float">
            <text:p>3801780055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74" calcext:value-type="float">
            <text:p>51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17" calcext:value-type="float">
            <text:p>3801780055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75" calcext:value-type="float">
            <text:p>51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18" calcext:value-type="float">
            <text:p>3801780055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76" calcext:value-type="float">
            <text:p>51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19" calcext:value-type="float">
            <text:p>3801780055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77" calcext:value-type="float">
            <text:p>51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20" calcext:value-type="float">
            <text:p>3801780055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78" calcext:value-type="float">
            <text:p>51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21" calcext:value-type="float">
            <text:p>3801780055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79" calcext:value-type="float">
            <text:p>51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22" calcext:value-type="float">
            <text:p>3801780055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80" calcext:value-type="float">
            <text:p>51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23" calcext:value-type="float">
            <text:p>3801780055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81" calcext:value-type="float">
            <text:p>51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24" calcext:value-type="float">
            <text:p>3801780055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82" calcext:value-type="float">
            <text:p>51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25" calcext:value-type="float">
            <text:p>3801780055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83" calcext:value-type="float">
            <text:p>51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26" calcext:value-type="float">
            <text:p>3801780055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84" calcext:value-type="float">
            <text:p>51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27" calcext:value-type="float">
            <text:p>3801780055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85" calcext:value-type="float">
            <text:p>51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28" calcext:value-type="float">
            <text:p>3801780055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86" calcext:value-type="float">
            <text:p>51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29" calcext:value-type="float">
            <text:p>3801780055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87" calcext:value-type="float">
            <text:p>51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30" calcext:value-type="float">
            <text:p>3801780055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88" calcext:value-type="float">
            <text:p>51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31" calcext:value-type="float">
            <text:p>3801780055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89" calcext:value-type="float">
            <text:p>51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32" calcext:value-type="float">
            <text:p>3801780055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90" calcext:value-type="float">
            <text:p>51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33" calcext:value-type="float">
            <text:p>3801780055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91" calcext:value-type="float">
            <text:p>51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34" calcext:value-type="float">
            <text:p>3801780055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92" calcext:value-type="float">
            <text:p>51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35" calcext:value-type="float">
            <text:p>3801780055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93" calcext:value-type="float">
            <text:p>51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36" calcext:value-type="float">
            <text:p>3801780055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94" calcext:value-type="float">
            <text:p>51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37" calcext:value-type="float">
            <text:p>3801780055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95" calcext:value-type="float">
            <text:p>51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38" calcext:value-type="float">
            <text:p>3801780055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96" calcext:value-type="float">
            <text:p>51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39" calcext:value-type="float">
            <text:p>3801780055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97" calcext:value-type="float">
            <text:p>51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8005501040" calcext:value-type="float">
            <text:p>3801780055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98" calcext:value-type="float">
            <text:p>51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01" calcext:value-type="float">
            <text:p>3801790056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199" calcext:value-type="float">
            <text:p>51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02" calcext:value-type="float">
            <text:p>3801790056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00" calcext:value-type="float">
            <text:p>52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03" calcext:value-type="float">
            <text:p>3801790056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01" calcext:value-type="float">
            <text:p>52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04" calcext:value-type="float">
            <text:p>3801790056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02" calcext:value-type="float">
            <text:p>52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05" calcext:value-type="float">
            <text:p>3801790056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03" calcext:value-type="float">
            <text:p>52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06" calcext:value-type="float">
            <text:p>3801790056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04" calcext:value-type="float">
            <text:p>52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07" calcext:value-type="float">
            <text:p>3801790056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05" calcext:value-type="float">
            <text:p>52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08" calcext:value-type="float">
            <text:p>3801790056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06" calcext:value-type="float">
            <text:p>52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09" calcext:value-type="float">
            <text:p>3801790056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07" calcext:value-type="float">
            <text:p>52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10" calcext:value-type="float">
            <text:p>3801790056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08" calcext:value-type="float">
            <text:p>52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11" calcext:value-type="float">
            <text:p>3801790056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09" calcext:value-type="float">
            <text:p>52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12" calcext:value-type="float">
            <text:p>3801790056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10" calcext:value-type="float">
            <text:p>52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13" calcext:value-type="float">
            <text:p>3801790056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11" calcext:value-type="float">
            <text:p>52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14" calcext:value-type="float">
            <text:p>3801790056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12" calcext:value-type="float">
            <text:p>52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15" calcext:value-type="float">
            <text:p>3801790056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13" calcext:value-type="float">
            <text:p>52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16" calcext:value-type="float">
            <text:p>3801790056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14" calcext:value-type="float">
            <text:p>52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17" calcext:value-type="float">
            <text:p>3801790056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15" calcext:value-type="float">
            <text:p>52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18" calcext:value-type="float">
            <text:p>3801790056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16" calcext:value-type="float">
            <text:p>52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19" calcext:value-type="float">
            <text:p>3801790056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17" calcext:value-type="float">
            <text:p>52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20" calcext:value-type="float">
            <text:p>3801790056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18" calcext:value-type="float">
            <text:p>52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21" calcext:value-type="float">
            <text:p>3801790056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19" calcext:value-type="float">
            <text:p>52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22" calcext:value-type="float">
            <text:p>3801790056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20" calcext:value-type="float">
            <text:p>52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23" calcext:value-type="float">
            <text:p>3801790056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21" calcext:value-type="float">
            <text:p>52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24" calcext:value-type="float">
            <text:p>3801790056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22" calcext:value-type="float">
            <text:p>52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25" calcext:value-type="float">
            <text:p>3801790056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23" calcext:value-type="float">
            <text:p>52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26" calcext:value-type="float">
            <text:p>3801790056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24" calcext:value-type="float">
            <text:p>52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27" calcext:value-type="float">
            <text:p>3801790056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25" calcext:value-type="float">
            <text:p>52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28" calcext:value-type="float">
            <text:p>3801790056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26" calcext:value-type="float">
            <text:p>52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29" calcext:value-type="float">
            <text:p>3801790056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27" calcext:value-type="float">
            <text:p>52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30" calcext:value-type="float">
            <text:p>3801790056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28" calcext:value-type="float">
            <text:p>52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31" calcext:value-type="float">
            <text:p>3801790056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29" calcext:value-type="float">
            <text:p>52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32" calcext:value-type="float">
            <text:p>3801790056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30" calcext:value-type="float">
            <text:p>52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33" calcext:value-type="float">
            <text:p>3801790056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31" calcext:value-type="float">
            <text:p>52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34" calcext:value-type="float">
            <text:p>3801790056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32" calcext:value-type="float">
            <text:p>52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35" calcext:value-type="float">
            <text:p>3801790056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33" calcext:value-type="float">
            <text:p>52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36" calcext:value-type="float">
            <text:p>3801790056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34" calcext:value-type="float">
            <text:p>52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37" calcext:value-type="float">
            <text:p>3801790056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35" calcext:value-type="float">
            <text:p>52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38" calcext:value-type="float">
            <text:p>3801790056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36" calcext:value-type="float">
            <text:p>52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39" calcext:value-type="float">
            <text:p>3801790056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37" calcext:value-type="float">
            <text:p>52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40" calcext:value-type="float">
            <text:p>3801790056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38" calcext:value-type="float">
            <text:p>52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41" calcext:value-type="float">
            <text:p>3801790056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39" calcext:value-type="float">
            <text:p>52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42" calcext:value-type="float">
            <text:p>3801790056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40" calcext:value-type="float">
            <text:p>52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43" calcext:value-type="float">
            <text:p>3801790056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41" calcext:value-type="float">
            <text:p>52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44" calcext:value-type="float">
            <text:p>3801790056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42" calcext:value-type="float">
            <text:p>52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45" calcext:value-type="float">
            <text:p>3801790056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43" calcext:value-type="float">
            <text:p>52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46" calcext:value-type="float">
            <text:p>3801790056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44" calcext:value-type="float">
            <text:p>52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47" calcext:value-type="float">
            <text:p>3801790056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45" calcext:value-type="float">
            <text:p>52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48" calcext:value-type="float">
            <text:p>3801790056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46" calcext:value-type="float">
            <text:p>52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49" calcext:value-type="float">
            <text:p>3801790056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47" calcext:value-type="float">
            <text:p>52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50" calcext:value-type="float">
            <text:p>3801790056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48" calcext:value-type="float">
            <text:p>52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51" calcext:value-type="float">
            <text:p>3801790056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49" calcext:value-type="float">
            <text:p>52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52" calcext:value-type="float">
            <text:p>3801790056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50" calcext:value-type="float">
            <text:p>52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601053" calcext:value-type="float">
            <text:p>3801790056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51" calcext:value-type="float">
            <text:p>52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01" calcext:value-type="float">
            <text:p>3801790057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52" calcext:value-type="float">
            <text:p>52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02" calcext:value-type="float">
            <text:p>3801790057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53" calcext:value-type="float">
            <text:p>52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03" calcext:value-type="float">
            <text:p>3801790057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54" calcext:value-type="float">
            <text:p>52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04" calcext:value-type="float">
            <text:p>3801790057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55" calcext:value-type="float">
            <text:p>52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05" calcext:value-type="float">
            <text:p>3801790057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56" calcext:value-type="float">
            <text:p>52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06" calcext:value-type="float">
            <text:p>3801790057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57" calcext:value-type="float">
            <text:p>52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07" calcext:value-type="float">
            <text:p>3801790057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58" calcext:value-type="float">
            <text:p>52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08" calcext:value-type="float">
            <text:p>3801790057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59" calcext:value-type="float">
            <text:p>52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09" calcext:value-type="float">
            <text:p>3801790057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60" calcext:value-type="float">
            <text:p>52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10" calcext:value-type="float">
            <text:p>3801790057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61" calcext:value-type="float">
            <text:p>52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11" calcext:value-type="float">
            <text:p>3801790057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62" calcext:value-type="float">
            <text:p>52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12" calcext:value-type="float">
            <text:p>3801790057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63" calcext:value-type="float">
            <text:p>52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13" calcext:value-type="float">
            <text:p>3801790057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64" calcext:value-type="float">
            <text:p>52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14" calcext:value-type="float">
            <text:p>3801790057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65" calcext:value-type="float">
            <text:p>52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15" calcext:value-type="float">
            <text:p>3801790057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66" calcext:value-type="float">
            <text:p>52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16" calcext:value-type="float">
            <text:p>3801790057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67" calcext:value-type="float">
            <text:p>52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17" calcext:value-type="float">
            <text:p>3801790057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68" calcext:value-type="float">
            <text:p>52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18" calcext:value-type="float">
            <text:p>3801790057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69" calcext:value-type="float">
            <text:p>52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19" calcext:value-type="float">
            <text:p>3801790057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70" calcext:value-type="float">
            <text:p>52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20" calcext:value-type="float">
            <text:p>3801790057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71" calcext:value-type="float">
            <text:p>52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21" calcext:value-type="float">
            <text:p>3801790057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72" calcext:value-type="float">
            <text:p>52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22" calcext:value-type="float">
            <text:p>3801790057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73" calcext:value-type="float">
            <text:p>52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23" calcext:value-type="float">
            <text:p>3801790057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74" calcext:value-type="float">
            <text:p>52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24" calcext:value-type="float">
            <text:p>3801790057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75" calcext:value-type="float">
            <text:p>52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25" calcext:value-type="float">
            <text:p>3801790057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76" calcext:value-type="float">
            <text:p>52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26" calcext:value-type="float">
            <text:p>3801790057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77" calcext:value-type="float">
            <text:p>52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27" calcext:value-type="float">
            <text:p>3801790057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78" calcext:value-type="float">
            <text:p>52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28" calcext:value-type="float">
            <text:p>3801790057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79" calcext:value-type="float">
            <text:p>52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29" calcext:value-type="float">
            <text:p>3801790057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80" calcext:value-type="float">
            <text:p>52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30" calcext:value-type="float">
            <text:p>3801790057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81" calcext:value-type="float">
            <text:p>52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31" calcext:value-type="float">
            <text:p>3801790057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82" calcext:value-type="float">
            <text:p>52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32" calcext:value-type="float">
            <text:p>3801790057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83" calcext:value-type="float">
            <text:p>52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33" calcext:value-type="float">
            <text:p>3801790057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84" calcext:value-type="float">
            <text:p>52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34" calcext:value-type="float">
            <text:p>3801790057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85" calcext:value-type="float">
            <text:p>52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35" calcext:value-type="float">
            <text:p>3801790057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86" calcext:value-type="float">
            <text:p>52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36" calcext:value-type="float">
            <text:p>3801790057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87" calcext:value-type="float">
            <text:p>52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37" calcext:value-type="float">
            <text:p>3801790057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88" calcext:value-type="float">
            <text:p>52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38" calcext:value-type="float">
            <text:p>3801790057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89" calcext:value-type="float">
            <text:p>52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39" calcext:value-type="float">
            <text:p>3801790057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90" calcext:value-type="float">
            <text:p>52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40" calcext:value-type="float">
            <text:p>3801790057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91" calcext:value-type="float">
            <text:p>52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41" calcext:value-type="float">
            <text:p>3801790057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92" calcext:value-type="float">
            <text:p>52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42" calcext:value-type="float">
            <text:p>3801790057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93" calcext:value-type="float">
            <text:p>52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43" calcext:value-type="float">
            <text:p>3801790057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94" calcext:value-type="float">
            <text:p>52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44" calcext:value-type="float">
            <text:p>3801790057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95" calcext:value-type="float">
            <text:p>52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45" calcext:value-type="float">
            <text:p>3801790057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96" calcext:value-type="float">
            <text:p>52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46" calcext:value-type="float">
            <text:p>3801790057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97" calcext:value-type="float">
            <text:p>52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47" calcext:value-type="float">
            <text:p>3801790057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98" calcext:value-type="float">
            <text:p>52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48" calcext:value-type="float">
            <text:p>3801790057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299" calcext:value-type="float">
            <text:p>52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49" calcext:value-type="float">
            <text:p>3801790057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00" calcext:value-type="float">
            <text:p>53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50" calcext:value-type="float">
            <text:p>3801790057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01" calcext:value-type="float">
            <text:p>53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79005701051" calcext:value-type="float">
            <text:p>3801790057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02" calcext:value-type="float">
            <text:p>53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01" calcext:value-type="float">
            <text:p>3801800058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03" calcext:value-type="float">
            <text:p>53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02" calcext:value-type="float">
            <text:p>3801800058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04" calcext:value-type="float">
            <text:p>53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03" calcext:value-type="float">
            <text:p>3801800058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05" calcext:value-type="float">
            <text:p>53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04" calcext:value-type="float">
            <text:p>3801800058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06" calcext:value-type="float">
            <text:p>53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05" calcext:value-type="float">
            <text:p>3801800058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07" calcext:value-type="float">
            <text:p>53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06" calcext:value-type="float">
            <text:p>3801800058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08" calcext:value-type="float">
            <text:p>53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07" calcext:value-type="float">
            <text:p>3801800058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09" calcext:value-type="float">
            <text:p>53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08" calcext:value-type="float">
            <text:p>3801800058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10" calcext:value-type="float">
            <text:p>53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09" calcext:value-type="float">
            <text:p>3801800058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11" calcext:value-type="float">
            <text:p>53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10" calcext:value-type="float">
            <text:p>3801800058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12" calcext:value-type="float">
            <text:p>53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11" calcext:value-type="float">
            <text:p>3801800058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13" calcext:value-type="float">
            <text:p>53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12" calcext:value-type="float">
            <text:p>3801800058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14" calcext:value-type="float">
            <text:p>53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13" calcext:value-type="float">
            <text:p>3801800058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15" calcext:value-type="float">
            <text:p>53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14" calcext:value-type="float">
            <text:p>3801800058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16" calcext:value-type="float">
            <text:p>53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15" calcext:value-type="float">
            <text:p>3801800058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17" calcext:value-type="float">
            <text:p>53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16" calcext:value-type="float">
            <text:p>3801800058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18" calcext:value-type="float">
            <text:p>53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17" calcext:value-type="float">
            <text:p>3801800058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19" calcext:value-type="float">
            <text:p>53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18" calcext:value-type="float">
            <text:p>3801800058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20" calcext:value-type="float">
            <text:p>53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19" calcext:value-type="float">
            <text:p>3801800058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21" calcext:value-type="float">
            <text:p>53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20" calcext:value-type="float">
            <text:p>3801800058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22" calcext:value-type="float">
            <text:p>53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21" calcext:value-type="float">
            <text:p>3801800058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23" calcext:value-type="float">
            <text:p>53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22" calcext:value-type="float">
            <text:p>3801800058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24" calcext:value-type="float">
            <text:p>53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23" calcext:value-type="float">
            <text:p>3801800058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25" calcext:value-type="float">
            <text:p>53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24" calcext:value-type="float">
            <text:p>3801800058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26" calcext:value-type="float">
            <text:p>53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25" calcext:value-type="float">
            <text:p>3801800058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27" calcext:value-type="float">
            <text:p>53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26" calcext:value-type="float">
            <text:p>3801800058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28" calcext:value-type="float">
            <text:p>53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27" calcext:value-type="float">
            <text:p>3801800058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29" calcext:value-type="float">
            <text:p>53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28" calcext:value-type="float">
            <text:p>3801800058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30" calcext:value-type="float">
            <text:p>53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29" calcext:value-type="float">
            <text:p>3801800058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31" calcext:value-type="float">
            <text:p>53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30" calcext:value-type="float">
            <text:p>3801800058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32" calcext:value-type="float">
            <text:p>53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31" calcext:value-type="float">
            <text:p>3801800058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33" calcext:value-type="float">
            <text:p>53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32" calcext:value-type="float">
            <text:p>3801800058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34" calcext:value-type="float">
            <text:p>53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33" calcext:value-type="float">
            <text:p>3801800058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35" calcext:value-type="float">
            <text:p>53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34" calcext:value-type="float">
            <text:p>3801800058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36" calcext:value-type="float">
            <text:p>53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35" calcext:value-type="float">
            <text:p>3801800058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37" calcext:value-type="float">
            <text:p>53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36" calcext:value-type="float">
            <text:p>3801800058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38" calcext:value-type="float">
            <text:p>53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37" calcext:value-type="float">
            <text:p>3801800058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39" calcext:value-type="float">
            <text:p>53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38" calcext:value-type="float">
            <text:p>3801800058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40" calcext:value-type="float">
            <text:p>53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39" calcext:value-type="float">
            <text:p>3801800058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41" calcext:value-type="float">
            <text:p>53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40" calcext:value-type="float">
            <text:p>3801800058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42" calcext:value-type="float">
            <text:p>53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41" calcext:value-type="float">
            <text:p>3801800058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43" calcext:value-type="float">
            <text:p>53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42" calcext:value-type="float">
            <text:p>3801800058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44" calcext:value-type="float">
            <text:p>53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43" calcext:value-type="float">
            <text:p>3801800058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45" calcext:value-type="float">
            <text:p>53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44" calcext:value-type="float">
            <text:p>3801800058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46" calcext:value-type="float">
            <text:p>53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45" calcext:value-type="float">
            <text:p>3801800058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47" calcext:value-type="float">
            <text:p>53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46" calcext:value-type="float">
            <text:p>3801800058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48" calcext:value-type="float">
            <text:p>53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47" calcext:value-type="float">
            <text:p>3801800058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49" calcext:value-type="float">
            <text:p>53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48" calcext:value-type="float">
            <text:p>3801800058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50" calcext:value-type="float">
            <text:p>53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49" calcext:value-type="float">
            <text:p>3801800058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51" calcext:value-type="float">
            <text:p>53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50" calcext:value-type="float">
            <text:p>3801800058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52" calcext:value-type="float">
            <text:p>53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51" calcext:value-type="float">
            <text:p>3801800058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53" calcext:value-type="float">
            <text:p>53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52" calcext:value-type="float">
            <text:p>3801800058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54" calcext:value-type="float">
            <text:p>53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801053" calcext:value-type="float">
            <text:p>3801800058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55" calcext:value-type="float">
            <text:p>53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01" calcext:value-type="float">
            <text:p>380180005901001</text:p>
          </table:table-cell>
          <table:table-cell table:style-name="ce9" office:value-type="string" calcext:value-type="string">
            <text:p>380180005901001* <text:s/>Hieronder begrepen de fabrijkanten van katoen, hennip vlas, wol en zijde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56" calcext:value-type="float">
            <text:p>53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02" calcext:value-type="float">
            <text:p>3801800059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57" calcext:value-type="float">
            <text:p>53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03" calcext:value-type="float">
            <text:p>3801800059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58" calcext:value-type="float">
            <text:p>53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04" calcext:value-type="float">
            <text:p>3801800059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59" calcext:value-type="float">
            <text:p>53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05" calcext:value-type="float">
            <text:p>3801800059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60" calcext:value-type="float">
            <text:p>53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06" calcext:value-type="float">
            <text:p>3801800059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61" calcext:value-type="float">
            <text:p>53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07" calcext:value-type="float">
            <text:p>3801800059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62" calcext:value-type="float">
            <text:p>53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08" calcext:value-type="float">
            <text:p>3801800059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63" calcext:value-type="float">
            <text:p>53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09" calcext:value-type="float">
            <text:p>3801800059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64" calcext:value-type="float">
            <text:p>53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10" calcext:value-type="float">
            <text:p>3801800059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65" calcext:value-type="float">
            <text:p>53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11" calcext:value-type="float">
            <text:p>3801800059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66" calcext:value-type="float">
            <text:p>53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12" calcext:value-type="float">
            <text:p>3801800059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67" calcext:value-type="float">
            <text:p>53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13" calcext:value-type="float">
            <text:p>3801800059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68" calcext:value-type="float">
            <text:p>53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14" calcext:value-type="float">
            <text:p>3801800059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69" calcext:value-type="float">
            <text:p>53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15" calcext:value-type="float">
            <text:p>3801800059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70" calcext:value-type="float">
            <text:p>53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16" calcext:value-type="float">
            <text:p>3801800059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71" calcext:value-type="float">
            <text:p>53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17" calcext:value-type="float">
            <text:p>3801800059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72" calcext:value-type="float">
            <text:p>53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18" calcext:value-type="float">
            <text:p>3801800059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73" calcext:value-type="float">
            <text:p>53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19" calcext:value-type="float">
            <text:p>3801800059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74" calcext:value-type="float">
            <text:p>53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20" calcext:value-type="float">
            <text:p>3801800059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75" calcext:value-type="float">
            <text:p>53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21" calcext:value-type="float">
            <text:p>3801800059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76" calcext:value-type="float">
            <text:p>53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22" calcext:value-type="float">
            <text:p>3801800059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77" calcext:value-type="float">
            <text:p>53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23" calcext:value-type="float">
            <text:p>3801800059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78" calcext:value-type="float">
            <text:p>53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24" calcext:value-type="float">
            <text:p>380180005901024</text:p>
          </table:table-cell>
          <table:table-cell table:style-name="ce9" office:value-type="string" calcext:value-type="string">
            <text:p>3801800059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79" calcext:value-type="float">
            <text:p>53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25" calcext:value-type="float">
            <text:p>3801800059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80" calcext:value-type="float">
            <text:p>53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26" calcext:value-type="float">
            <text:p>380180005901026</text:p>
          </table:table-cell>
          <table:table-cell table:style-name="ce9" office:value-type="string" calcext:value-type="string">
            <text:p>3801800059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81" calcext:value-type="float">
            <text:p>53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27" calcext:value-type="float">
            <text:p>3801800059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82" calcext:value-type="float">
            <text:p>53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28" calcext:value-type="float">
            <text:p>3801800059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83" calcext:value-type="float">
            <text:p>53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29" calcext:value-type="float">
            <text:p>3801800059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84" calcext:value-type="float">
            <text:p>53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30" calcext:value-type="float">
            <text:p>3801800059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85" calcext:value-type="float">
            <text:p>53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31" calcext:value-type="float">
            <text:p>3801800059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86" calcext:value-type="float">
            <text:p>53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32" calcext:value-type="float">
            <text:p>3801800059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87" calcext:value-type="float">
            <text:p>53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33" calcext:value-type="float">
            <text:p>3801800059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88" calcext:value-type="float">
            <text:p>53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34" calcext:value-type="float">
            <text:p>3801800059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89" calcext:value-type="float">
            <text:p>53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35" calcext:value-type="float">
            <text:p>3801800059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90" calcext:value-type="float">
            <text:p>53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36" calcext:value-type="float">
            <text:p>3801800059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91" calcext:value-type="float">
            <text:p>53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37" calcext:value-type="float">
            <text:p>3801800059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92" calcext:value-type="float">
            <text:p>53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38" calcext:value-type="float">
            <text:p>3801800059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93" calcext:value-type="float">
            <text:p>53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39" calcext:value-type="float">
            <text:p>3801800059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94" calcext:value-type="float">
            <text:p>53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40" calcext:value-type="float">
            <text:p>3801800059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95" calcext:value-type="float">
            <text:p>53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41" calcext:value-type="float">
            <text:p>3801800059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96" calcext:value-type="float">
            <text:p>53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42" calcext:value-type="float">
            <text:p>3801800059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97" calcext:value-type="float">
            <text:p>53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43" calcext:value-type="float">
            <text:p>3801800059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98" calcext:value-type="float">
            <text:p>53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44" calcext:value-type="float">
            <text:p>3801800059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399" calcext:value-type="float">
            <text:p>53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45" calcext:value-type="float">
            <text:p>3801800059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00" calcext:value-type="float">
            <text:p>54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46" calcext:value-type="float">
            <text:p>3801800059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01" calcext:value-type="float">
            <text:p>54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47" calcext:value-type="float">
            <text:p>3801800059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02" calcext:value-type="float">
            <text:p>54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48" calcext:value-type="float">
            <text:p>3801800059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03" calcext:value-type="float">
            <text:p>54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49" calcext:value-type="float">
            <text:p>3801800059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04" calcext:value-type="float">
            <text:p>54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0005901050" calcext:value-type="float">
            <text:p>3801800059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05" calcext:value-type="float">
            <text:p>54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01" calcext:value-type="float">
            <text:p>3801810060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06" calcext:value-type="float">
            <text:p>54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02" calcext:value-type="float">
            <text:p>3801810060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07" calcext:value-type="float">
            <text:p>54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03" calcext:value-type="float">
            <text:p>3801810060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08" calcext:value-type="float">
            <text:p>54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04" calcext:value-type="float">
            <text:p>3801810060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09" calcext:value-type="float">
            <text:p>54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05" calcext:value-type="float">
            <text:p>3801810060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10" calcext:value-type="float">
            <text:p>54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06" calcext:value-type="float">
            <text:p>3801810060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11" calcext:value-type="float">
            <text:p>54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07" calcext:value-type="float">
            <text:p>3801810060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12" calcext:value-type="float">
            <text:p>54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08" calcext:value-type="float">
            <text:p>3801810060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13" calcext:value-type="float">
            <text:p>54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09" calcext:value-type="float">
            <text:p>3801810060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14" calcext:value-type="float">
            <text:p>54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10" calcext:value-type="float">
            <text:p>3801810060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15" calcext:value-type="float">
            <text:p>54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11" calcext:value-type="float">
            <text:p>3801810060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16" calcext:value-type="float">
            <text:p>54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12" calcext:value-type="float">
            <text:p>3801810060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17" calcext:value-type="float">
            <text:p>54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13" calcext:value-type="float">
            <text:p>3801810060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18" calcext:value-type="float">
            <text:p>54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14" calcext:value-type="float">
            <text:p>3801810060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19" calcext:value-type="float">
            <text:p>54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15" calcext:value-type="float">
            <text:p>3801810060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20" calcext:value-type="float">
            <text:p>54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16" calcext:value-type="float">
            <text:p>3801810060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21" calcext:value-type="float">
            <text:p>54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17" calcext:value-type="float">
            <text:p>3801810060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22" calcext:value-type="float">
            <text:p>54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18" calcext:value-type="float">
            <text:p>3801810060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23" calcext:value-type="float">
            <text:p>54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19" calcext:value-type="float">
            <text:p>3801810060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24" calcext:value-type="float">
            <text:p>54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20" calcext:value-type="float">
            <text:p>3801810060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25" calcext:value-type="float">
            <text:p>54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21" calcext:value-type="float">
            <text:p>3801810060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26" calcext:value-type="float">
            <text:p>54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22" calcext:value-type="float">
            <text:p>3801810060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27" calcext:value-type="float">
            <text:p>54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23" calcext:value-type="float">
            <text:p>3801810060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28" calcext:value-type="float">
            <text:p>54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24" calcext:value-type="float">
            <text:p>3801810060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29" calcext:value-type="float">
            <text:p>54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25" calcext:value-type="float">
            <text:p>3801810060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30" calcext:value-type="float">
            <text:p>54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26" calcext:value-type="float">
            <text:p>3801810060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31" calcext:value-type="float">
            <text:p>54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27" calcext:value-type="float">
            <text:p>3801810060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32" calcext:value-type="float">
            <text:p>54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28" calcext:value-type="float">
            <text:p>3801810060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33" calcext:value-type="float">
            <text:p>54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29" calcext:value-type="float">
            <text:p>3801810060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34" calcext:value-type="float">
            <text:p>54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30" calcext:value-type="float">
            <text:p>3801810060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35" calcext:value-type="float">
            <text:p>54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31" calcext:value-type="float">
            <text:p>3801810060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36" calcext:value-type="float">
            <text:p>54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32" calcext:value-type="float">
            <text:p>3801810060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37" calcext:value-type="float">
            <text:p>54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33" calcext:value-type="float">
            <text:p>3801810060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38" calcext:value-type="float">
            <text:p>54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34" calcext:value-type="float">
            <text:p>3801810060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39" calcext:value-type="float">
            <text:p>54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35" calcext:value-type="float">
            <text:p>3801810060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40" calcext:value-type="float">
            <text:p>54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36" calcext:value-type="float">
            <text:p>3801810060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41" calcext:value-type="float">
            <text:p>54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37" calcext:value-type="float">
            <text:p>3801810060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42" calcext:value-type="float">
            <text:p>54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38" calcext:value-type="float">
            <text:p>3801810060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43" calcext:value-type="float">
            <text:p>54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39" calcext:value-type="float">
            <text:p>3801810060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44" calcext:value-type="float">
            <text:p>54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40" calcext:value-type="float">
            <text:p>3801810060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45" calcext:value-type="float">
            <text:p>54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41" calcext:value-type="float">
            <text:p>3801810060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46" calcext:value-type="float">
            <text:p>54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42" calcext:value-type="float">
            <text:p>3801810060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47" calcext:value-type="float">
            <text:p>54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43" calcext:value-type="float">
            <text:p>3801810060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48" calcext:value-type="float">
            <text:p>54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44" calcext:value-type="float">
            <text:p>3801810060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49" calcext:value-type="float">
            <text:p>54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45" calcext:value-type="float">
            <text:p>3801810060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50" calcext:value-type="float">
            <text:p>54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46" calcext:value-type="float">
            <text:p>3801810060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51" calcext:value-type="float">
            <text:p>54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47" calcext:value-type="float">
            <text:p>3801810060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52" calcext:value-type="float">
            <text:p>54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48" calcext:value-type="float">
            <text:p>3801810060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53" calcext:value-type="float">
            <text:p>54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49" calcext:value-type="float">
            <text:p>3801810060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54" calcext:value-type="float">
            <text:p>54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50" calcext:value-type="float">
            <text:p>3801810060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55" calcext:value-type="float">
            <text:p>54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51" calcext:value-type="float">
            <text:p>3801810060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56" calcext:value-type="float">
            <text:p>54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52" calcext:value-type="float">
            <text:p>3801810060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57" calcext:value-type="float">
            <text:p>54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001053" calcext:value-type="float">
            <text:p>3801810060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58" calcext:value-type="float">
            <text:p>54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01" calcext:value-type="float">
            <text:p>3801810061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59" calcext:value-type="float">
            <text:p>54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02" calcext:value-type="float">
            <text:p>3801810061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60" calcext:value-type="float">
            <text:p>54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03" calcext:value-type="float">
            <text:p>3801810061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61" calcext:value-type="float">
            <text:p>54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04" calcext:value-type="float">
            <text:p>3801810061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62" calcext:value-type="float">
            <text:p>54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05" calcext:value-type="float">
            <text:p>3801810061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63" calcext:value-type="float">
            <text:p>54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06" calcext:value-type="float">
            <text:p>3801810061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64" calcext:value-type="float">
            <text:p>54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07" calcext:value-type="float">
            <text:p>3801810061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65" calcext:value-type="float">
            <text:p>54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08" calcext:value-type="float">
            <text:p>3801810061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66" calcext:value-type="float">
            <text:p>54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09" calcext:value-type="float">
            <text:p>3801810061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67" calcext:value-type="float">
            <text:p>54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10" calcext:value-type="float">
            <text:p>3801810061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68" calcext:value-type="float">
            <text:p>54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11" calcext:value-type="float">
            <text:p>3801810061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69" calcext:value-type="float">
            <text:p>54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12" calcext:value-type="float">
            <text:p>3801810061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70" calcext:value-type="float">
            <text:p>54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13" calcext:value-type="float">
            <text:p>3801810061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71" calcext:value-type="float">
            <text:p>54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14" calcext:value-type="float">
            <text:p>3801810061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72" calcext:value-type="float">
            <text:p>54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15" calcext:value-type="float">
            <text:p>3801810061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73" calcext:value-type="float">
            <text:p>54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16" calcext:value-type="float">
            <text:p>3801810061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74" calcext:value-type="float">
            <text:p>54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17" calcext:value-type="float">
            <text:p>3801810061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75" calcext:value-type="float">
            <text:p>54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18" calcext:value-type="float">
            <text:p>3801810061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76" calcext:value-type="float">
            <text:p>54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19" calcext:value-type="float">
            <text:p>3801810061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77" calcext:value-type="float">
            <text:p>54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20" calcext:value-type="float">
            <text:p>3801810061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78" calcext:value-type="float">
            <text:p>54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21" calcext:value-type="float">
            <text:p>3801810061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79" calcext:value-type="float">
            <text:p>54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22" calcext:value-type="float">
            <text:p>3801810061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80" calcext:value-type="float">
            <text:p>54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23" calcext:value-type="float">
            <text:p>3801810061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81" calcext:value-type="float">
            <text:p>54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24" calcext:value-type="float">
            <text:p>3801810061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82" calcext:value-type="float">
            <text:p>54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25" calcext:value-type="float">
            <text:p>3801810061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83" calcext:value-type="float">
            <text:p>54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26" calcext:value-type="float">
            <text:p>3801810061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84" calcext:value-type="float">
            <text:p>54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27" calcext:value-type="float">
            <text:p>3801810061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85" calcext:value-type="float">
            <text:p>54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28" calcext:value-type="float">
            <text:p>3801810061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86" calcext:value-type="float">
            <text:p>54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29" calcext:value-type="float">
            <text:p>3801810061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87" calcext:value-type="float">
            <text:p>54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30" calcext:value-type="float">
            <text:p>3801810061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88" calcext:value-type="float">
            <text:p>54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31" calcext:value-type="float">
            <text:p>3801810061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89" calcext:value-type="float">
            <text:p>54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32" calcext:value-type="float">
            <text:p>3801810061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90" calcext:value-type="float">
            <text:p>54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33" calcext:value-type="float">
            <text:p>3801810061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91" calcext:value-type="float">
            <text:p>54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34" calcext:value-type="float">
            <text:p>3801810061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92" calcext:value-type="float">
            <text:p>54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35" calcext:value-type="float">
            <text:p>3801810061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93" calcext:value-type="float">
            <text:p>54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36" calcext:value-type="float">
            <text:p>3801810061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94" calcext:value-type="float">
            <text:p>54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37" calcext:value-type="float">
            <text:p>3801810061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95" calcext:value-type="float">
            <text:p>54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38" calcext:value-type="float">
            <text:p>3801810061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96" calcext:value-type="float">
            <text:p>54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39" calcext:value-type="float">
            <text:p>3801810061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97" calcext:value-type="float">
            <text:p>54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1006101040" calcext:value-type="float">
            <text:p>3801810061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98" calcext:value-type="float">
            <text:p>54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01" calcext:value-type="float">
            <text:p>3801820062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499" calcext:value-type="float">
            <text:p>54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02" calcext:value-type="float">
            <text:p>3801820062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00" calcext:value-type="float">
            <text:p>55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03" calcext:value-type="float">
            <text:p>3801820062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01" calcext:value-type="float">
            <text:p>55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04" calcext:value-type="float">
            <text:p>3801820062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02" calcext:value-type="float">
            <text:p>55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05" calcext:value-type="float">
            <text:p>3801820062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03" calcext:value-type="float">
            <text:p>55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06" calcext:value-type="float">
            <text:p>3801820062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04" calcext:value-type="float">
            <text:p>55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07" calcext:value-type="float">
            <text:p>3801820062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05" calcext:value-type="float">
            <text:p>55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08" calcext:value-type="float">
            <text:p>3801820062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06" calcext:value-type="float">
            <text:p>55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09" calcext:value-type="float">
            <text:p>3801820062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07" calcext:value-type="float">
            <text:p>55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10" calcext:value-type="float">
            <text:p>3801820062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08" calcext:value-type="float">
            <text:p>55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11" calcext:value-type="float">
            <text:p>3801820062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09" calcext:value-type="float">
            <text:p>55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12" calcext:value-type="float">
            <text:p>3801820062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10" calcext:value-type="float">
            <text:p>55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13" calcext:value-type="float">
            <text:p>3801820062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11" calcext:value-type="float">
            <text:p>55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14" calcext:value-type="float">
            <text:p>3801820062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12" calcext:value-type="float">
            <text:p>55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15" calcext:value-type="float">
            <text:p>3801820062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13" calcext:value-type="float">
            <text:p>55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16" calcext:value-type="float">
            <text:p>3801820062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14" calcext:value-type="float">
            <text:p>55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17" calcext:value-type="float">
            <text:p>3801820062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15" calcext:value-type="float">
            <text:p>55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18" calcext:value-type="float">
            <text:p>3801820062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16" calcext:value-type="float">
            <text:p>55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19" calcext:value-type="float">
            <text:p>3801820062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17" calcext:value-type="float">
            <text:p>55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20" calcext:value-type="float">
            <text:p>3801820062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18" calcext:value-type="float">
            <text:p>55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21" calcext:value-type="float">
            <text:p>3801820062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19" calcext:value-type="float">
            <text:p>55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22" calcext:value-type="float">
            <text:p>3801820062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20" calcext:value-type="float">
            <text:p>55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23" calcext:value-type="float">
            <text:p>3801820062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21" calcext:value-type="float">
            <text:p>55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24" calcext:value-type="float">
            <text:p>3801820062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22" calcext:value-type="float">
            <text:p>55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25" calcext:value-type="float">
            <text:p>3801820062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23" calcext:value-type="float">
            <text:p>55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26" calcext:value-type="float">
            <text:p>3801820062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24" calcext:value-type="float">
            <text:p>55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27" calcext:value-type="float">
            <text:p>3801820062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25" calcext:value-type="float">
            <text:p>55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28" calcext:value-type="float">
            <text:p>3801820062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26" calcext:value-type="float">
            <text:p>55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29" calcext:value-type="float">
            <text:p>3801820062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27" calcext:value-type="float">
            <text:p>55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30" calcext:value-type="float">
            <text:p>3801820062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28" calcext:value-type="float">
            <text:p>55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31" calcext:value-type="float">
            <text:p>3801820062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29" calcext:value-type="float">
            <text:p>55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32" calcext:value-type="float">
            <text:p>3801820062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30" calcext:value-type="float">
            <text:p>55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33" calcext:value-type="float">
            <text:p>3801820062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31" calcext:value-type="float">
            <text:p>55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34" calcext:value-type="float">
            <text:p>3801820062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32" calcext:value-type="float">
            <text:p>55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35" calcext:value-type="float">
            <text:p>3801820062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33" calcext:value-type="float">
            <text:p>55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36" calcext:value-type="float">
            <text:p>3801820062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34" calcext:value-type="float">
            <text:p>55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37" calcext:value-type="float">
            <text:p>3801820062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35" calcext:value-type="float">
            <text:p>55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38" calcext:value-type="float">
            <text:p>3801820062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36" calcext:value-type="float">
            <text:p>55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39" calcext:value-type="float">
            <text:p>3801820062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37" calcext:value-type="float">
            <text:p>55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40" calcext:value-type="float">
            <text:p>3801820062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38" calcext:value-type="float">
            <text:p>55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41" calcext:value-type="float">
            <text:p>3801820062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39" calcext:value-type="float">
            <text:p>55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42" calcext:value-type="float">
            <text:p>3801820062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40" calcext:value-type="float">
            <text:p>55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43" calcext:value-type="float">
            <text:p>3801820062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41" calcext:value-type="float">
            <text:p>55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44" calcext:value-type="float">
            <text:p>3801820062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42" calcext:value-type="float">
            <text:p>55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45" calcext:value-type="float">
            <text:p>3801820062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43" calcext:value-type="float">
            <text:p>55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46" calcext:value-type="float">
            <text:p>3801820062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44" calcext:value-type="float">
            <text:p>55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47" calcext:value-type="float">
            <text:p>3801820062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45" calcext:value-type="float">
            <text:p>55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48" calcext:value-type="float">
            <text:p>3801820062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46" calcext:value-type="float">
            <text:p>55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49" calcext:value-type="float">
            <text:p>3801820062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47" calcext:value-type="float">
            <text:p>55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50" calcext:value-type="float">
            <text:p>3801820062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48" calcext:value-type="float">
            <text:p>55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51" calcext:value-type="float">
            <text:p>3801820062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49" calcext:value-type="float">
            <text:p>55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52" calcext:value-type="float">
            <text:p>3801820062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50" calcext:value-type="float">
            <text:p>55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201053" calcext:value-type="float">
            <text:p>3801820062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51" calcext:value-type="float">
            <text:p>55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01" calcext:value-type="float">
            <text:p>3801820063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52" calcext:value-type="float">
            <text:p>55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02" calcext:value-type="float">
            <text:p>3801820063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53" calcext:value-type="float">
            <text:p>55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03" calcext:value-type="float">
            <text:p>3801820063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54" calcext:value-type="float">
            <text:p>55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04" calcext:value-type="float">
            <text:p>3801820063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55" calcext:value-type="float">
            <text:p>55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05" calcext:value-type="float">
            <text:p>3801820063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56" calcext:value-type="float">
            <text:p>55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06" calcext:value-type="float">
            <text:p>3801820063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57" calcext:value-type="float">
            <text:p>55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07" calcext:value-type="float">
            <text:p>3801820063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58" calcext:value-type="float">
            <text:p>55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08" calcext:value-type="float">
            <text:p>3801820063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59" calcext:value-type="float">
            <text:p>55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09" calcext:value-type="float">
            <text:p>3801820063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60" calcext:value-type="float">
            <text:p>55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10" calcext:value-type="float">
            <text:p>3801820063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61" calcext:value-type="float">
            <text:p>55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11" calcext:value-type="float">
            <text:p>3801820063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62" calcext:value-type="float">
            <text:p>55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12" calcext:value-type="float">
            <text:p>3801820063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63" calcext:value-type="float">
            <text:p>55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13" calcext:value-type="float">
            <text:p>3801820063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64" calcext:value-type="float">
            <text:p>55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14" calcext:value-type="float">
            <text:p>3801820063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65" calcext:value-type="float">
            <text:p>55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15" calcext:value-type="float">
            <text:p>3801820063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66" calcext:value-type="float">
            <text:p>55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16" calcext:value-type="float">
            <text:p>3801820063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67" calcext:value-type="float">
            <text:p>55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17" calcext:value-type="float">
            <text:p>3801820063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68" calcext:value-type="float">
            <text:p>55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18" calcext:value-type="float">
            <text:p>3801820063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69" calcext:value-type="float">
            <text:p>55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19" calcext:value-type="float">
            <text:p>3801820063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70" calcext:value-type="float">
            <text:p>55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20" calcext:value-type="float">
            <text:p>3801820063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71" calcext:value-type="float">
            <text:p>55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21" calcext:value-type="float">
            <text:p>3801820063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72" calcext:value-type="float">
            <text:p>55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22" calcext:value-type="float">
            <text:p>3801820063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73" calcext:value-type="float">
            <text:p>55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23" calcext:value-type="float">
            <text:p>3801820063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74" calcext:value-type="float">
            <text:p>55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24" calcext:value-type="float">
            <text:p>3801820063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75" calcext:value-type="float">
            <text:p>55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25" calcext:value-type="float">
            <text:p>3801820063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76" calcext:value-type="float">
            <text:p>55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26" calcext:value-type="float">
            <text:p>3801820063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77" calcext:value-type="float">
            <text:p>55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27" calcext:value-type="float">
            <text:p>3801820063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78" calcext:value-type="float">
            <text:p>55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28" calcext:value-type="float">
            <text:p>3801820063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79" calcext:value-type="float">
            <text:p>55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29" calcext:value-type="float">
            <text:p>3801820063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80" calcext:value-type="float">
            <text:p>55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30" calcext:value-type="float">
            <text:p>3801820063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81" calcext:value-type="float">
            <text:p>55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31" calcext:value-type="float">
            <text:p>3801820063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82" calcext:value-type="float">
            <text:p>55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32" calcext:value-type="float">
            <text:p>3801820063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83" calcext:value-type="float">
            <text:p>55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33" calcext:value-type="float">
            <text:p>3801820063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84" calcext:value-type="float">
            <text:p>55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34" calcext:value-type="float">
            <text:p>3801820063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85" calcext:value-type="float">
            <text:p>55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35" calcext:value-type="float">
            <text:p>3801820063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86" calcext:value-type="float">
            <text:p>55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36" calcext:value-type="float">
            <text:p>3801820063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87" calcext:value-type="float">
            <text:p>55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37" calcext:value-type="float">
            <text:p>3801820063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88" calcext:value-type="float">
            <text:p>55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38" calcext:value-type="float">
            <text:p>3801820063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89" calcext:value-type="float">
            <text:p>55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39" calcext:value-type="float">
            <text:p>3801820063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90" calcext:value-type="float">
            <text:p>55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40" calcext:value-type="float">
            <text:p>3801820063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91" calcext:value-type="float">
            <text:p>55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41" calcext:value-type="float">
            <text:p>3801820063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92" calcext:value-type="float">
            <text:p>55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42" calcext:value-type="float">
            <text:p>3801820063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93" calcext:value-type="float">
            <text:p>55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43" calcext:value-type="float">
            <text:p>3801820063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94" calcext:value-type="float">
            <text:p>55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44" calcext:value-type="float">
            <text:p>3801820063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95" calcext:value-type="float">
            <text:p>55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45" calcext:value-type="float">
            <text:p>3801820063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96" calcext:value-type="float">
            <text:p>55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46" calcext:value-type="float">
            <text:p>3801820063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97" calcext:value-type="float">
            <text:p>55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47" calcext:value-type="float">
            <text:p>3801820063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98" calcext:value-type="float">
            <text:p>55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48" calcext:value-type="float">
            <text:p>3801820063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599" calcext:value-type="float">
            <text:p>55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49" calcext:value-type="float">
            <text:p>3801820063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00" calcext:value-type="float">
            <text:p>56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50" calcext:value-type="float">
            <text:p>3801820063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01" calcext:value-type="float">
            <text:p>56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2006301051" calcext:value-type="float">
            <text:p>3801820063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02" calcext:value-type="float">
            <text:p>56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01" calcext:value-type="float">
            <text:p>3801830064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03" calcext:value-type="float">
            <text:p>56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02" calcext:value-type="float">
            <text:p>3801830064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04" calcext:value-type="float">
            <text:p>56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03" calcext:value-type="float">
            <text:p>3801830064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05" calcext:value-type="float">
            <text:p>56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04" calcext:value-type="float">
            <text:p>3801830064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06" calcext:value-type="float">
            <text:p>56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05" calcext:value-type="float">
            <text:p>3801830064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07" calcext:value-type="float">
            <text:p>56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06" calcext:value-type="float">
            <text:p>3801830064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08" calcext:value-type="float">
            <text:p>56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07" calcext:value-type="float">
            <text:p>3801830064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09" calcext:value-type="float">
            <text:p>56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08" calcext:value-type="float">
            <text:p>3801830064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10" calcext:value-type="float">
            <text:p>56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09" calcext:value-type="float">
            <text:p>3801830064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11" calcext:value-type="float">
            <text:p>56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10" calcext:value-type="float">
            <text:p>3801830064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12" calcext:value-type="float">
            <text:p>56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11" calcext:value-type="float">
            <text:p>3801830064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13" calcext:value-type="float">
            <text:p>56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12" calcext:value-type="float">
            <text:p>3801830064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14" calcext:value-type="float">
            <text:p>56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13" calcext:value-type="float">
            <text:p>3801830064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15" calcext:value-type="float">
            <text:p>56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14" calcext:value-type="float">
            <text:p>3801830064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16" calcext:value-type="float">
            <text:p>56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15" calcext:value-type="float">
            <text:p>3801830064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17" calcext:value-type="float">
            <text:p>56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16" calcext:value-type="float">
            <text:p>3801830064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18" calcext:value-type="float">
            <text:p>56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17" calcext:value-type="float">
            <text:p>3801830064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19" calcext:value-type="float">
            <text:p>56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18" calcext:value-type="float">
            <text:p>3801830064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20" calcext:value-type="float">
            <text:p>56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19" calcext:value-type="float">
            <text:p>3801830064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21" calcext:value-type="float">
            <text:p>56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20" calcext:value-type="float">
            <text:p>3801830064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22" calcext:value-type="float">
            <text:p>56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21" calcext:value-type="float">
            <text:p>3801830064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23" calcext:value-type="float">
            <text:p>56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22" calcext:value-type="float">
            <text:p>3801830064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24" calcext:value-type="float">
            <text:p>56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23" calcext:value-type="float">
            <text:p>3801830064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25" calcext:value-type="float">
            <text:p>56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24" calcext:value-type="float">
            <text:p>3801830064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26" calcext:value-type="float">
            <text:p>56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25" calcext:value-type="float">
            <text:p>3801830064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27" calcext:value-type="float">
            <text:p>56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26" calcext:value-type="float">
            <text:p>3801830064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28" calcext:value-type="float">
            <text:p>56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27" calcext:value-type="float">
            <text:p>3801830064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29" calcext:value-type="float">
            <text:p>56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28" calcext:value-type="float">
            <text:p>3801830064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30" calcext:value-type="float">
            <text:p>56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29" calcext:value-type="float">
            <text:p>3801830064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31" calcext:value-type="float">
            <text:p>56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30" calcext:value-type="float">
            <text:p>3801830064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32" calcext:value-type="float">
            <text:p>56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31" calcext:value-type="float">
            <text:p>3801830064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33" calcext:value-type="float">
            <text:p>56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32" calcext:value-type="float">
            <text:p>3801830064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34" calcext:value-type="float">
            <text:p>56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33" calcext:value-type="float">
            <text:p>3801830064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35" calcext:value-type="float">
            <text:p>56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34" calcext:value-type="float">
            <text:p>3801830064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36" calcext:value-type="float">
            <text:p>56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35" calcext:value-type="float">
            <text:p>3801830064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37" calcext:value-type="float">
            <text:p>56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36" calcext:value-type="float">
            <text:p>3801830064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38" calcext:value-type="float">
            <text:p>56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37" calcext:value-type="float">
            <text:p>3801830064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39" calcext:value-type="float">
            <text:p>56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38" calcext:value-type="float">
            <text:p>3801830064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40" calcext:value-type="float">
            <text:p>56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39" calcext:value-type="float">
            <text:p>3801830064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41" calcext:value-type="float">
            <text:p>56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40" calcext:value-type="float">
            <text:p>3801830064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42" calcext:value-type="float">
            <text:p>56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41" calcext:value-type="float">
            <text:p>3801830064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43" calcext:value-type="float">
            <text:p>56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42" calcext:value-type="float">
            <text:p>3801830064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44" calcext:value-type="float">
            <text:p>56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43" calcext:value-type="float">
            <text:p>3801830064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45" calcext:value-type="float">
            <text:p>56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44" calcext:value-type="float">
            <text:p>3801830064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46" calcext:value-type="float">
            <text:p>56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45" calcext:value-type="float">
            <text:p>3801830064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47" calcext:value-type="float">
            <text:p>56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46" calcext:value-type="float">
            <text:p>3801830064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48" calcext:value-type="float">
            <text:p>56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47" calcext:value-type="float">
            <text:p>3801830064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49" calcext:value-type="float">
            <text:p>56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48" calcext:value-type="float">
            <text:p>3801830064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50" calcext:value-type="float">
            <text:p>56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49" calcext:value-type="float">
            <text:p>3801830064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51" calcext:value-type="float">
            <text:p>56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50" calcext:value-type="float">
            <text:p>3801830064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52" calcext:value-type="float">
            <text:p>56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51" calcext:value-type="float">
            <text:p>3801830064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53" calcext:value-type="float">
            <text:p>56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52" calcext:value-type="float">
            <text:p>3801830064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54" calcext:value-type="float">
            <text:p>56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401053" calcext:value-type="float">
            <text:p>3801830064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55" calcext:value-type="float">
            <text:p>56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01" calcext:value-type="float">
            <text:p>380183006501001</text:p>
          </table:table-cell>
          <table:table-cell table:style-name="ce9" office:value-type="string" calcext:value-type="string">
            <text:p>380183006501001* <text:s/>Hieronder begrepen de fabrijkanten van katoen, hennip vlas, wol en zijde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56" calcext:value-type="float">
            <text:p>56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02" calcext:value-type="float">
            <text:p>3801830065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57" calcext:value-type="float">
            <text:p>56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03" calcext:value-type="float">
            <text:p>3801830065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58" calcext:value-type="float">
            <text:p>56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04" calcext:value-type="float">
            <text:p>3801830065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59" calcext:value-type="float">
            <text:p>56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05" calcext:value-type="float">
            <text:p>3801830065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60" calcext:value-type="float">
            <text:p>56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06" calcext:value-type="float">
            <text:p>3801830065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61" calcext:value-type="float">
            <text:p>56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07" calcext:value-type="float">
            <text:p>3801830065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62" calcext:value-type="float">
            <text:p>56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08" calcext:value-type="float">
            <text:p>3801830065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63" calcext:value-type="float">
            <text:p>56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09" calcext:value-type="float">
            <text:p>3801830065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64" calcext:value-type="float">
            <text:p>56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10" calcext:value-type="float">
            <text:p>3801830065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65" calcext:value-type="float">
            <text:p>56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11" calcext:value-type="float">
            <text:p>3801830065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66" calcext:value-type="float">
            <text:p>56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12" calcext:value-type="float">
            <text:p>3801830065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67" calcext:value-type="float">
            <text:p>56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13" calcext:value-type="float">
            <text:p>3801830065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68" calcext:value-type="float">
            <text:p>56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14" calcext:value-type="float">
            <text:p>3801830065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69" calcext:value-type="float">
            <text:p>56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15" calcext:value-type="float">
            <text:p>3801830065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70" calcext:value-type="float">
            <text:p>56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16" calcext:value-type="float">
            <text:p>3801830065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71" calcext:value-type="float">
            <text:p>56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17" calcext:value-type="float">
            <text:p>3801830065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72" calcext:value-type="float">
            <text:p>56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18" calcext:value-type="float">
            <text:p>3801830065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73" calcext:value-type="float">
            <text:p>56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19" calcext:value-type="float">
            <text:p>3801830065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74" calcext:value-type="float">
            <text:p>56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20" calcext:value-type="float">
            <text:p>3801830065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75" calcext:value-type="float">
            <text:p>56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21" calcext:value-type="float">
            <text:p>3801830065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76" calcext:value-type="float">
            <text:p>56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22" calcext:value-type="float">
            <text:p>3801830065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77" calcext:value-type="float">
            <text:p>56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23" calcext:value-type="float">
            <text:p>3801830065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78" calcext:value-type="float">
            <text:p>56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24" calcext:value-type="float">
            <text:p>380183006501024</text:p>
          </table:table-cell>
          <table:table-cell table:style-name="ce9" office:value-type="string" calcext:value-type="string">
            <text:p>3801830065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79" calcext:value-type="float">
            <text:p>56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25" calcext:value-type="float">
            <text:p>3801830065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80" calcext:value-type="float">
            <text:p>56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26" calcext:value-type="float">
            <text:p>380183006501026</text:p>
          </table:table-cell>
          <table:table-cell table:style-name="ce9" office:value-type="string" calcext:value-type="string">
            <text:p>380183006501024? <text:s/>De boden zijn hieronder begrep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81" calcext:value-type="float">
            <text:p>56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27" calcext:value-type="float">
            <text:p>3801830065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82" calcext:value-type="float">
            <text:p>56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28" calcext:value-type="float">
            <text:p>3801830065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83" calcext:value-type="float">
            <text:p>56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29" calcext:value-type="float">
            <text:p>3801830065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84" calcext:value-type="float">
            <text:p>56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30" calcext:value-type="float">
            <text:p>3801830065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85" calcext:value-type="float">
            <text:p>56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31" calcext:value-type="float">
            <text:p>3801830065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86" calcext:value-type="float">
            <text:p>56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32" calcext:value-type="float">
            <text:p>3801830065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87" calcext:value-type="float">
            <text:p>56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33" calcext:value-type="float">
            <text:p>3801830065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88" calcext:value-type="float">
            <text:p>56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34" calcext:value-type="float">
            <text:p>3801830065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89" calcext:value-type="float">
            <text:p>56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35" calcext:value-type="float">
            <text:p>3801830065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90" calcext:value-type="float">
            <text:p>56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36" calcext:value-type="float">
            <text:p>3801830065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91" calcext:value-type="float">
            <text:p>56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37" calcext:value-type="float">
            <text:p>3801830065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92" calcext:value-type="float">
            <text:p>56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38" calcext:value-type="float">
            <text:p>3801830065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93" calcext:value-type="float">
            <text:p>56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39" calcext:value-type="float">
            <text:p>3801830065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94" calcext:value-type="float">
            <text:p>56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40" calcext:value-type="float">
            <text:p>3801830065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95" calcext:value-type="float">
            <text:p>56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41" calcext:value-type="float">
            <text:p>3801830065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96" calcext:value-type="float">
            <text:p>56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42" calcext:value-type="float">
            <text:p>3801830065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97" calcext:value-type="float">
            <text:p>56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43" calcext:value-type="float">
            <text:p>3801830065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98" calcext:value-type="float">
            <text:p>569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44" calcext:value-type="float">
            <text:p>3801830065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699" calcext:value-type="float">
            <text:p>569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45" calcext:value-type="float">
            <text:p>3801830065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00" calcext:value-type="float">
            <text:p>570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46" calcext:value-type="float">
            <text:p>3801830065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01" calcext:value-type="float">
            <text:p>570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47" calcext:value-type="float">
            <text:p>3801830065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02" calcext:value-type="float">
            <text:p>570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48" calcext:value-type="float">
            <text:p>3801830065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03" calcext:value-type="float">
            <text:p>570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49" calcext:value-type="float">
            <text:p>3801830065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04" calcext:value-type="float">
            <text:p>570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3006501050" calcext:value-type="float">
            <text:p>3801830065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05" calcext:value-type="float">
            <text:p>570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01" calcext:value-type="float">
            <text:p>3801840066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06" calcext:value-type="float">
            <text:p>570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02" calcext:value-type="float">
            <text:p>3801840066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07" calcext:value-type="float">
            <text:p>570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03" calcext:value-type="float">
            <text:p>3801840066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08" calcext:value-type="float">
            <text:p>570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04" calcext:value-type="float">
            <text:p>3801840066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09" calcext:value-type="float">
            <text:p>570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05" calcext:value-type="float">
            <text:p>3801840066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10" calcext:value-type="float">
            <text:p>571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06" calcext:value-type="float">
            <text:p>3801840066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11" calcext:value-type="float">
            <text:p>571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07" calcext:value-type="float">
            <text:p>3801840066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12" calcext:value-type="float">
            <text:p>571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08" calcext:value-type="float">
            <text:p>3801840066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13" calcext:value-type="float">
            <text:p>571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09" calcext:value-type="float">
            <text:p>3801840066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14" calcext:value-type="float">
            <text:p>571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10" calcext:value-type="float">
            <text:p>3801840066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15" calcext:value-type="float">
            <text:p>571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11" calcext:value-type="float">
            <text:p>3801840066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16" calcext:value-type="float">
            <text:p>571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12" calcext:value-type="float">
            <text:p>3801840066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17" calcext:value-type="float">
            <text:p>571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13" calcext:value-type="float">
            <text:p>3801840066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18" calcext:value-type="float">
            <text:p>571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14" calcext:value-type="float">
            <text:p>3801840066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19" calcext:value-type="float">
            <text:p>571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15" calcext:value-type="float">
            <text:p>3801840066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20" calcext:value-type="float">
            <text:p>572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16" calcext:value-type="float">
            <text:p>3801840066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21" calcext:value-type="float">
            <text:p>572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17" calcext:value-type="float">
            <text:p>3801840066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22" calcext:value-type="float">
            <text:p>572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18" calcext:value-type="float">
            <text:p>3801840066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23" calcext:value-type="float">
            <text:p>572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19" calcext:value-type="float">
            <text:p>3801840066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24" calcext:value-type="float">
            <text:p>572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20" calcext:value-type="float">
            <text:p>3801840066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25" calcext:value-type="float">
            <text:p>572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21" calcext:value-type="float">
            <text:p>3801840066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26" calcext:value-type="float">
            <text:p>572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22" calcext:value-type="float">
            <text:p>3801840066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27" calcext:value-type="float">
            <text:p>572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23" calcext:value-type="float">
            <text:p>3801840066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28" calcext:value-type="float">
            <text:p>572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24" calcext:value-type="float">
            <text:p>3801840066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29" calcext:value-type="float">
            <text:p>572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25" calcext:value-type="float">
            <text:p>3801840066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30" calcext:value-type="float">
            <text:p>573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26" calcext:value-type="float">
            <text:p>3801840066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31" calcext:value-type="float">
            <text:p>573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27" calcext:value-type="float">
            <text:p>3801840066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32" calcext:value-type="float">
            <text:p>573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28" calcext:value-type="float">
            <text:p>3801840066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33" calcext:value-type="float">
            <text:p>573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29" calcext:value-type="float">
            <text:p>3801840066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34" calcext:value-type="float">
            <text:p>573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30" calcext:value-type="float">
            <text:p>3801840066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35" calcext:value-type="float">
            <text:p>573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31" calcext:value-type="float">
            <text:p>3801840066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36" calcext:value-type="float">
            <text:p>573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32" calcext:value-type="float">
            <text:p>3801840066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37" calcext:value-type="float">
            <text:p>573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33" calcext:value-type="float">
            <text:p>3801840066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38" calcext:value-type="float">
            <text:p>573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34" calcext:value-type="float">
            <text:p>3801840066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39" calcext:value-type="float">
            <text:p>573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35" calcext:value-type="float">
            <text:p>3801840066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40" calcext:value-type="float">
            <text:p>574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36" calcext:value-type="float">
            <text:p>3801840066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41" calcext:value-type="float">
            <text:p>574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37" calcext:value-type="float">
            <text:p>3801840066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42" calcext:value-type="float">
            <text:p>574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38" calcext:value-type="float">
            <text:p>3801840066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43" calcext:value-type="float">
            <text:p>574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39" calcext:value-type="float">
            <text:p>3801840066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44" calcext:value-type="float">
            <text:p>574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40" calcext:value-type="float">
            <text:p>3801840066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45" calcext:value-type="float">
            <text:p>574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41" calcext:value-type="float">
            <text:p>38018400660104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46" calcext:value-type="float">
            <text:p>574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42" calcext:value-type="float">
            <text:p>38018400660104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47" calcext:value-type="float">
            <text:p>574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43" calcext:value-type="float">
            <text:p>38018400660104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48" calcext:value-type="float">
            <text:p>574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44" calcext:value-type="float">
            <text:p>38018400660104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49" calcext:value-type="float">
            <text:p>574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45" calcext:value-type="float">
            <text:p>38018400660104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50" calcext:value-type="float">
            <text:p>575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46" calcext:value-type="float">
            <text:p>38018400660104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51" calcext:value-type="float">
            <text:p>575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47" calcext:value-type="float">
            <text:p>38018400660104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52" calcext:value-type="float">
            <text:p>575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48" calcext:value-type="float">
            <text:p>38018400660104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53" calcext:value-type="float">
            <text:p>575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49" calcext:value-type="float">
            <text:p>38018400660104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54" calcext:value-type="float">
            <text:p>575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50" calcext:value-type="float">
            <text:p>38018400660105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55" calcext:value-type="float">
            <text:p>575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51" calcext:value-type="float">
            <text:p>38018400660105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56" calcext:value-type="float">
            <text:p>575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52" calcext:value-type="float">
            <text:p>38018400660105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57" calcext:value-type="float">
            <text:p>575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601053" calcext:value-type="float">
            <text:p>38018400660105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58" calcext:value-type="float">
            <text:p>575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01" calcext:value-type="float">
            <text:p>38018400670100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59" calcext:value-type="float">
            <text:p>575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02" calcext:value-type="float">
            <text:p>38018400670100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60" calcext:value-type="float">
            <text:p>576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03" calcext:value-type="float">
            <text:p>38018400670100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61" calcext:value-type="float">
            <text:p>576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04" calcext:value-type="float">
            <text:p>38018400670100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62" calcext:value-type="float">
            <text:p>576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05" calcext:value-type="float">
            <text:p>38018400670100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63" calcext:value-type="float">
            <text:p>576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06" calcext:value-type="float">
            <text:p>38018400670100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64" calcext:value-type="float">
            <text:p>576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07" calcext:value-type="float">
            <text:p>38018400670100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65" calcext:value-type="float">
            <text:p>576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08" calcext:value-type="float">
            <text:p>38018400670100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66" calcext:value-type="float">
            <text:p>576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09" calcext:value-type="float">
            <text:p>38018400670100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67" calcext:value-type="float">
            <text:p>576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10" calcext:value-type="float">
            <text:p>38018400670101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68" calcext:value-type="float">
            <text:p>576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11" calcext:value-type="float">
            <text:p>38018400670101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69" calcext:value-type="float">
            <text:p>576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12" calcext:value-type="float">
            <text:p>38018400670101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70" calcext:value-type="float">
            <text:p>577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13" calcext:value-type="float">
            <text:p>38018400670101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71" calcext:value-type="float">
            <text:p>577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14" calcext:value-type="float">
            <text:p>38018400670101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72" calcext:value-type="float">
            <text:p>577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15" calcext:value-type="float">
            <text:p>38018400670101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73" calcext:value-type="float">
            <text:p>577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16" calcext:value-type="float">
            <text:p>38018400670101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74" calcext:value-type="float">
            <text:p>577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17" calcext:value-type="float">
            <text:p>38018400670101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75" calcext:value-type="float">
            <text:p>577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18" calcext:value-type="float">
            <text:p>38018400670101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76" calcext:value-type="float">
            <text:p>577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19" calcext:value-type="float">
            <text:p>38018400670101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77" calcext:value-type="float">
            <text:p>577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20" calcext:value-type="float">
            <text:p>38018400670102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78" calcext:value-type="float">
            <text:p>577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21" calcext:value-type="float">
            <text:p>38018400670102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79" calcext:value-type="float">
            <text:p>577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22" calcext:value-type="float">
            <text:p>38018400670102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80" calcext:value-type="float">
            <text:p>578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23" calcext:value-type="float">
            <text:p>38018400670102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81" calcext:value-type="float">
            <text:p>578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24" calcext:value-type="float">
            <text:p>38018400670102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82" calcext:value-type="float">
            <text:p>578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25" calcext:value-type="float">
            <text:p>38018400670102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83" calcext:value-type="float">
            <text:p>578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26" calcext:value-type="float">
            <text:p>38018400670102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84" calcext:value-type="float">
            <text:p>578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27" calcext:value-type="float">
            <text:p>38018400670102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85" calcext:value-type="float">
            <text:p>578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28" calcext:value-type="float">
            <text:p>38018400670102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86" calcext:value-type="float">
            <text:p>578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29" calcext:value-type="float">
            <text:p>38018400670102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87" calcext:value-type="float">
            <text:p>578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30" calcext:value-type="float">
            <text:p>38018400670103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88" calcext:value-type="float">
            <text:p>5788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31" calcext:value-type="float">
            <text:p>380184006701031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89" calcext:value-type="float">
            <text:p>5789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32" calcext:value-type="float">
            <text:p>380184006701032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90" calcext:value-type="float">
            <text:p>5790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33" calcext:value-type="float">
            <text:p>380184006701033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91" calcext:value-type="float">
            <text:p>5791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34" calcext:value-type="float">
            <text:p>380184006701034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92" calcext:value-type="float">
            <text:p>5792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35" calcext:value-type="float">
            <text:p>380184006701035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93" calcext:value-type="float">
            <text:p>5793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36" calcext:value-type="float">
            <text:p>380184006701036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94" calcext:value-type="float">
            <text:p>5794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37" calcext:value-type="float">
            <text:p>380184006701037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95" calcext:value-type="float">
            <text:p>5795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38" calcext:value-type="float">
            <text:p>380184006701038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96" calcext:value-type="float">
            <text:p>5796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39" calcext:value-type="float">
            <text:p>380184006701039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3" office:value-type="float" office:value="5797" calcext:value-type="float">
            <text:p>5797</text:p>
          </table:table-cell>
          <table:table-cell table:style-name="TL_20_Metadata" office:value-type="string" calcext:value-type="string">
            <text:p>Fr-4edl</text:p>
          </table:table-cell>
          <table:table-cell table:style-name="ce84" office:value-type="float" office:value="380184006701040" calcext:value-type="float">
            <text:p>380184006701040</text:p>
          </table:table-cell>
          <table:table-cell table:style-name="TL_20_Metadata"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0473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07.606775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0:57:36</meta:creation-date>
    <dc:creator>Helpdesk</dc:creator>
    <dc:date>2004-12-20T18:33:12</dc:date>
    <meta:generator>LibreOffice/4.2.8.2$Linux_X86_64 LibreOffice_project/420m0$Build-2</meta:generator>
    <meta:document-statistic meta:table-count="2" meta:cell-count="10985" meta:object-count="0"/>
  </office:meta>
</office:document-meta>
</file>